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OlahdataHexa/Module1.xml" manifest:media-type="text/xml"/>
  <manifest:file-entry manifest:full-path="Basic/OlahdataHexa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Dialogs/OlahdataHexa/dialog-lb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reCode.Module1.Main?language=Basic&amp;location=application" xlink:type="simple"/>
      <script:event-listener script:language="ooo:script" script:event-name="office:prepare-unload" xlink:href="vnd.sun.star.script:OlahdataHexa.Module1.kedatabase?language=Basic&amp;location=document" xlink:type="simple"/>
    </office:event-listeners>
  </office:scripts>
  <office:font-face-decls>
    <style:font-face style:name="Calibri" svg:font-family="Calibri"/>
    <style:font-face style:name="Segoe UI" svg:font-family="'Segoe UI'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09pt"/>
    </style:style>
    <style:style style:name="co2" style:family="table-column">
      <style:table-column-properties fo:break-before="auto" style:column-width="10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9.7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29.59pt"/>
    </style:style>
    <style:style style:name="co7" style:family="table-column">
      <style:table-column-properties fo:break-before="auto" style:column-width="54.11pt"/>
    </style:style>
    <style:style style:name="co8" style:family="table-column">
      <style:table-column-properties fo:break-before="auto" style:column-width="120.16pt"/>
    </style:style>
    <style:style style:name="co9" style:family="table-column">
      <style:table-column-properties fo:break-before="auto" style:column-width="21.71pt"/>
    </style:style>
    <style:style style:name="co10" style:family="table-column">
      <style:table-column-properties fo:break-before="auto" style:column-width="33.99pt"/>
    </style:style>
    <style:style style:name="co11" style:family="table-column">
      <style:table-column-properties fo:break-before="auto" style:column-width="51.79pt"/>
    </style:style>
    <style:style style:name="co12" style:family="table-column">
      <style:table-column-properties fo:break-before="auto" style:column-width="65.99pt"/>
    </style:style>
    <style:style style:name="co13" style:family="table-column">
      <style:table-column-properties fo:break-before="auto" style:column-width="83.14pt"/>
    </style:style>
    <style:style style:name="co14" style:family="table-column">
      <style:table-column-properties fo:break-before="auto" style:column-width="101.85pt"/>
    </style:style>
    <style:style style:name="co15" style:family="table-column">
      <style:table-column-properties fo:break-before="auto" style:column-width="58.96pt"/>
    </style:style>
    <style:style style:name="co16" style:family="table-column">
      <style:table-column-properties fo:break-before="auto" style:column-width="96.46pt"/>
    </style:style>
    <style:style style:name="co17" style:family="table-column">
      <style:table-column-properties fo:break-before="auto" style:column-width="105.65pt"/>
    </style:style>
    <style:style style:name="co18" style:family="table-column">
      <style:table-column-properties fo:break-before="auto" style:column-width="107.89pt"/>
    </style:style>
    <style:style style:name="co19" style:family="table-column">
      <style:table-column-properties fo:break-before="auto" style:column-width="98.76pt"/>
    </style:style>
    <style:style style:name="co20" style:family="table-column">
      <style:table-column-properties fo:break-before="auto" style:column-width="143.89pt"/>
    </style:style>
    <style:style style:name="co21" style:family="table-column">
      <style:table-column-properties fo:break-before="auto" style:column-width="138.56pt"/>
    </style:style>
    <style:style style:name="co22" style:family="table-column">
      <style:table-column-properties fo:break-before="auto" style:column-width="140.09pt"/>
    </style:style>
    <style:style style:name="co23" style:family="table-column">
      <style:table-column-properties fo:break-before="auto" style:column-width="157.69pt"/>
    </style:style>
    <style:style style:name="co24" style:family="table-column">
      <style:table-column-properties fo:break-before="auto" style:column-width="23.24pt"/>
    </style:style>
    <style:style style:name="co25" style:family="table-column">
      <style:table-column-properties fo:break-before="auto" style:column-width="61.51pt"/>
    </style:style>
    <style:style style:name="co26" style:family="table-column">
      <style:table-column-properties fo:break-before="auto" style:column-width="23.7pt"/>
    </style:style>
    <style:style style:name="co27" style:family="table-column">
      <style:table-column-properties fo:break-before="auto" style:column-width="60.46pt"/>
    </style:style>
    <style:style style:name="co28" style:family="table-column">
      <style:table-column-properties fo:break-before="auto" style:column-width="22.2pt"/>
    </style:style>
    <style:style style:name="co29" style:family="table-column">
      <style:table-column-properties fo:break-before="auto" style:column-width="55.11pt"/>
    </style:style>
    <style:style style:name="co30" style:family="table-column">
      <style:table-column-properties fo:break-before="auto" style:column-width="54.34pt"/>
    </style:style>
    <style:style style:name="co31" style:family="table-column">
      <style:table-column-properties fo:break-before="auto" style:column-width="25.99pt"/>
    </style:style>
    <style:style style:name="co32" style:family="table-column">
      <style:table-column-properties fo:break-before="auto" style:column-width="56.21pt"/>
    </style:style>
    <style:style style:name="co33" style:family="table-column">
      <style:table-column-properties fo:break-before="auto" style:column-width="19.11pt"/>
    </style:style>
    <style:style style:name="co34" style:family="table-column">
      <style:table-column-properties fo:break-before="auto" style:column-width="89.46pt"/>
    </style:style>
    <style:style style:name="co35" style:family="table-column">
      <style:table-column-properties fo:break-before="auto" style:column-width="178.89pt"/>
    </style:style>
    <style:style style:name="co36" style:family="table-column">
      <style:table-column-properties fo:break-before="auto" style:column-width="68.29pt"/>
    </style:style>
    <style:style style:name="co37" style:family="table-column">
      <style:table-column-properties fo:break-before="auto" style:column-width="24.24pt"/>
    </style:style>
    <style:style style:name="co38" style:family="table-column">
      <style:table-column-properties fo:break-before="auto" style:column-width="57.49pt"/>
    </style:style>
    <style:style style:name="co39" style:family="table-column">
      <style:table-column-properties fo:break-before="auto" style:column-width="156.16pt"/>
    </style:style>
    <style:style style:name="co40" style:family="table-column">
      <style:table-column-properties fo:break-before="auto" style:column-width="270.6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6.55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7.01pt" fo:break-before="auto" style:use-optimal-row-height="true"/>
    </style:style>
    <style:style style:name="ro8" style:family="table-row">
      <style:table-row-properties style:row-height="37.84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2.76pt" fo:break-before="auto" style:use-optimal-row-height="true"/>
    </style:style>
    <style:style style:name="ro11" style:family="table-row">
      <style:table-row-properties style:row-height="7.51pt" fo:break-before="auto" style:use-optimal-row-height="false"/>
    </style:style>
    <style:style style:name="ro1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olah_20_data">
      <style:table-properties table:display="true" style:writing-mode="lr-tb"/>
    </style:style>
    <style:style style:name="ta3" style:family="table" style:master-page-name="PageStyle_5f_jawaban_20_peserta">
      <style:table-properties table:display="true" style:writing-mode="lr-tb"/>
    </style:style>
    <style:style style:name="ta4" style:family="table" style:master-page-name="Default">
      <style:table-properties table:display="false" style:writing-mode="lr-tb"/>
    </style:style>
    <style:style style:name="ta5" style:family="table" style:master-page-name="PageStyle_5f_grafik">
      <style:table-properties table:display="fals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C80" number:language="en" number:country="US">
      <number:day/>
      <number:text>. </number:text>
      <number:month number:textual="true"/>
      <number:text>. </number:text>
      <number:year number:style="long"/>
    </number:date-style>
    <style:style style:name="ce3" style:family="table-cell" style:parent-style-name="Default">
      <style:table-cell-properties fo:background-color="#33414e" style:text-align-source="fix" style:repeat-content="false" fo:wrap-option="wrap" fo:border="0.06pt solid #000000" style:vertical-align="middle"/>
      <style:paragraph-properties fo:text-align="center" fo:margin-left="0pt"/>
      <style:text-properties fo:color="#fffbcc" style:font-name="Arial" fo:font-size="12pt" style:font-size-asian="12pt" style:font-size-complex="12pt"/>
    </style:style>
    <style:style style:name="ce5" style:family="table-cell" style:parent-style-name="Default">
      <style:table-cell-properties fo:background-color="#ffffff" style:cell-protect="formula-hidden" style:print-content="true" style:text-align-source="fix" style:repeat-content="false" fo:wrap-option="wrap" fo:border="0.06pt solid #000000" style:vertical-align="middle"/>
      <style:paragraph-properties fo:text-align="start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7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 style:data-style-name="N80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73" style:family="table-cell" style:parent-style-name="Default" style:data-style-name="N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e24728"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33414e"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cell-protect="protected formula-hidden" style:print-content="true" style:vertical-align="middle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e24728"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ackground-color="#3314e0" style:text-align-source="fix" style:repeat-content="false" fo:wrap-option="wrap" fo:border="2.01pt solid #000000" style:vertical-align="middle"/>
      <style:paragraph-properties fo:text-align="center" fo:margin-left="0pt"/>
      <style:text-properties fo:color="#fffbcc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80">
      <style:table-cell-properties style:text-align-source="fix" style:repeat-content="false"/>
      <style:paragraph-properties fo:text-align="center" fo:margin-left="0pt"/>
    </style:style>
    <style:style style:name="ce60" style:family="table-cell" style:parent-style-name="Default" style:data-style-name="N80">
      <style:table-cell-properties fo:background-color="#3314e0" style:text-align-source="fix" style:repeat-content="false" fo:wrap-option="wrap" fo:border="2.01pt solid #000000" style:vertical-align="middle"/>
      <style:paragraph-properties fo:text-align="center" fo:margin-left="0pt"/>
      <style:text-properties fo:color="#fffbcc"/>
    </style:style>
    <style:style style:name="ce39" style:family="table-cell" style:parent-style-name="Default" style:data-style-name="N80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3" style:family="table-cell" style:parent-style-name="Default">
      <style:table-cell-properties fo:border="0.06pt solid #000000"/>
    </style:style>
    <style:style style:name="ce74" style:family="table-cell" style:parent-style-name="Default" style:data-style-name="N80"/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e24728" style:text-align-source="fix" style:repeat-content="false" fo:wrap-option="wrap" fo:border="0.06pt solid #000000" style:vertical-align="middle"/>
      <style:paragraph-properties fo:text-align="center" fo:margin-left="0pt"/>
      <style:text-properties style:font-name="Calibri1" fo:font-size="11pt" style:font-size-asian="11pt" style:font-size-complex="11pt"/>
    </style:style>
    <style:style style:name="ce80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start" fo:margin-left="0pt"/>
      <style:text-properties style:font-name="Calibri1" fo:font-size="11pt" style:font-size-asian="11pt" style:font-size-complex="11pt"/>
    </style:style>
    <style:style style:name="ce81" style:family="table-cell" style:parent-style-name="Default">
      <style:table-cell-properties fo:wrap-option="wrap" style:vertical-align="middle"/>
      <style:text-properties style:font-name="Calibri1" fo:font-size="11pt" style:font-size-asian="11pt" style:font-size-complex="11pt"/>
    </style:style>
    <style:style style:name="ce82" style:family="table-cell" style:parent-style-name="Default">
      <style:table-cell-properties fo:background-color="#e24728" style:text-align-source="fix" style:repeat-content="false" fo:wrap-option="wrap" style:vertical-align="middle"/>
      <style:paragraph-properties fo:text-align="center"/>
      <style:text-properties fo:color="#000000" style:font-name="Calibri1" fo:font-size="11pt" style:font-size-asian="11pt" style:font-size-complex="11pt"/>
    </style:style>
    <style:style style:name="ce83" style:family="table-cell" style:parent-style-name="Default">
      <style:table-cell-properties fo:background-color="#9c4a94" style:text-align-source="fix" style:repeat-content="false" fo:wrap-option="wrap" fo:border="0.06pt solid #ffffff" style:vertical-align="middle"/>
      <style:paragraph-properties fo:text-align="center"/>
      <style:text-properties fo:color="#ffffff" style:font-name="Calibri1" fo:font-size="11pt" style:font-name-asian="Segoe UI" style:font-size-asian="11pt" style:font-name-complex="Segoe UI" style:font-size-complex="11pt"/>
    </style:style>
    <style:style style:name="ce86" style:family="table-cell" style:parent-style-name="Default">
      <style:table-cell-properties fo:background-color="#9c4a94" fo:wrap-option="wrap" fo:border="0.06pt solid #ffffff" style:vertical-align="middle"/>
      <style:text-properties fo:color="#ffffff" style:font-name="Calibri1" fo:font-size="11pt" style:font-size-asian="11pt" style:font-size-complex="11pt"/>
    </style:style>
    <style:style style:name="ce85" style:family="table-cell" style:parent-style-name="Default">
      <style:table-cell-properties fo:background-color="#1c94ac" style:text-align-source="fix" style:repeat-content="false" fo:wrap-option="wrap" fo:border="0.06pt solid #ffffff" style:vertical-align="middle"/>
      <style:paragraph-properties fo:text-align="center"/>
      <style:text-properties fo:color="#000000" style:font-name="Calibri1" fo:font-size="11pt" style:font-size-asian="11pt" style:font-size-complex="11pt"/>
    </style:style>
    <style:style style:name="ce89" style:family="table-cell" style:parent-style-name="Default">
      <style:table-cell-properties fo:background-color="#1c94ac" fo:wrap-option="wrap" fo:border="0.06pt solid #ffffff" style:vertical-align="middle"/>
      <style:text-properties fo:color="#000000" style:font-name="Calibri1" fo:font-size="11pt" style:font-size-asian="11pt" style:font-size-complex="11pt"/>
    </style:style>
    <style:style style:name="ce88" style:family="table-cell" style:parent-style-name="Default">
      <style:table-cell-properties fo:background-color="#acd728" style:text-align-source="fix" style:repeat-content="false" fo:wrap-option="wrap" fo:border="0.06pt solid #ffffff" style:vertical-align="middle"/>
      <style:paragraph-properties fo:text-align="center"/>
      <style:text-properties fo:color="#000000" style:font-name="Calibri1" fo:font-size="11pt" style:font-size-asian="11pt" style:font-size-complex="11pt"/>
    </style:style>
    <style:style style:name="ce92" style:family="table-cell" style:parent-style-name="Default">
      <style:table-cell-properties fo:background-color="#acd728" fo:wrap-option="wrap" fo:border="0.06pt solid #ffffff" style:vertical-align="middle"/>
      <style:text-properties fo:color="#000000" style:font-name="Calibri1" fo:font-size="11pt" style:font-size-asian="11pt" style:font-size-complex="11pt"/>
    </style:style>
    <style:style style:name="ce91" style:family="table-cell" style:parent-style-name="Default">
      <style:table-cell-properties fo:background-color="#e1b50e" style:text-align-source="fix" style:repeat-content="false" fo:wrap-option="wrap" fo:border="0.06pt solid #ffffff" style:vertical-align="middle"/>
      <style:paragraph-properties fo:text-align="center"/>
      <style:text-properties fo:color="#000000" style:font-name="Calibri1" fo:font-size="11pt" style:font-size-asian="11pt" style:font-size-complex="11pt"/>
    </style:style>
    <style:style style:name="ce95" style:family="table-cell" style:parent-style-name="Default">
      <style:table-cell-properties fo:background-color="#e1b50e" fo:wrap-option="wrap" fo:border="0.06pt solid #ffffff" style:vertical-align="middle"/>
      <style:text-properties fo:color="#000000" style:font-name="Calibri1" fo:font-size="11pt" style:font-size-asian="11pt" style:font-size-complex="11pt"/>
    </style:style>
    <style:style style:name="ce93" style:family="table-cell" style:parent-style-name="Default">
      <style:table-cell-properties fo:background-color="#d8450f" style:text-align-source="fix" style:repeat-content="false" fo:wrap-option="wrap" fo:border="0.06pt solid #ffffff" style:vertical-align="middle"/>
      <style:paragraph-properties fo:text-align="center"/>
      <style:text-properties fo:color="#000000" style:font-name="Calibri1" fo:font-size="11pt" style:font-size-asian="11pt" style:font-size-complex="11pt"/>
    </style:style>
    <style:style style:name="ce101" style:family="table-cell" style:parent-style-name="Default">
      <style:table-cell-properties fo:background-color="#d8450f" fo:wrap-option="wrap" fo:border="0.06pt solid #ffffff" style:vertical-align="middle"/>
      <style:text-properties fo:color="#000000" style:font-name="Calibri1" fo:font-size="11pt" style:font-size-asian="11pt" style:font-size-complex="11pt"/>
    </style:style>
    <style:style style:name="ce96" style:family="table-cell" style:parent-style-name="Default">
      <style:table-cell-properties fo:background-color="#000033" style:text-align-source="fix" style:repeat-content="false" fo:wrap-option="wrap" fo:border="0.06pt solid #ffffff" style:vertical-align="middle"/>
      <style:paragraph-properties fo:text-align="center"/>
      <style:text-properties fo:color="#ffffff" style:font-name="Calibri1" fo:font-size="11pt" style:font-size-asian="11pt" style:font-size-complex="11pt"/>
    </style:style>
    <style:style style:name="ce110" style:family="table-cell" style:parent-style-name="Default">
      <style:table-cell-properties fo:background-color="#000033" fo:wrap-option="wrap" fo:border="0.06pt solid #ffffff" style:vertical-align="middle"/>
      <style:text-properties fo:color="#ffffff" style:font-name="Calibri1" fo:font-size="11pt" style:font-size-asian="11pt" style:font-size-complex="11pt"/>
    </style:style>
    <style:style style:name="ce98" style:family="table-cell" style:parent-style-name="Default">
      <style:table-cell-properties fo:background-color="#d34000" fo:wrap-option="wrap" fo:border="0.06pt solid #ffffff" style:vertical-align="middle"/>
      <style:text-properties fo:color="#ffffff" style:font-name="Calibri1" fo:font-size="11pt" style:font-size-asian="11pt" style:font-size-complex="11pt"/>
    </style:style>
    <style:style style:name="ce99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start" fo:margin-left="0pt"/>
      <style:text-properties style:font-name="Calibri1" fo:font-size="11pt" style:font-size-asian="11pt" style:font-size-complex="11pt"/>
    </style:style>
    <style:style style:name="ce100" style:family="table-cell" style:parent-style-name="Default" style:data-style-name="N80">
      <style:table-cell-properties fo:background-color="#f2f2f2" style:text-align-source="fix" style:repeat-content="false" fo:wrap-option="wrap" fo:border="0.06pt solid #000000" style:vertical-align="middle"/>
      <style:paragraph-properties fo:text-align="start" fo:margin-left="0pt"/>
      <style:text-properties style:font-name="Calibri1" fo:font-size="11pt" style:font-size-asian="11pt" style:font-size-complex="11pt"/>
    </style:style>
    <style:style style:name="ce102" style:family="table-cell" style:parent-style-name="Default">
      <style:table-cell-properties fo:background-color="#e24728" fo:wrap-option="wrap" style:vertical-align="middle"/>
      <style:text-properties style:font-name="Calibri1"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alibri1" fo:font-size="11pt" style:font-size-asian="11pt" style:font-size-complex="11pt"/>
    </style:style>
    <style:style style:name="ce104" style:family="table-cell" style:parent-style-name="Default">
      <style:table-cell-properties fo:background-color="#e24728" style:text-align-source="fix" style:repeat-content="false" fo:wrap-option="wrap" style:vertical-align="middle"/>
      <style:paragraph-properties fo:text-align="center" fo:margin-left="0pt"/>
      <style:text-properties style:font-name="Calibri1" fo:font-size="11pt" style:font-size-asian="11pt" style:font-size-complex="11pt"/>
    </style:style>
    <style:style style:name="ce105" style:family="table-cell" style:parent-style-name="Default">
      <style:table-cell-properties fo:background-color="#9c4a94" style:text-align-source="fix" style:repeat-content="false" fo:wrap-option="wrap" fo:border="0.06pt solid #ffffff" style:vertical-align="middle"/>
      <style:paragraph-properties fo:text-align="center" fo:margin-left="0pt"/>
      <style:text-properties fo:color="#ffffff" style:font-name="Calibri1" fo:font-size="11pt" style:font-size-asian="11pt" style:font-size-complex="11pt"/>
    </style:style>
    <style:style style:name="ce106" style:family="table-cell" style:parent-style-name="Default">
      <style:table-cell-properties fo:background-color="#1c94ac" style:text-align-source="fix" style:repeat-content="false" fo:wrap-option="wrap" fo:border="0.06pt solid #ffffff" style:vertical-align="middle"/>
      <style:paragraph-properties fo:text-align="center" fo:margin-left="0pt"/>
      <style:text-properties fo:color="#000000" style:font-name="Calibri1" fo:font-size="11pt" style:font-size-asian="11pt" style:font-size-complex="11pt"/>
    </style:style>
    <style:style style:name="ce108" style:family="table-cell" style:parent-style-name="Default">
      <style:table-cell-properties fo:background-color="#acd728" style:text-align-source="fix" style:repeat-content="false" fo:wrap-option="wrap" fo:border="0.06pt solid #ffffff" style:vertical-align="middle"/>
      <style:paragraph-properties fo:text-align="center" fo:margin-left="0pt"/>
      <style:text-properties fo:color="#000000" style:font-name="Calibri1" fo:font-size="11pt" style:font-size-asian="11pt" style:font-size-complex="11pt"/>
    </style:style>
    <style:style style:name="ce109" style:family="table-cell" style:parent-style-name="Default">
      <style:table-cell-properties fo:background-color="#e1b50e" style:text-align-source="fix" style:repeat-content="false" fo:wrap-option="wrap" fo:border="0.06pt solid #ffffff" style:vertical-align="middle"/>
      <style:paragraph-properties fo:text-align="center" fo:margin-left="0pt"/>
      <style:text-properties fo:color="#000000" style:font-name="Calibri1" fo:font-size="11pt" style:font-size-asian="11pt" style:font-size-complex="11pt"/>
    </style:style>
    <style:style style:name="ce111" style:family="table-cell" style:parent-style-name="Default">
      <style:table-cell-properties fo:background-color="#d8450f" style:text-align-source="fix" style:repeat-content="false" fo:wrap-option="wrap" fo:border="0.06pt solid #ffffff" style:vertical-align="middle"/>
      <style:paragraph-properties fo:text-align="center" fo:margin-left="0pt"/>
      <style:text-properties fo:color="#000000" style:font-name="Calibri1" fo:font-size="11pt" style:font-size-asian="11pt" style:font-size-complex="11pt"/>
    </style:style>
    <style:style style:name="ce112" style:family="table-cell" style:parent-style-name="Default">
      <style:table-cell-properties fo:background-color="#000033" style:text-align-source="fix" style:repeat-content="false" fo:wrap-option="wrap" fo:border="0.06pt solid #ffffff" style:vertical-align="middle"/>
      <style:paragraph-properties fo:text-align="center" fo:margin-left="0pt"/>
      <style:text-properties fo:color="#ffffff" style:font-name="Calibri1" fo:font-size="11pt" style:font-size-asian="11pt" style:font-size-complex="11pt"/>
    </style:style>
    <style:style style:name="ce113" style:family="table-cell" style:parent-style-name="Default">
      <style:table-cell-properties fo:background-color="#d34000" style:text-align-source="fix" style:repeat-content="false" fo:wrap-option="wrap" fo:border="0.06pt solid #ffffff" style:vertical-align="middle"/>
      <style:paragraph-properties fo:text-align="center" fo:margin-left="0pt"/>
      <style:text-properties fo:color="#ffffff" style:font-name="Calibri1" fo:font-size="11pt" style:font-size-asian="11pt" style:font-size-complex="11pt"/>
    </style:style>
    <style:style style:name="ce114" style:family="table-cell" style:parent-style-name="Default">
      <style:text-properties style:font-name="Calibri1" fo:font-size="11pt" style:font-size-asian="11pt" style:font-size-complex="11pt"/>
    </style:style>
    <style:style style:name="gr1" style:family="graphic">
      <style:graphic-properties fo:background-color="#f2f2f2"/>
    </style:style>
    <style:style style:name="gr2" style:family="graphic">
      <style:graphic-properties draw:textarea-vertical-align="middle" fo:background-color="#33414e" fo:border="solid"/>
    </style:style>
    <style:style style:name="gr3" style:family="graphic" style:data-style-name="C80"/>
    <style:style style:name="gr4" style:family="graphic">
      <style:graphic-properties draw:textarea-vertical-align="middle"/>
    </style:style>
    <style:style style:name="gr5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6" style:family="graphic">
      <style:graphic-properties fo:background-color="#e24728"/>
    </style:style>
    <style:style style:name="gr7" style:family="graphic">
      <style:graphic-properties draw:stroke="solid" svg:stroke-color="#000000" draw:fill="solid" draw:fill-color="#00aaad" draw:textarea-horizontal-align="center" draw:textarea-vertical-align="middle" draw:shadow-offset-x="8.65pt" draw:shadow-offset-y="8.65pt" draw:ole-draw-aspect="1"/>
    </style:style>
    <style:style style:name="P1" style:family="paragraph">
      <style:paragraph-properties fo:text-align="center"/>
      <style:text-properties fo:font-family="Arial" style:font-style-name="Regular" style:font-family-generic="swiss" fo:font-size="12pt"/>
    </style:style>
    <style:style style:name="P2" style:family="paragraph">
      <style:paragraph-properties fo:text-align="start"/>
      <style:text-properties fo:color="#ffffff" fo:font-family="'Noto Sans Javanese'" style:font-style-name="Regular" style:font-family-generic="swiss" fo:font-size="12pt"/>
    </style:style>
    <style:style style:name="P3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color="#000000" fo:font-family="Arial" style:font-style-name="Regular" style:font-family-generic="swiss" fo:font-size="1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aaad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sisi Pekerjaa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71.83pt" svg:height="44.22pt" svg:x="184.39pt" svg:y="20.52pt" draw:control="control1"/>
        </table:shapes>
        <table:table-column table:style-name="co1" table:default-cell-style-name="ce15"/>
        <table:table-column table:style-name="co2" table:default-cell-style-name="ce21"/>
        <table:table-column table:style-name="co3" table:visibility="collapse" table:number-columns-repeated="1022" table:default-cell-style-name="ce21"/>
        <table:table-row table:style-name="ro1">
          <table:table-cell table:style-name="ce3" office:value-type="string" calcext:value-type="string">
            <text:p>POSISI PEKERJAAN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SALES/MARKETING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MANAGER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HR MANAGER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SUPERVISOR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TELER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CUSTOMER SERVICES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OFFICE BOY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DIREKTUR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PRESIDEN DIREKTUR</text:p>
          </table:table-cell>
          <table:table-cell table:style-name="ce20"/>
          <table:table-cell table:number-columns-repeated="1022"/>
        </table:table-row>
        <table:table-row table:style-name="ro2" table:number-rows-repeated="90">
          <table:table-cell table:style-name="ce5"/>
          <table:table-cell table:style-name="ce20"/>
          <table:table-cell table:number-columns-repeated="1022"/>
        </table:table-row>
        <table:table-row table:style-name="ro1">
          <table:table-cell table:style-name="ce5"/>
          <table:table-cell table:style-name="ce20"/>
          <table:table-cell table:number-columns-repeated="456"/>
          <table:table-cell office:value-type="float" office:value="43313" calcext:value-type="float">
            <text:p>43313</text:p>
          </table:table-cell>
          <table:table-cell table:number-columns-repeated="565"/>
        </table:table-row>
        <table:table-row table:style-name="ro2" table:number-rows-repeated="4">
          <table:table-cell table:style-name="ce5"/>
          <table:table-cell table:style-name="ce20"/>
          <table:table-cell table:number-columns-repeated="1022"/>
        </table:table-row>
        <table:table-row table:style-name="ro1">
          <table:table-cell table:style-name="ce5"/>
          <table:table-cell table:style-name="ce20"/>
          <table:table-cell table:number-columns-repeated="456"/>
          <table:table-cell office:value-type="float" office:value="43303" calcext:value-type="float">
            <text:p>43303</text:p>
          </table:table-cell>
          <table:table-cell table:number-columns-repeated="565"/>
        </table:table-row>
        <table:table-row table:style-name="ro2" table:number-rows-repeated="62">
          <table:table-cell table:style-name="ce5"/>
          <table:table-cell table:style-name="ce20"/>
          <table:table-cell table:number-columns-repeated="1022"/>
        </table:table-row>
        <table:table-row table:style-name="ro2" table:visibility="collapse" table:number-rows-repeated="1048407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olah data" table:style-name="ta2">
        <office:forms form:automatic-focus="false" form:apply-design-mode="false"/>
        <table:table-column table:style-name="co4" table:default-cell-style-name="ce6"/>
        <table:table-column table:style-name="co5" table:default-cell-style-name="ce4"/>
        <table:table-column table:style-name="co6" table:number-columns-repeated="4" table:default-cell-style-name="ce2"/>
        <table:table-column table:style-name="co7" table:visibility="collapse" table:default-cell-style-name="ce4"/>
        <table:table-column table:style-name="co6" table:visibility="collapse" table:number-columns-repeated="4" table:default-cell-style-name="ce4"/>
        <table:table-column table:style-name="co8" table:visibility="collapse" table:default-cell-style-name="ce2"/>
        <table:table-column table:style-name="co3" table:default-cell-style-name="ce2"/>
        <table:table-column table:style-name="co9" table:number-columns-repeated="4" table:default-cell-style-name="ce2"/>
        <table:table-column table:style-name="co10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13" table:visibility="collapse" table:default-cell-style-name="ce4"/>
        <table:table-column table:style-name="co14" table:default-cell-style-name="ce4"/>
        <table:table-column table:style-name="co15" table:default-cell-style-name="ce4"/>
        <table:table-column table:style-name="co7" table:number-columns-repeated="5" table:default-cell-style-name="ce4"/>
        <table:table-column table:style-name="co3" table:default-cell-style-name="ce4"/>
        <table:table-column table:style-name="co16" table:default-cell-style-name="ce73"/>
        <table:table-column table:style-name="co3" table:number-columns-repeated="2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73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7" table:number-columns-repeated="984" table:default-cell-style-name="ce4"/>
        <table:table-row table:style-name="ro3">
          <table:table-cell/>
          <table:table-cell table:style-name="ce51"/>
          <table:table-cell table:style-name="ce27" office:value-type="string" calcext:value-type="string" table:number-columns-spanned="4" table:number-rows-spanned="1">
            <text:p>Kunci Jawaban</text:p>
          </table:table-cell>
          <table:covered-table-cell table:number-columns-repeated="3" table:style-name="ce27"/>
          <table:table-cell table:style-name="ce51"/>
          <table:table-cell table:style-name="ce30" office:value-type="string" calcext:value-type="string" table:number-columns-spanned="4" table:number-rows-spanned="1">
            <text:p>Jawaban</text:p>
          </table:table-cell>
          <table:covered-table-cell table:number-columns-repeated="3" table:style-name="ce30"/>
          <table:table-cell table:style-name="ce8"/>
          <table:table-cell/>
          <table:table-cell table:style-name="ce27" office:value-type="string" calcext:value-type="string" table:number-columns-spanned="5" table:number-rows-spanned="1">
            <text:p>Jawaban Peserta</text:p>
          </table:table-cell>
          <table:covered-table-cell table:number-columns-repeated="4" table:style-name="ce27"/>
          <table:table-cell/>
          <table:table-cell table:style-name="ce2" table:number-columns-repeated="6"/>
          <table:table-cell table:number-columns-repeated="2"/>
          <table:table-cell table:style-name="ce11"/>
          <table:table-cell/>
          <table:table-cell table:style-name="ce35" office:value-type="string" calcext:value-type="string">
            <text:p>ID DATA</text:p>
          </table:table-cell>
          <table:table-cell table:style-name="ce40" office:value-type="string" calcext:value-type="string">
            <text:p>TANGGAL TES</text:p>
          </table:table-cell>
          <table:table-cell table:style-name="ce35" office:value-type="string" calcext:value-type="string">
            <text:p>KOTA</text:p>
          </table:table-cell>
          <table:table-cell table:style-name="ce35" office:value-type="string" calcext:value-type="string">
            <text:p>NO TES</text:p>
          </table:table-cell>
          <table:table-cell table:style-name="ce35" office:value-type="string" calcext:value-type="string">
            <text:p>NAMA KANDIDAT</text:p>
          </table:table-cell>
          <table:table-cell table:style-name="ce35" office:value-type="string" calcext:value-type="string">
            <text:p>JENIS KELAMIN</text:p>
          </table:table-cell>
          <table:table-cell table:style-name="ce40" office:value-type="string" calcext:value-type="string">
            <text:p>TANGGAL LAHIR</text:p>
          </table:table-cell>
          <table:table-cell table:style-name="ce35" office:value-type="string" calcext:value-type="string">
            <text:p>PENDIDIKAN TERAKHIR</text:p>
          </table:table-cell>
          <table:table-cell table:style-name="ce35" office:value-type="string" calcext:value-type="string">
            <text:p>PERUSAHAAN/INSTITUSI</text:p>
          </table:table-cell>
          <table:table-cell table:style-name="ce35" office:value-type="string" calcext:value-type="string">
            <text:p>POSISI YANG DITUJU</text:p>
          </table:table-cell>
          <table:table-cell table:style-name="ce35" office:value-type="string" calcext:value-type="string">
            <text:p>CATATAN/KETERANGAN LAI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00" calcext:value-type="float">
            <text:p>100</text:p>
          </table:table-cell>
          <table:table-cell office:value-type="string" calcext:value-type="string">
            <text:p>TIPE SOAL</text:p>
          </table:table-cell>
          <table:table-cell table:number-columns-repeated="883"/>
        </table:table-row>
        <table:table-row table:style-name="ro4">
          <table:table-cell office:value-type="string" calcext:value-type="string">
            <text:p>Honesty - Humility</text:p>
          </table:table-cell>
          <table:table-cell table:style-name="ce51"/>
          <table:table-cell table:style-name="ce8" table:number-columns-repeated="4"/>
          <table:table-cell table:style-name="ce51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 Sempurna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</text:p>
          </table:table-cell>
          <table:table-cell/>
          <table:table-cell table:style-name="ce8" office:value-type="string" calcext:value-type="string">
            <text:p>No Soal</text:p>
          </table:table-cell>
          <table:table-cell table:style-name="ce10" office:value-type="string" calcext:value-type="string">
            <text:p>Kode Reversed</text:p>
          </table:table-cell>
          <table:table-cell table:style-name="ce8" office:value-type="string" calcext:value-type="string">
            <text:p>Kunci Jawaban</text:p>
          </table:table-cell>
          <table:table-cell table:style-name="ce8" office:value-type="string" calcext:value-type="string">
            <text:p>Jawaban peserta</text:p>
          </table:table-cell>
          <table:table-cell table:style-name="ce8" office:value-type="string" calcext:value-type="string">
            <text:p>hasil akhir</text:p>
          </table:table-cell>
          <table:table-cell table:number-columns-repeated="2"/>
          <table:table-cell table:style-name="ce27" office:value-type="string" calcext:value-type="string" table:number-columns-spanned="2" table:number-rows-spanned="1">
            <text:p>Logika jawaban</text:p>
          </table:table-cell>
          <table:covered-table-cell table:style-name="ce27"/>
          <table:table-cell table:style-name="ce6"/>
          <table:table-cell table:style-name="ce72" office:value-type="float" office:value="1" calcext:value-type="float">
            <text:p>1</text:p>
          </table:table-cell>
          <table:table-cell office:value-type="date" office:date-value="2018-12-23" calcext:value-type="date">
            <text:p>23. Dec. 2018</text:p>
          </table:table-cell>
          <table:table-cell/>
          <table:table-cell table:style-name="ce72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84"/>
        </table:table-row>
        <table:table-row table:style-name="ro5">
          <table:table-cell/>
          <table:table-cell table:style-name="ce51" office:value-type="string" calcext:value-type="string">
            <text:p>Sincerity </text:p>
          </table:table-cell>
          <table:table-cell table:style-name="ce8" office:value-type="string" calcext:value-type="string">
            <text:p>6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54R</text:p>
          </table:table-cell>
          <table:table-cell table:style-name="ce8" office:value-type="float" office:value="78" calcext:value-type="float">
            <text:p>78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3:.K3])/4" office:value-type="float" office:value="3.25" calcext:value-type="float">
            <text:p>3.25</text:p>
          </table:table-cell>
          <table:table-cell/>
          <table:table-cell table:style-name="ce8" table:formula="of:=[.X8]" office:value-type="float" office:value="2" calcext:value-type="float">
            <text:p>2</text:p>
          </table:table-cell>
          <table:table-cell table:style-name="ce8" table:formula="of:=[.X32]" office:value-type="float" office:value="4" calcext:value-type="float">
            <text:p>4</text:p>
          </table:table-cell>
          <table:table-cell table:style-name="ce8" table:formula="of:=[.X56]" office:value-type="float" office:value="3" calcext:value-type="float">
            <text:p>3</text:p>
          </table:table-cell>
          <table:table-cell table:style-name="ce8" table:formula="of:=[.X80]" office:value-type="float" office:value="3" calcext:value-type="float">
            <text:p>3</text:p>
          </table:table-cell>
          <table:table-cell table:style-name="ce51" table:formula="of:=SUM([.N3:.Q3])/4" office:value-type="float" office:value="3" calcext:value-type="float">
            <text:p>3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2]" office:value-type="float" office:value="3" calcext:value-type="float">
            <text:p>3</text:p>
          </table:table-cell>
          <table:table-cell table:style-name="ce51" table:formula="of:=IFERROR(IF([.U3]=&quot;R&quot;;VLOOKUP([.W3];[.$AA$3:.$AB$7];2;0);[.W3]);&quot;&quot;)" office:value-type="float" office:value="3" calcext:value-type="float">
            <text:p>3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/>
          <table:table-cell table:formula="of:=COUNTA([$Database.A$1:$Database.A$1048576])" office:value-type="float" office:value="3" calcext:value-type="float">
            <text:p>3</text:p>
          </table:table-cell>
          <table:table-cell office:value-type="date" office:date-value="2018-12-23" calcext:value-type="date">
            <text:p>23. Dec. 2018</text:p>
          </table:table-cell>
          <table:table-cell/>
          <table:table-cell table:style-name="ce72"/>
          <table:table-cell table:number-columns-repeated="991"/>
        </table:table-row>
        <table:table-row table:style-name="ro5">
          <table:table-cell/>
          <table:table-cell table:style-name="ce51" office:value-type="string" calcext:value-type="string">
            <text:p>Fairnes</text:p>
          </table:table-cell>
          <table:table-cell table:style-name="ce8" office:value-type="string" calcext:value-type="string">
            <text:p>12R</text:p>
          </table:table-cell>
          <table:table-cell table:style-name="ce8" office:value-type="string" calcext:value-type="string">
            <text:p>36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84R</text:p>
          </table:table-cell>
          <table:table-cell table:style-name="ce51"/>
          <table:table-cell table:number-columns-repeated="4" table:style-name="ce51" office:value-type="float" office:value="5" calcext:value-type="float">
            <text:p>5</text:p>
          </table:table-cell>
          <table:table-cell table:style-name="ce8" table:formula="of:=SUM([.H4:.K4])/4" office:value-type="float" office:value="5" calcext:value-type="float">
            <text:p>5</text:p>
          </table:table-cell>
          <table:table-cell/>
          <table:table-cell table:style-name="ce8" table:formula="of:=[.X14]" office:value-type="float" office:value="4" calcext:value-type="float">
            <text:p>4</text:p>
          </table:table-cell>
          <table:table-cell table:style-name="ce8" table:formula="of:=[.X38]" office:value-type="float" office:value="4" calcext:value-type="float">
            <text:p>4</text:p>
          </table:table-cell>
          <table:table-cell table:style-name="ce8" table:formula="of:=[.X62]" office:value-type="float" office:value="4" calcext:value-type="float">
            <text:p>4</text:p>
          </table:table-cell>
          <table:table-cell table:style-name="ce8" table:formula="of:=[.X86]" office:value-type="float" office:value="4" calcext:value-type="float">
            <text:p>4</text:p>
          </table:table-cell>
          <table:table-cell table:style-name="ce51" table:formula="of:=SUM([.N4:.Q4])/4" office:value-type="float" office:value="4" calcext:value-type="float">
            <text:p>4</text:p>
          </table:table-cell>
          <table:table-cell/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3]" office:value-type="float" office:value="4" calcext:value-type="float">
            <text:p>4</text:p>
          </table:table-cell>
          <table:table-cell table:style-name="ce51" table:formula="of:=IFERROR(IF([.U4]=&quot;R&quot;;VLOOKUP([.W4];[.$AA$3:.$AB$7];2;0);[.W4]);&quot;&quot;)" office:value-type="float" office:value="4" calcext:value-type="float">
            <text:p>4</text:p>
          </table:table-cell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/>
          <table:table-cell table:formula="of:=TODAY()" office:value-type="date" office:date-value="2018-07-31" calcext:value-type="date">
            <text:p>31. Jul. 2018</text:p>
          </table:table-cell>
          <table:table-cell table:number-columns-repeated="993"/>
        </table:table-row>
        <table:table-row table:style-name="ro5">
          <table:table-cell/>
          <table:table-cell table:style-name="ce51" office:value-type="string" calcext:value-type="string">
            <text:p>Greed Avoidanc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42R</text:p>
          </table:table-cell>
          <table:table-cell table:style-name="ce8" office:value-type="string" calcext:value-type="string">
            <text:p>66R</text:p>
          </table:table-cell>
          <table:table-cell table:style-name="ce8" office:value-type="string" calcext:value-type="string">
            <text:p>90R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8" table:formula="of:=SUM([.H5:.K5])/4" office:value-type="float" office:value="4" calcext:value-type="float">
            <text:p>4</text:p>
          </table:table-cell>
          <table:table-cell/>
          <table:table-cell table:style-name="ce8" table:formula="of:=[.X20]" office:value-type="float" office:value="3" calcext:value-type="float">
            <text:p>3</text:p>
          </table:table-cell>
          <table:table-cell table:style-name="ce8" table:formula="of:=[.X44]" office:value-type="float" office:value="4" calcext:value-type="float">
            <text:p>4</text:p>
          </table:table-cell>
          <table:table-cell table:style-name="ce8" table:formula="of:=[.X68]" office:value-type="float" office:value="4" calcext:value-type="float">
            <text:p>4</text:p>
          </table:table-cell>
          <table:table-cell table:style-name="ce8" table:formula="of:=[.X92]" office:value-type="float" office:value="3" calcext:value-type="float">
            <text:p>3</text:p>
          </table:table-cell>
          <table:table-cell table:style-name="ce51" table:formula="of:=SUM([.N5:.Q5])/4" office:value-type="float" office:value="3.5" calcext:value-type="float">
            <text:p>3.5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4]" office:value-type="float" office:value="2" calcext:value-type="float">
            <text:p>2</text:p>
          </table:table-cell>
          <table:table-cell table:style-name="ce51" table:formula="of:=IFERROR(IF([.U5]=&quot;R&quot;;VLOOKUP([.W5];[.$AA$3:.$AB$7];2;0);[.W5]);&quot;&quot;)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51" office:value-type="float" office:value="3" calcext:value-type="float">
            <text:p>3</text:p>
          </table:table-cell>
          <table:table-cell table:number-columns-repeated="996"/>
        </table:table-row>
        <table:table-row table:style-name="ro5">
          <table:table-cell/>
          <table:table-cell table:style-name="ce51" office:value-type="string" calcext:value-type="string">
            <text:p>Modesty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72R</text:p>
          </table:table-cell>
          <table:table-cell table:style-name="ce8" office:value-type="string" calcext:value-type="string">
            <text:p>96R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8" table:formula="of:=SUM([.H6:.K6])/4" office:value-type="float" office:value="3.25" calcext:value-type="float">
            <text:p>3.25</text:p>
          </table:table-cell>
          <table:table-cell/>
          <table:table-cell table:style-name="ce8" table:formula="of:=[.X26]" office:value-type="float" office:value="4" calcext:value-type="float">
            <text:p>4</text:p>
          </table:table-cell>
          <table:table-cell table:style-name="ce8" table:formula="of:=[.X50]" office:value-type="float" office:value="4" calcext:value-type="float">
            <text:p>4</text:p>
          </table:table-cell>
          <table:table-cell table:style-name="ce8" table:formula="of:=[.X74]" office:value-type="float" office:value="2" calcext:value-type="float">
            <text:p>2</text:p>
          </table:table-cell>
          <table:table-cell table:style-name="ce8" table:formula="of:=[.X98]" office:value-type="float" office:value="4" calcext:value-type="float">
            <text:p>4</text:p>
          </table:table-cell>
          <table:table-cell table:style-name="ce51" table:formula="of:=SUM([.N6:.Q6])/4" office:value-type="float" office:value="3.5" calcext:value-type="float">
            <text:p>3.5</text:p>
          </table:table-cell>
          <table:table-cell/>
          <table:table-cell table:style-name="ce51" office:value-type="float" office:value="4" calcext:value-type="float">
            <text:p>4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5]" office:value-type="float" office:value="3" calcext:value-type="float">
            <text:p>3</text:p>
          </table:table-cell>
          <table:table-cell table:style-name="ce51" table:formula="of:=IFERROR(IF([.U6]=&quot;R&quot;;VLOOKUP([.W6];[.$AA$3:.$AB$7];2;0);[.W6]);&quot;&quot;)" office:value-type="float" office:value="3" calcext:value-type="float">
            <text:p>3</text:p>
          </table:table-cell>
          <table:table-cell table:number-columns-repeated="2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996"/>
        </table:table-row>
        <table:table-row table:style-name="ro6">
          <table:table-cell office:value-type="string" calcext:value-type="string">
            <text:p>Emotionality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5" calcext:value-type="float">
            <text:p>5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6]" office:value-type="float" office:value="3" calcext:value-type="float">
            <text:p>3</text:p>
          </table:table-cell>
          <table:table-cell table:style-name="ce51" table:formula="of:=IFERROR(IF([.U7]=&quot;R&quot;;VLOOKUP([.W7];[.$AA$3:.$AB$7];2;0);[.W7]);&quot;&quot;)" office:value-type="float" office:value="3" calcext:value-type="float">
            <text:p>3</text:p>
          </table:table-cell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96"/>
        </table:table-row>
        <table:table-row table:style-name="ro5">
          <table:table-cell/>
          <table:table-cell table:style-name="ce51" office:value-type="string" calcext:value-type="string">
            <text:p>Fearfulnes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29R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77R</text:p>
          </table:table-cell>
          <table:table-cell table:style-name="ce51"/>
          <table:table-cell table:number-columns-repeated="4" table:style-name="ce51" office:value-type="float" office:value="4" calcext:value-type="float">
            <text:p>4</text:p>
          </table:table-cell>
          <table:table-cell table:style-name="ce8" table:formula="of:=SUM([.H8:.K8])/4" office:value-type="float" office:value="4" calcext:value-type="float">
            <text:p>4</text:p>
          </table:table-cell>
          <table:table-cell/>
          <table:table-cell table:style-name="ce8" table:formula="of:=[.X7]" office:value-type="float" office:value="3" calcext:value-type="float">
            <text:p>3</text:p>
          </table:table-cell>
          <table:table-cell table:style-name="ce8" table:formula="of:=[.X31]" office:value-type="float" office:value="2" calcext:value-type="float">
            <text:p>2</text:p>
          </table:table-cell>
          <table:table-cell table:style-name="ce8" table:formula="of:=[.X55]" office:value-type="float" office:value="3" calcext:value-type="float">
            <text:p>3</text:p>
          </table:table-cell>
          <table:table-cell table:style-name="ce8" table:formula="of:=[.X79]" office:value-type="float" office:value="2" calcext:value-type="float">
            <text:p>2</text:p>
          </table:table-cell>
          <table:table-cell table:style-name="ce51" table:formula="of:=SUM([.N8:.Q8])/4" office:value-type="float" office:value="2.5" calcext:value-type="float">
            <text:p>2.5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7]" office:value-type="float" office:value="4" calcext:value-type="float">
            <text:p>4</text:p>
          </table:table-cell>
          <table:table-cell table:style-name="ce51" table:formula="of:=IFERROR(IF([.U8]=&quot;R&quot;;VLOOKUP([.W8];[.$AA$3:.$AB$7];2;0);[.W8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Anxiety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35R</text:p>
          </table:table-cell>
          <table:table-cell table:style-name="ce8" office:value-type="string" calcext:value-type="string">
            <text:p>59R</text:p>
          </table:table-cell>
          <table:table-cell table:style-name="ce8" office:value-type="float" office:value="83" calcext:value-type="float">
            <text:p>83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8" table:formula="of:=SUM([.H9:.K9])/4" office:value-type="float" office:value="3.5" calcext:value-type="float">
            <text:p>3.5</text:p>
          </table:table-cell>
          <table:table-cell/>
          <table:table-cell table:style-name="ce8" table:formula="of:=[.X13]" office:value-type="float" office:value="4" calcext:value-type="float">
            <text:p>4</text:p>
          </table:table-cell>
          <table:table-cell table:style-name="ce8" table:formula="of:=[.X37]" office:value-type="float" office:value="2" calcext:value-type="float">
            <text:p>2</text:p>
          </table:table-cell>
          <table:table-cell table:style-name="ce8" table:formula="of:=[.X61]" office:value-type="float" office:value="4" calcext:value-type="float">
            <text:p>4</text:p>
          </table:table-cell>
          <table:table-cell table:style-name="ce8" table:formula="of:=[.X85]" office:value-type="float" office:value="4" calcext:value-type="float">
            <text:p>4</text:p>
          </table:table-cell>
          <table:table-cell table:style-name="ce51" table:formula="of:=SUM([.N9:.Q9])/4" office:value-type="float" office:value="3.5" calcext:value-type="float">
            <text:p>3.5</text:p>
          </table:table-cell>
          <table:table-cell/>
          <table:table-cell table:style-name="ce51" office:value-type="float" office:value="7" calcext:value-type="float">
            <text:p>7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8]" office:value-type="float" office:value="3" calcext:value-type="float">
            <text:p>3</text:p>
          </table:table-cell>
          <table:table-cell table:style-name="ce51" table:formula="of:=IFERROR(IF([.U9]=&quot;R&quot;;VLOOKUP([.W9];[.$AA$3:.$AB$7];2;0);[.W9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Dependenc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41R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89R</text:p>
          </table:table-cell>
          <table:table-cell table:style-name="ce51"/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8" table:formula="of:=SUM([.H10:.K10])/4" office:value-type="float" office:value="4.5" calcext:value-type="float">
            <text:p>4.5</text:p>
          </table:table-cell>
          <table:table-cell/>
          <table:table-cell table:style-name="ce8" table:formula="of:=[.X19]" office:value-type="float" office:value="4" calcext:value-type="float">
            <text:p>4</text:p>
          </table:table-cell>
          <table:table-cell table:style-name="ce8" table:formula="of:=[.X43]" office:value-type="float" office:value="3" calcext:value-type="float">
            <text:p>3</text:p>
          </table:table-cell>
          <table:table-cell table:style-name="ce8" table:formula="of:=[.X67]" office:value-type="float" office:value="4" calcext:value-type="float">
            <text:p>4</text:p>
          </table:table-cell>
          <table:table-cell table:style-name="ce8" table:formula="of:=[.X91]" office:value-type="float" office:value="3" calcext:value-type="float">
            <text:p>3</text:p>
          </table:table-cell>
          <table:table-cell table:style-name="ce51" table:formula="of:=SUM([.N10:.Q10])/4" office:value-type="float" office:value="3.5" calcext:value-type="float">
            <text:p>3.5</text:p>
          </table:table-cell>
          <table:table-cell/>
          <table:table-cell table:style-name="ce51" office:value-type="float" office:value="8" calcext:value-type="float">
            <text:p>8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9]" office:value-type="float" office:value="4" calcext:value-type="float">
            <text:p>4</text:p>
          </table:table-cell>
          <table:table-cell table:style-name="ce51" table:formula="of:=IFERROR(IF([.U10]=&quot;R&quot;;VLOOKUP([.W10];[.$AA$3:.$AB$7];2;0);[.W10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Setimentality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95R</text:p>
          </table:table-cell>
          <table:table-cell table:style-name="ce51"/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H11:.K11])/4" office:value-type="float" office:value="3.75" calcext:value-type="float">
            <text:p>3.75</text:p>
          </table:table-cell>
          <table:table-cell/>
          <table:table-cell table:style-name="ce8" table:formula="of:=[.X25]" office:value-type="float" office:value="3" calcext:value-type="float">
            <text:p>3</text:p>
          </table:table-cell>
          <table:table-cell table:style-name="ce8" table:formula="of:=[.X49]" office:value-type="float" office:value="4" calcext:value-type="float">
            <text:p>4</text:p>
          </table:table-cell>
          <table:table-cell table:style-name="ce8" table:formula="of:=[.X73]" office:value-type="float" office:value="3" calcext:value-type="float">
            <text:p>3</text:p>
          </table:table-cell>
          <table:table-cell table:style-name="ce8" table:formula="of:=[.X97]" office:value-type="float" office:value="2" calcext:value-type="float">
            <text:p>2</text:p>
          </table:table-cell>
          <table:table-cell table:style-name="ce51" table:formula="of:=SUM([.N11:.Q11])/4" office:value-type="float" office:value="3" calcext:value-type="float">
            <text:p>3</text:p>
          </table:table-cell>
          <table:table-cell/>
          <table:table-cell table:style-name="ce51" office:value-type="float" office:value="9" calcext:value-type="float">
            <text:p>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10]" office:value-type="float" office:value="2" calcext:value-type="float">
            <text:p>2</text:p>
          </table:table-cell>
          <table:table-cell table:style-name="ce51" table:formula="of:=IFERROR(IF([.U11]=&quot;R&quot;;VLOOKUP([.W11];[.$AA$3:.$AB$7];2;0);[.W11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Extraversion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11]" office:value-type="float" office:value="3" calcext:value-type="float">
            <text:p>3</text:p>
          </table:table-cell>
          <table:table-cell table:style-name="ce51" table:formula="of:=IFERROR(IF([.U12]=&quot;R&quot;;VLOOKUP([.W12];[.$AA$3:.$AB$7];2;0);[.W12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Social Self-Estee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52R</text:p>
          </table:table-cell>
          <table:table-cell table:style-name="ce8" office:value-type="string" calcext:value-type="string">
            <text:p>76R</text:p>
          </table:table-cell>
          <table:table-cell table:style-name="ce51"/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8" table:formula="of:=SUM([.H13:.K13])/4" office:value-type="float" office:value="3.75" calcext:value-type="float">
            <text:p>3.75</text:p>
          </table:table-cell>
          <table:table-cell/>
          <table:table-cell table:style-name="ce8" table:formula="of:=[.X6]" office:value-type="float" office:value="3" calcext:value-type="float">
            <text:p>3</text:p>
          </table:table-cell>
          <table:table-cell table:style-name="ce8" table:formula="of:=[.X30]" office:value-type="float" office:value="4" calcext:value-type="float">
            <text:p>4</text:p>
          </table:table-cell>
          <table:table-cell table:style-name="ce8" table:formula="of:=[.X54]" office:value-type="float" office:value="4" calcext:value-type="float">
            <text:p>4</text:p>
          </table:table-cell>
          <table:table-cell table:style-name="ce8" table:formula="of:=[.X78]" office:value-type="float" office:value="3" calcext:value-type="float">
            <text:p>3</text:p>
          </table:table-cell>
          <table:table-cell table:style-name="ce51" table:formula="of:=SUM([.N13:.Q13])/4" office:value-type="float" office:value="3.5" calcext:value-type="float">
            <text:p>3.5</text:p>
          </table:table-cell>
          <table:table-cell/>
          <table:table-cell table:style-name="ce51" office:value-type="float" office:value="11" calcext:value-type="float">
            <text:p>11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12]" office:value-type="float" office:value="4" calcext:value-type="float">
            <text:p>4</text:p>
          </table:table-cell>
          <table:table-cell table:style-name="ce51" table:formula="of:=IFERROR(IF([.U13]=&quot;R&quot;;VLOOKUP([.W13];[.$AA$3:.$AB$7];2;0);[.W13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Social Boldness</text:p>
          </table:table-cell>
          <table:table-cell table:style-name="ce8" office:value-type="string" calcext:value-type="string">
            <text:p>10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82R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[.H14:.K14])/4" office:value-type="float" office:value="2.75" calcext:value-type="float">
            <text:p>2.75</text:p>
          </table:table-cell>
          <table:table-cell/>
          <table:table-cell table:style-name="ce8" table:formula="of:=[.X12]" office:value-type="float" office:value="3" calcext:value-type="float">
            <text:p>3</text:p>
          </table:table-cell>
          <table:table-cell table:style-name="ce8" table:formula="of:=[.X36]" office:value-type="float" office:value="3" calcext:value-type="float">
            <text:p>3</text:p>
          </table:table-cell>
          <table:table-cell table:style-name="ce8" table:formula="of:=[.X60]" office:value-type="float" office:value="3" calcext:value-type="float">
            <text:p>3</text:p>
          </table:table-cell>
          <table:table-cell table:style-name="ce8" table:formula="of:=[.X84]" office:value-type="float" office:value="2" calcext:value-type="float">
            <text:p>2</text:p>
          </table:table-cell>
          <table:table-cell table:style-name="ce51" table:formula="of:=SUM([.N14:.Q14])/4" office:value-type="float" office:value="2.75" calcext:value-type="float">
            <text:p>2.75</text:p>
          </table:table-cell>
          <table:table-cell/>
          <table:table-cell table:style-name="ce51" office:value-type="float" office:value="12" calcext:value-type="float">
            <text:p>1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13]" office:value-type="float" office:value="2" calcext:value-type="float">
            <text:p>2</text:p>
          </table:table-cell>
          <table:table-cell table:style-name="ce51" table:formula="of:=IFERROR(IF([.U14]=&quot;R&quot;;VLOOKUP([.W14];[.$AA$3:.$AB$7];2;0);[.W14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Sociability</text:p>
          </table:table-cell>
          <table:table-cell table:style-name="ce8" office:value-type="string" calcext:value-type="string">
            <text:p>16R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8" calcext:value-type="float">
            <text:p>88</text:p>
          </table:table-cell>
          <table:table-cell table:style-name="ce51"/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table:formula="of:=SUM([.H15:.K15])/4" office:value-type="float" office:value="4.25" calcext:value-type="float">
            <text:p>4.25</text:p>
          </table:table-cell>
          <table:table-cell/>
          <table:table-cell table:style-name="ce8" table:formula="of:=[.X18]" office:value-type="float" office:value="4" calcext:value-type="float">
            <text:p>4</text:p>
          </table:table-cell>
          <table:table-cell table:style-name="ce8" table:formula="of:=[.X42]" office:value-type="float" office:value="4" calcext:value-type="float">
            <text:p>4</text:p>
          </table:table-cell>
          <table:table-cell table:style-name="ce8" table:formula="of:=[.X66]" office:value-type="float" office:value="4" calcext:value-type="float">
            <text:p>4</text:p>
          </table:table-cell>
          <table:table-cell table:style-name="ce8" table:formula="of:=[.X90]" office:value-type="float" office:value="4" calcext:value-type="float">
            <text:p>4</text:p>
          </table:table-cell>
          <table:table-cell table:style-name="ce51" table:formula="of:=SUM([.N15:.Q15])/4" office:value-type="float" office:value="4" calcext:value-type="float">
            <text:p>4</text:p>
          </table:table-cell>
          <table:table-cell/>
          <table:table-cell table:style-name="ce51" office:value-type="float" office:value="13" calcext:value-type="float">
            <text:p>13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14]" office:value-type="float" office:value="2" calcext:value-type="float">
            <text:p>2</text:p>
          </table:table-cell>
          <table:table-cell table:style-name="ce51" table:formula="of:=IFERROR(IF([.U15]=&quot;R&quot;;VLOOKUP([.W15];[.$AA$3:.$AB$7];2;0);[.W15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Liveliness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70R</text:p>
          </table:table-cell>
          <table:table-cell table:style-name="ce8" office:value-type="string" calcext:value-type="string">
            <text:p>94R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6:.K16])/4" office:value-type="float" office:value="3.5" calcext:value-type="float">
            <text:p>3.5</text:p>
          </table:table-cell>
          <table:table-cell/>
          <table:table-cell table:style-name="ce8" table:formula="of:=[.X24]" office:value-type="float" office:value="4" calcext:value-type="float">
            <text:p>4</text:p>
          </table:table-cell>
          <table:table-cell table:style-name="ce8" table:formula="of:=[.X48]" office:value-type="float" office:value="4" calcext:value-type="float">
            <text:p>4</text:p>
          </table:table-cell>
          <table:table-cell table:style-name="ce8" table:formula="of:=[.X72]" office:value-type="float" office:value="2" calcext:value-type="float">
            <text:p>2</text:p>
          </table:table-cell>
          <table:table-cell table:style-name="ce8" table:formula="of:=[.X96]" office:value-type="float" office:value="3" calcext:value-type="float">
            <text:p>3</text:p>
          </table:table-cell>
          <table:table-cell table:style-name="ce51" table:formula="of:=SUM([.N16:.Q16])/4" office:value-type="float" office:value="3.25" calcext:value-type="float">
            <text:p>3.25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15]" office:value-type="float" office:value="4" calcext:value-type="float">
            <text:p>4</text:p>
          </table:table-cell>
          <table:table-cell table:style-name="ce51" table:formula="of:=IFERROR(IF([.U16]=&quot;R&quot;;VLOOKUP([.W16];[.$AA$3:.$AB$7];2;0);[.W16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greeableness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15" calcext:value-type="float">
            <text:p>1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16]" office:value-type="float" office:value="2" calcext:value-type="float">
            <text:p>2</text:p>
          </table:table-cell>
          <table:table-cell table:style-name="ce78" table:formula="of:=IFERROR(IF([.U17]=&quot;R&quot;;VLOOKUP([.W17];[.$AA$3:.$AB$7];2;0);[.W17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Forgivene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51R</text:p>
          </table:table-cell>
          <table:table-cell table:style-name="ce8" office:value-type="string" calcext:value-type="string">
            <text:p>75R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18:.K18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4" calcext:value-type="float">
            <text:p>4</text:p>
          </table:table-cell>
          <table:table-cell table:style-name="ce8" table:formula="of:=[.X29]" office:value-type="float" office:value="4" calcext:value-type="float">
            <text:p>4</text:p>
          </table:table-cell>
          <table:table-cell table:style-name="ce8" table:formula="of:=[.X53]" office:value-type="float" office:value="3" calcext:value-type="float">
            <text:p>3</text:p>
          </table:table-cell>
          <table:table-cell table:style-name="ce8" table:formula="of:=[.X77]" office:value-type="float" office:value="4" calcext:value-type="float">
            <text:p>4</text:p>
          </table:table-cell>
          <table:table-cell table:style-name="ce51" table:formula="of:=SUM([.N18:.Q18])/4" office:value-type="float" office:value="3.75" calcext:value-type="float">
            <text:p>3.75</text:p>
          </table:table-cell>
          <table:table-cell/>
          <table:table-cell table:style-name="ce51" office:value-type="float" office:value="16" calcext:value-type="float">
            <text:p>1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17]" office:value-type="float" office:value="2" calcext:value-type="float">
            <text:p>2</text:p>
          </table:table-cell>
          <table:table-cell table:style-name="ce78" table:formula="of:=IFERROR(IF([.U18]=&quot;R&quot;;VLOOKUP([.W18];[.$AA$3:.$AB$7];2;0);[.W18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Gentleness</text:p>
          </table:table-cell>
          <table:table-cell table:style-name="ce8" office:value-type="string" calcext:value-type="string">
            <text:p>9R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1" calcext:value-type="float">
            <text:p>81</text:p>
          </table:table-cell>
          <table:table-cell table:style-name="ce51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9:.K19])/4" office:value-type="float" office:value="3" calcext:value-type="float">
            <text:p>3</text:p>
          </table:table-cell>
          <table:table-cell/>
          <table:table-cell table:style-name="ce8" table:formula="of:=[.X11]" office:value-type="float" office:value="4" calcext:value-type="float">
            <text:p>4</text:p>
          </table:table-cell>
          <table:table-cell table:style-name="ce8" table:formula="of:=[.X35]" office:value-type="float" office:value="4" calcext:value-type="float">
            <text:p>4</text:p>
          </table:table-cell>
          <table:table-cell table:style-name="ce8" table:formula="of:=[.X59]" office:value-type="float" office:value="3" calcext:value-type="float">
            <text:p>3</text:p>
          </table:table-cell>
          <table:table-cell table:style-name="ce8" table:formula="of:=[.X83]" office:value-type="float" office:value="4" calcext:value-type="float">
            <text:p>4</text:p>
          </table:table-cell>
          <table:table-cell table:style-name="ce51" table:formula="of:=SUM([.N19:.Q19])/4" office:value-type="float" office:value="3.75" calcext:value-type="float">
            <text:p>3.75</text:p>
          </table:table-cell>
          <table:table-cell/>
          <table:table-cell table:style-name="ce51" office:value-type="float" office:value="17" calcext:value-type="float">
            <text:p>17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18]" office:value-type="float" office:value="4" calcext:value-type="float">
            <text:p>4</text:p>
          </table:table-cell>
          <table:table-cell table:style-name="ce51" table:formula="of:=IFERROR(IF([.U19]=&quot;R&quot;;VLOOKUP([.W19];[.$AA$3:.$AB$7];2;0);[.W19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Flexibility</text:p>
          </table:table-cell>
          <table:table-cell table:style-name="ce8" office:value-type="string" calcext:value-type="string">
            <text:p>15R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63R</text:p>
          </table:table-cell>
          <table:table-cell table:style-name="ce8" office:value-type="string" calcext:value-type="string">
            <text:p>87R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H20:.K20])/4" office:value-type="float" office:value="2.5" calcext:value-type="float">
            <text:p>2.5</text:p>
          </table:table-cell>
          <table:table-cell/>
          <table:table-cell table:style-name="ce8" table:formula="of:=[.X17]" office:value-type="float" office:value="4" calcext:value-type="float">
            <text:p>4</text:p>
          </table:table-cell>
          <table:table-cell table:style-name="ce8" table:formula="of:=[.X41]" office:value-type="float" office:value="3" calcext:value-type="float">
            <text:p>3</text:p>
          </table:table-cell>
          <table:table-cell table:style-name="ce8" table:formula="of:=[.X65]" office:value-type="float" office:value="4" calcext:value-type="float">
            <text:p>4</text:p>
          </table:table-cell>
          <table:table-cell table:style-name="ce8" table:formula="of:=[.X89]" office:value-type="float" office:value="4" calcext:value-type="float">
            <text:p>4</text:p>
          </table:table-cell>
          <table:table-cell table:style-name="ce51" table:formula="of:=SUM([.N20:.Q20])/4" office:value-type="float" office:value="3.75" calcext:value-type="float">
            <text:p>3.75</text:p>
          </table:table-cell>
          <table:table-cell/>
          <table:table-cell table:style-name="ce51" office:value-type="float" office:value="18" calcext:value-type="float">
            <text:p>18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19]" office:value-type="float" office:value="3" calcext:value-type="float">
            <text:p>3</text:p>
          </table:table-cell>
          <table:table-cell table:style-name="ce51" table:formula="of:=IFERROR(IF([.U20]=&quot;R&quot;;VLOOKUP([.W20];[.$AA$3:.$AB$7];2;0);[.W20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Patience</text:p>
          </table:table-cell>
          <table:table-cell table:style-name="ce8" office:value-type="string" calcext:value-type="string">
            <text:p>21R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93R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1:.K21])/4" office:value-type="float" office:value="4.25" calcext:value-type="float">
            <text:p>4.25</text:p>
          </table:table-cell>
          <table:table-cell/>
          <table:table-cell table:style-name="ce8" table:formula="of:=[.X23]" office:value-type="float" office:value="4" calcext:value-type="float">
            <text:p>4</text:p>
          </table:table-cell>
          <table:table-cell table:style-name="ce8" table:formula="of:=[.X47]" office:value-type="float" office:value="4" calcext:value-type="float">
            <text:p>4</text:p>
          </table:table-cell>
          <table:table-cell table:style-name="ce8" table:formula="of:=[.X71]" office:value-type="float" office:value="4" calcext:value-type="float">
            <text:p>4</text:p>
          </table:table-cell>
          <table:table-cell table:style-name="ce8" table:formula="of:=[.X95]" office:value-type="float" office:value="4" calcext:value-type="float">
            <text:p>4</text:p>
          </table:table-cell>
          <table:table-cell table:style-name="ce51" table:formula="of:=SUM([.N21:.Q21])/4" office:value-type="float" office:value="4" calcext:value-type="float">
            <text:p>4</text:p>
          </table:table-cell>
          <table:table-cell/>
          <table:table-cell table:style-name="ce51" office:value-type="float" office:value="19" calcext:value-type="float">
            <text:p>1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20]" office:value-type="float" office:value="4" calcext:value-type="float">
            <text:p>4</text:p>
          </table:table-cell>
          <table:table-cell table:style-name="ce78" table:formula="of:=IFERROR(IF([.U21]=&quot;R&quot;;VLOOKUP([.W21];[.$AA$3:.$AB$7];2;0);[.W21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onscientiousness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20" calcext:value-type="float">
            <text:p>2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21]" office:value-type="float" office:value="3" calcext:value-type="float">
            <text:p>3</text:p>
          </table:table-cell>
          <table:table-cell table:style-name="ce78" table:formula="of:=IFERROR(IF([.U22]=&quot;R&quot;;VLOOKUP([.W22];[.$AA$3:.$AB$7];2;0);[.W22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Organizatio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50R</text:p>
          </table:table-cell>
          <table:table-cell table:style-name="ce8" office:value-type="string" calcext:value-type="string">
            <text:p>74R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3:.K23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4" calcext:value-type="float">
            <text:p>4</text:p>
          </table:table-cell>
          <table:table-cell table:style-name="ce8" table:formula="of:=[.X28]" office:value-type="float" office:value="3" calcext:value-type="float">
            <text:p>3</text:p>
          </table:table-cell>
          <table:table-cell table:style-name="ce8" table:formula="of:=[.X52]" office:value-type="float" office:value="2" calcext:value-type="float">
            <text:p>2</text:p>
          </table:table-cell>
          <table:table-cell table:style-name="ce8" table:formula="of:=[.X76]" office:value-type="float" office:value="2" calcext:value-type="float">
            <text:p>2</text:p>
          </table:table-cell>
          <table:table-cell table:style-name="ce51" table:formula="of:=SUM([.N23:.Q23])/4" office:value-type="float" office:value="2.75" calcext:value-type="float">
            <text:p>2.75</text:p>
          </table:table-cell>
          <table:table-cell/>
          <table:table-cell table:style-name="ce51" office:value-type="float" office:value="21" calcext:value-type="float">
            <text:p>21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22]" office:value-type="float" office:value="2" calcext:value-type="float">
            <text:p>2</text:p>
          </table:table-cell>
          <table:table-cell table:style-name="ce78" table:formula="of:=IFERROR(IF([.U23]=&quot;R&quot;;VLOOKUP([.W23];[.$AA$3:.$AB$7];2;0);[.W23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Diligenc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56R</text:p>
          </table:table-cell>
          <table:table-cell table:style-name="ce8" office:value-type="string" calcext:value-type="string">
            <text:p>80R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4:.K24])/4" office:value-type="float" office:value="4" calcext:value-type="float">
            <text:p>4</text:p>
          </table:table-cell>
          <table:table-cell/>
          <table:table-cell table:style-name="ce8" table:formula="of:=[.X10]" office:value-type="float" office:value="4" calcext:value-type="float">
            <text:p>4</text:p>
          </table:table-cell>
          <table:table-cell table:style-name="ce8" table:formula="of:=[.X34]" office:value-type="float" office:value="4" calcext:value-type="float">
            <text:p>4</text:p>
          </table:table-cell>
          <table:table-cell table:style-name="ce8" table:formula="of:=[.X58]" office:value-type="float" office:value="3" calcext:value-type="float">
            <text:p>3</text:p>
          </table:table-cell>
          <table:table-cell table:style-name="ce8" table:formula="of:=[.X82]" office:value-type="float" office:value="2" calcext:value-type="float">
            <text:p>2</text:p>
          </table:table-cell>
          <table:table-cell table:style-name="ce51" table:formula="of:=SUM([.N24:.Q24])/4" office:value-type="float" office:value="3.25" calcext:value-type="float">
            <text:p>3.25</text:p>
          </table:table-cell>
          <table:table-cell/>
          <table:table-cell table:style-name="ce51" office:value-type="float" office:value="22" calcext:value-type="float">
            <text:p>22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23]" office:value-type="float" office:value="4" calcext:value-type="float">
            <text:p>4</text:p>
          </table:table-cell>
          <table:table-cell table:style-name="ce51" table:formula="of:=IFERROR(IF([.U24]=&quot;R&quot;;VLOOKUP([.W24];[.$AA$3:.$AB$7];2;0);[.W24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Perfectionism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38R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6" calcext:value-type="float">
            <text:p>86</text:p>
          </table:table-cell>
          <table:table-cell table:style-name="ce51"/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5:.K25])/4" office:value-type="float" office:value="4.5" calcext:value-type="float">
            <text:p>4.5</text:p>
          </table:table-cell>
          <table:table-cell/>
          <table:table-cell table:style-name="ce8" table:formula="of:=[.X16]" office:value-type="float" office:value="4" calcext:value-type="float">
            <text:p>4</text:p>
          </table:table-cell>
          <table:table-cell table:style-name="ce8" table:formula="of:=[.X40]" office:value-type="float" office:value="3" calcext:value-type="float">
            <text:p>3</text:p>
          </table:table-cell>
          <table:table-cell table:style-name="ce8" table:formula="of:=[.X64]" office:value-type="float" office:value="3" calcext:value-type="float">
            <text:p>3</text:p>
          </table:table-cell>
          <table:table-cell table:style-name="ce8" table:formula="of:=[.X88]" office:value-type="float" office:value="2" calcext:value-type="float">
            <text:p>2</text:p>
          </table:table-cell>
          <table:table-cell table:style-name="ce51" table:formula="of:=SUM([.N25:.Q25])/4" office:value-type="float" office:value="3" calcext:value-type="float">
            <text:p>3</text:p>
          </table:table-cell>
          <table:table-cell/>
          <table:table-cell table:style-name="ce51" office:value-type="float" office:value="23" calcext:value-type="float">
            <text:p>23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24]" office:value-type="float" office:value="3" calcext:value-type="float">
            <text:p>3</text:p>
          </table:table-cell>
          <table:table-cell table:style-name="ce51" table:formula="of:=IFERROR(IF([.U25]=&quot;R&quot;;VLOOKUP([.W25];[.$AA$3:.$AB$7];2;0);[.W25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Prudence</text:p>
          </table:table-cell>
          <table:table-cell table:style-name="ce8" office:value-type="string" calcext:value-type="string">
            <text:p>20R</text:p>
          </table:table-cell>
          <table:table-cell table:style-name="ce8" office:value-type="string" calcext:value-type="string">
            <text:p>44R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92R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H26:.K26])/4" office:value-type="float" office:value="4.25" calcext:value-type="float">
            <text:p>4.25</text:p>
          </table:table-cell>
          <table:table-cell/>
          <table:table-cell table:style-name="ce8" table:formula="of:=[.X22]" office:value-type="float" office:value="3" calcext:value-type="float">
            <text:p>3</text:p>
          </table:table-cell>
          <table:table-cell table:style-name="ce8" table:formula="of:=[.X46]" office:value-type="float" office:value="3" calcext:value-type="float">
            <text:p>3</text:p>
          </table:table-cell>
          <table:table-cell table:style-name="ce8" table:formula="of:=[.X70]" office:value-type="float" office:value="3" calcext:value-type="float">
            <text:p>3</text:p>
          </table:table-cell>
          <table:table-cell table:style-name="ce8" table:formula="of:=[.X94]" office:value-type="float" office:value="3" calcext:value-type="float">
            <text:p>3</text:p>
          </table:table-cell>
          <table:table-cell table:style-name="ce51" table:formula="of:=SUM([.N26:.Q26])/4" office:value-type="float" office:value="3" calcext:value-type="float">
            <text:p>3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25]" office:value-type="float" office:value="4" calcext:value-type="float">
            <text:p>4</text:p>
          </table:table-cell>
          <table:table-cell table:style-name="ce51" table:formula="of:=IFERROR(IF([.U26]=&quot;R&quot;;VLOOKUP([.W26];[.$AA$3:.$AB$7];2;0);[.W26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Openess to Experience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26]" office:value-type="float" office:value="2" calcext:value-type="float">
            <text:p>2</text:p>
          </table:table-cell>
          <table:table-cell table:style-name="ce78" table:formula="of:=IFERROR(IF([.U27]=&quot;R&quot;;VLOOKUP([.W27];[.$AA$3:.$AB$7];2;0);[.W27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Aesthetic Appreciation</text:p>
          </table:table-cell>
          <table:table-cell table:style-name="ce8" office:value-type="string" calcext:value-type="string">
            <text:p>1R</text:p>
          </table:table-cell>
          <table:table-cell table:style-name="ce8" office:value-type="string" calcext:value-type="string">
            <text:p>25R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3" calcext:value-type="float">
            <text:p>73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28:.K28])/4" office:value-type="float" office:value="3.25" calcext:value-type="float">
            <text:p>3.25</text:p>
          </table:table-cell>
          <table:table-cell/>
          <table:table-cell table:style-name="ce8" table:formula="of:=[.X3]" office:value-type="float" office:value="3" calcext:value-type="float">
            <text:p>3</text:p>
          </table:table-cell>
          <table:table-cell table:style-name="ce8" table:formula="of:=[.X27]" office:value-type="float" office:value="4" calcext:value-type="float">
            <text:p>4</text:p>
          </table:table-cell>
          <table:table-cell table:style-name="ce8" table:formula="of:=[.X51]" office:value-type="float" office:value="4" calcext:value-type="float">
            <text:p>4</text:p>
          </table:table-cell>
          <table:table-cell table:style-name="ce8" table:formula="of:=[.X75]" office:value-type="float" office:value="4" calcext:value-type="float">
            <text:p>4</text:p>
          </table:table-cell>
          <table:table-cell table:style-name="ce51" table:formula="of:=SUM([.N28:.Q28])/4" office:value-type="float" office:value="3.75" calcext:value-type="float">
            <text:p>3.75</text:p>
          </table:table-cell>
          <table:table-cell/>
          <table:table-cell table:style-name="ce51" office:value-type="float" office:value="26" calcext:value-type="float">
            <text:p>26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27]" office:value-type="float" office:value="3" calcext:value-type="float">
            <text:p>3</text:p>
          </table:table-cell>
          <table:table-cell table:style-name="ce51" table:formula="of:=IFERROR(IF([.U28]=&quot;R&quot;;VLOOKUP([.W28];[.$AA$3:.$AB$7];2;0);[.W28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Inquitivenes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55R</text:p>
          </table:table-cell>
          <table:table-cell table:style-name="ce8" office:value-type="string" calcext:value-type="string">
            <text:p>79R</text:p>
          </table:table-cell>
          <table:table-cell table:style-name="ce51"/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8" table:formula="of:=SUM([.H29:.K29])/4" office:value-type="float" office:value="3.5" calcext:value-type="float">
            <text:p>3.5</text:p>
          </table:table-cell>
          <table:table-cell/>
          <table:table-cell table:style-name="ce8" table:formula="of:=[.X9]" office:value-type="float" office:value="3" calcext:value-type="float">
            <text:p>3</text:p>
          </table:table-cell>
          <table:table-cell table:style-name="ce8" table:formula="of:=[.X33]" office:value-type="float" office:value="3" calcext:value-type="float">
            <text:p>3</text:p>
          </table:table-cell>
          <table:table-cell table:style-name="ce8" table:formula="of:=[.X57]" office:value-type="float" office:value="2" calcext:value-type="float">
            <text:p>2</text:p>
          </table:table-cell>
          <table:table-cell table:style-name="ce8" table:formula="of:=[.X81]" office:value-type="float" office:value="2" calcext:value-type="float">
            <text:p>2</text:p>
          </table:table-cell>
          <table:table-cell table:style-name="ce51" table:formula="of:=SUM([.N29:.Q29])/4" office:value-type="float" office:value="2.5" calcext:value-type="float">
            <text:p>2.5</text:p>
          </table:table-cell>
          <table:table-cell/>
          <table:table-cell table:style-name="ce51" office:value-type="float" office:value="27" calcext:value-type="float">
            <text:p>27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28]" office:value-type="float" office:value="4" calcext:value-type="float">
            <text:p>4</text:p>
          </table:table-cell>
          <table:table-cell table:style-name="ce51" table:formula="of:=IFERROR(IF([.U29]=&quot;R&quot;;VLOOKUP([.W29];[.$AA$3:.$AB$7];2;0);[.W29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Creativity</text:p>
          </table:table-cell>
          <table:table-cell table:style-name="ce8" office:value-type="string" calcext:value-type="string">
            <text:p>13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85R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8" table:formula="of:=SUM([.H30:.K30])/4" office:value-type="float" office:value="3.25" calcext:value-type="float">
            <text:p>3.25</text:p>
          </table:table-cell>
          <table:table-cell/>
          <table:table-cell table:style-name="ce8" table:formula="of:=[.X15]" office:value-type="float" office:value="4" calcext:value-type="float">
            <text:p>4</text:p>
          </table:table-cell>
          <table:table-cell table:style-name="ce8" table:formula="of:=[.X39]" office:value-type="float" office:value="4" calcext:value-type="float">
            <text:p>4</text:p>
          </table:table-cell>
          <table:table-cell table:style-name="ce8" table:formula="of:=[.X63]" office:value-type="float" office:value="4" calcext:value-type="float">
            <text:p>4</text:p>
          </table:table-cell>
          <table:table-cell table:style-name="ce8" table:formula="of:=[.X87]" office:value-type="float" office:value="4" calcext:value-type="float">
            <text:p>4</text:p>
          </table:table-cell>
          <table:table-cell table:style-name="ce51" table:formula="of:=SUM([.N30:.Q30])/4" office:value-type="float" office:value="4" calcext:value-type="float">
            <text:p>4</text:p>
          </table:table-cell>
          <table:table-cell/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29]" office:value-type="float" office:value="4" calcext:value-type="float">
            <text:p>4</text:p>
          </table:table-cell>
          <table:table-cell table:style-name="ce51" table:formula="of:=IFERROR(IF([.U30]=&quot;R&quot;;VLOOKUP([.W30];[.$AA$3:.$AB$7];2;0);[.W30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Unconventionality</text:p>
          </table:table-cell>
          <table:table-cell table:style-name="ce8" office:value-type="string" calcext:value-type="string">
            <text:p>19R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91R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8" table:formula="of:=SUM([.H31:.K31])/4" office:value-type="float" office:value="2.75" calcext:value-type="float">
            <text:p>2.75</text:p>
          </table:table-cell>
          <table:table-cell/>
          <table:table-cell table:style-name="ce8" table:formula="of:=[.X21]" office:value-type="float" office:value="2" calcext:value-type="float">
            <text:p>2</text:p>
          </table:table-cell>
          <table:table-cell table:style-name="ce8" table:formula="of:=[.X45]" office:value-type="float" office:value="3" calcext:value-type="float">
            <text:p>3</text:p>
          </table:table-cell>
          <table:table-cell table:style-name="ce8" table:formula="of:=[.X69]" office:value-type="float" office:value="3" calcext:value-type="float">
            <text:p>3</text:p>
          </table:table-cell>
          <table:table-cell table:style-name="ce8" table:formula="of:=[.X93]" office:value-type="float" office:value="3" calcext:value-type="float">
            <text:p>3</text:p>
          </table:table-cell>
          <table:table-cell table:style-name="ce51" table:formula="of:=SUM([.N31:.Q31])/4" office:value-type="float" office:value="2.75" calcext:value-type="float">
            <text:p>2.75</text:p>
          </table:table-cell>
          <table:table-cell/>
          <table:table-cell table:style-name="ce51" office:value-type="float" office:value="29" calcext:value-type="float">
            <text:p>2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30]" office:value-type="float" office:value="4" calcext:value-type="float">
            <text:p>4</text:p>
          </table:table-cell>
          <table:table-cell table:style-name="ce51" table:formula="of:=IFERROR(IF([.U31]=&quot;R&quot;;VLOOKUP([.W31];[.$AA$3:.$AB$7];2;0);[.W31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/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30" calcext:value-type="float">
            <text:p>30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31]" office:value-type="float" office:value="4" calcext:value-type="float">
            <text:p>4</text:p>
          </table:table-cell>
          <table:table-cell table:style-name="ce51" table:formula="of:=IFERROR(IF([.U32]=&quot;R&quot;;VLOOKUP([.W32];[.$AA$3:.$AB$7];2;0);[.W32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(interstitial facet scale) Altruism </text:p>
          </table:table-cell>
          <table:table-cell table:style-name="ce51"/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99R</text:p>
          </table:table-cell>
          <table:table-cell table:style-name="ce8" office:value-type="string" calcext:value-type="string">
            <text:p>100R</text:p>
          </table:table-cell>
          <table:table-cell table:style-name="ce51"/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8" table:formula="of:=SUM([.H33:.K33])/4" office:value-type="float" office:value="3.25" calcext:value-type="float">
            <text:p>3.25</text:p>
          </table:table-cell>
          <table:table-cell/>
          <table:table-cell table:style-name="ce8" table:formula="of:=[.X99]" office:value-type="float" office:value="4" calcext:value-type="float">
            <text:p>4</text:p>
          </table:table-cell>
          <table:table-cell table:style-name="ce8" table:formula="of:=[.X100]" office:value-type="float" office:value="4" calcext:value-type="float">
            <text:p>4</text:p>
          </table:table-cell>
          <table:table-cell table:style-name="ce8" table:formula="of:=[.X101]" office:value-type="float" office:value="2" calcext:value-type="float">
            <text:p>2</text:p>
          </table:table-cell>
          <table:table-cell table:style-name="ce8" table:formula="of:=[.X102]">
            <text:p/>
          </table:table-cell>
          <table:table-cell table:style-name="ce51" table:formula="of:=SUM([.N33:.Q33])/4" office:value-type="float" office:value="2.5" calcext:value-type="float">
            <text:p>2.5</text:p>
          </table:table-cell>
          <table:table-cell/>
          <table:table-cell table:style-name="ce51" office:value-type="float" office:value="31" calcext:value-type="float">
            <text:p>3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32]" office:value-type="float" office:value="3" calcext:value-type="float">
            <text:p>3</text:p>
          </table:table-cell>
          <table:table-cell table:style-name="ce51" table:formula="of:=IFERROR(IF([.U33]=&quot;R&quot;;VLOOKUP([.W33];[.$AA$3:.$AB$7];2;0);[.W33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32" calcext:value-type="float">
            <text:p>32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33]" office:value-type="float" office:value="4" calcext:value-type="float">
            <text:p>4</text:p>
          </table:table-cell>
          <table:table-cell table:style-name="ce51" table:formula="of:=IFERROR(IF([.U34]=&quot;R&quot;;VLOOKUP([.W34];[.$AA$3:.$AB$7];2;0);[.W34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33" calcext:value-type="float">
            <text:p>33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34]" office:value-type="float" office:value="4" calcext:value-type="float">
            <text:p>4</text:p>
          </table:table-cell>
          <table:table-cell table:style-name="ce51" table:formula="of:=IFERROR(IF([.U35]=&quot;R&quot;;VLOOKUP([.W35];[.$AA$3:.$AB$7];2;0);[.W35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34" calcext:value-type="float">
            <text:p>34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35]" office:value-type="float" office:value="3" calcext:value-type="float">
            <text:p>3</text:p>
          </table:table-cell>
          <table:table-cell table:style-name="ce51" table:formula="of:=IFERROR(IF([.U36]=&quot;R&quot;;VLOOKUP([.W36];[.$AA$3:.$AB$7];2;0);[.W36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35" calcext:value-type="float">
            <text:p>3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36]" office:value-type="float" office:value="4" calcext:value-type="float">
            <text:p>4</text:p>
          </table:table-cell>
          <table:table-cell table:style-name="ce78" table:formula="of:=IFERROR(IF([.U37]=&quot;R&quot;;VLOOKUP([.W37];[.$AA$3:.$AB$7];2;0);[.W37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style-name="ce67" office:value-type="boolean" office:boolean-value="false" calcext:value-type="boolean">
            <text:p>FALSE</text:p>
          </table:table-cell>
          <table:table-cell table:number-columns-repeated="18"/>
          <table:table-cell table:style-name="ce51" office:value-type="float" office:value="36" calcext:value-type="float">
            <text:p>3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37]" office:value-type="float" office:value="2" calcext:value-type="float">
            <text:p>2</text:p>
          </table:table-cell>
          <table:table-cell table:style-name="ce78" table:formula="of:=IFERROR(IF([.U38]=&quot;R&quot;;VLOOKUP([.W38];[.$AA$3:.$AB$7];2;0);[.W38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/>
          <table:table-cell table:formula="of:=IF([.A38]=1;&quot;betul&quot;;&quot;salah&quot;)" office:value-type="string" office:string-value="salah" calcext:value-type="string">
            <text:p>salah</text:p>
          </table:table-cell>
          <table:table-cell table:number-columns-repeated="17"/>
          <table:table-cell table:style-name="ce51" office:value-type="float" office:value="37" calcext:value-type="float">
            <text:p>37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38]" office:value-type="float" office:value="4" calcext:value-type="float">
            <text:p>4</text:p>
          </table:table-cell>
          <table:table-cell table:style-name="ce51" table:formula="of:=IFERROR(IF([.U39]=&quot;R&quot;;VLOOKUP([.W39];[.$AA$3:.$AB$7];2;0);[.W39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38" calcext:value-type="float">
            <text:p>38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39]" office:value-type="float" office:value="3" calcext:value-type="float">
            <text:p>3</text:p>
          </table:table-cell>
          <table:table-cell table:style-name="ce78" table:formula="of:=IFERROR(IF([.U40]=&quot;R&quot;;VLOOKUP([.W40];[.$AA$3:.$AB$7];2;0);[.W40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39" calcext:value-type="float">
            <text:p>39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0]" office:value-type="float" office:value="3" calcext:value-type="float">
            <text:p>3</text:p>
          </table:table-cell>
          <table:table-cell table:style-name="ce51" table:formula="of:=IFERROR(IF([.U41]=&quot;R&quot;;VLOOKUP([.W41];[.$AA$3:.$AB$7];2;0);[.W41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0" calcext:value-type="float">
            <text:p>40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41]" office:value-type="float" office:value="4" calcext:value-type="float">
            <text:p>4</text:p>
          </table:table-cell>
          <table:table-cell table:style-name="ce51" table:formula="of:=IFERROR(IF([.U42]=&quot;R&quot;;VLOOKUP([.W42];[.$AA$3:.$AB$7];2;0);[.W42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1" calcext:value-type="float">
            <text:p>41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42]" office:value-type="float" office:value="3" calcext:value-type="float">
            <text:p>3</text:p>
          </table:table-cell>
          <table:table-cell table:style-name="ce78" table:formula="of:=IFERROR(IF([.U43]=&quot;R&quot;;VLOOKUP([.W43];[.$AA$3:.$AB$7];2;0);[.W43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2" calcext:value-type="float">
            <text:p>4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43]" office:value-type="float" office:value="2" calcext:value-type="float">
            <text:p>2</text:p>
          </table:table-cell>
          <table:table-cell table:style-name="ce78" table:formula="of:=IFERROR(IF([.U44]=&quot;R&quot;;VLOOKUP([.W44];[.$AA$3:.$AB$7];2;0);[.W44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3" calcext:value-type="float">
            <text:p>43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4]" office:value-type="float" office:value="3" calcext:value-type="float">
            <text:p>3</text:p>
          </table:table-cell>
          <table:table-cell table:style-name="ce51" table:formula="of:=IFERROR(IF([.U45]=&quot;R&quot;;VLOOKUP([.W45];[.$AA$3:.$AB$7];2;0);[.W45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4" calcext:value-type="float">
            <text:p>44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45]" office:value-type="float" office:value="3" calcext:value-type="float">
            <text:p>3</text:p>
          </table:table-cell>
          <table:table-cell table:style-name="ce78" table:formula="of:=IFERROR(IF([.U46]=&quot;R&quot;;VLOOKUP([.W46];[.$AA$3:.$AB$7];2;0);[.W46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5" calcext:value-type="float">
            <text:p>45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6]" office:value-type="float" office:value="4" calcext:value-type="float">
            <text:p>4</text:p>
          </table:table-cell>
          <table:table-cell table:style-name="ce51" table:formula="of:=IFERROR(IF([.U47]=&quot;R&quot;;VLOOKUP([.W47];[.$AA$3:.$AB$7];2;0);[.W47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6" calcext:value-type="float">
            <text:p>46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7]" office:value-type="float" office:value="4" calcext:value-type="float">
            <text:p>4</text:p>
          </table:table-cell>
          <table:table-cell table:style-name="ce51" table:formula="of:=IFERROR(IF([.U48]=&quot;R&quot;;VLOOKUP([.W48];[.$AA$3:.$AB$7];2;0);[.W48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7" calcext:value-type="float">
            <text:p>47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8]" office:value-type="float" office:value="4" calcext:value-type="float">
            <text:p>4</text:p>
          </table:table-cell>
          <table:table-cell table:style-name="ce51" table:formula="of:=IFERROR(IF([.U49]=&quot;R&quot;;VLOOKUP([.W49];[.$AA$3:.$AB$7];2;0);[.W49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8" calcext:value-type="float">
            <text:p>48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9]" office:value-type="float" office:value="4" calcext:value-type="float">
            <text:p>4</text:p>
          </table:table-cell>
          <table:table-cell table:style-name="ce51" table:formula="of:=IFERROR(IF([.U50]=&quot;R&quot;;VLOOKUP([.W50];[.$AA$3:.$AB$7];2;0);[.W50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49" calcext:value-type="float">
            <text:p>49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50]" office:value-type="float" office:value="4" calcext:value-type="float">
            <text:p>4</text:p>
          </table:table-cell>
          <table:table-cell table:style-name="ce51" table:formula="of:=IFERROR(IF([.U51]=&quot;R&quot;;VLOOKUP([.W51];[.$AA$3:.$AB$7];2;0);[.W51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0" calcext:value-type="float">
            <text:p>5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51]" office:value-type="float" office:value="4" calcext:value-type="float">
            <text:p>4</text:p>
          </table:table-cell>
          <table:table-cell table:style-name="ce78" table:formula="of:=IFERROR(IF([.U52]=&quot;R&quot;;VLOOKUP([.W52];[.$AA$3:.$AB$7];2;0);[.W52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1" calcext:value-type="float">
            <text:p>51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52]" office:value-type="float" office:value="3" calcext:value-type="float">
            <text:p>3</text:p>
          </table:table-cell>
          <table:table-cell table:style-name="ce78" table:formula="of:=IFERROR(IF([.U53]=&quot;R&quot;;VLOOKUP([.W53];[.$AA$3:.$AB$7];2;0);[.W53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2" calcext:value-type="float">
            <text:p>5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53]" office:value-type="float" office:value="2" calcext:value-type="float">
            <text:p>2</text:p>
          </table:table-cell>
          <table:table-cell table:style-name="ce78" table:formula="of:=IFERROR(IF([.U54]=&quot;R&quot;;VLOOKUP([.W54];[.$AA$3:.$AB$7];2;0);[.W54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3" calcext:value-type="float">
            <text:p>53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54]" office:value-type="float" office:value="3" calcext:value-type="float">
            <text:p>3</text:p>
          </table:table-cell>
          <table:table-cell table:style-name="ce51" table:formula="of:=IFERROR(IF([.U55]=&quot;R&quot;;VLOOKUP([.W55];[.$AA$3:.$AB$7];2;0);[.W55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4" calcext:value-type="float">
            <text:p>54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55]" office:value-type="float" office:value="3" calcext:value-type="float">
            <text:p>3</text:p>
          </table:table-cell>
          <table:table-cell table:style-name="ce78" table:formula="of:=IFERROR(IF([.U56]=&quot;R&quot;;VLOOKUP([.W56];[.$AA$3:.$AB$7];2;0);[.W56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5" calcext:value-type="float">
            <text:p>5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56]" office:value-type="float" office:value="4" calcext:value-type="float">
            <text:p>4</text:p>
          </table:table-cell>
          <table:table-cell table:style-name="ce78" table:formula="of:=IFERROR(IF([.U57]=&quot;R&quot;;VLOOKUP([.W57];[.$AA$3:.$AB$7];2;0);[.W57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6" calcext:value-type="float">
            <text:p>5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57]" office:value-type="float" office:value="3" calcext:value-type="float">
            <text:p>3</text:p>
          </table:table-cell>
          <table:table-cell table:style-name="ce78" table:formula="of:=IFERROR(IF([.U58]=&quot;R&quot;;VLOOKUP([.W58];[.$AA$3:.$AB$7];2;0);[.W58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7" calcext:value-type="float">
            <text:p>57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58]" office:value-type="float" office:value="3" calcext:value-type="float">
            <text:p>3</text:p>
          </table:table-cell>
          <table:table-cell table:style-name="ce51" table:formula="of:=IFERROR(IF([.U59]=&quot;R&quot;;VLOOKUP([.W59];[.$AA$3:.$AB$7];2;0);[.W59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8" calcext:value-type="float">
            <text:p>58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59]" office:value-type="float" office:value="3" calcext:value-type="float">
            <text:p>3</text:p>
          </table:table-cell>
          <table:table-cell table:style-name="ce51" table:formula="of:=IFERROR(IF([.U60]=&quot;R&quot;;VLOOKUP([.W60];[.$AA$3:.$AB$7];2;0);[.W60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59" calcext:value-type="float">
            <text:p>5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60]" office:value-type="float" office:value="2" calcext:value-type="float">
            <text:p>2</text:p>
          </table:table-cell>
          <table:table-cell table:style-name="ce78" table:formula="of:=IFERROR(IF([.U61]=&quot;R&quot;;VLOOKUP([.W61];[.$AA$3:.$AB$7];2;0);[.W61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0" calcext:value-type="float">
            <text:p>60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61]" office:value-type="float" office:value="4" calcext:value-type="float">
            <text:p>4</text:p>
          </table:table-cell>
          <table:table-cell table:style-name="ce51" table:formula="of:=IFERROR(IF([.U62]=&quot;R&quot;;VLOOKUP([.W62];[.$AA$3:.$AB$7];2;0);[.W62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1" calcext:value-type="float">
            <text:p>6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62]" office:value-type="float" office:value="4" calcext:value-type="float">
            <text:p>4</text:p>
          </table:table-cell>
          <table:table-cell table:style-name="ce51" table:formula="of:=IFERROR(IF([.U63]=&quot;R&quot;;VLOOKUP([.W63];[.$AA$3:.$AB$7];2;0);[.W63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2" calcext:value-type="float">
            <text:p>62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63]" office:value-type="float" office:value="3" calcext:value-type="float">
            <text:p>3</text:p>
          </table:table-cell>
          <table:table-cell table:style-name="ce51" table:formula="of:=IFERROR(IF([.U64]=&quot;R&quot;;VLOOKUP([.W64];[.$AA$3:.$AB$7];2;0);[.W64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3" calcext:value-type="float">
            <text:p>63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64]" office:value-type="float" office:value="2" calcext:value-type="float">
            <text:p>2</text:p>
          </table:table-cell>
          <table:table-cell table:style-name="ce78" table:formula="of:=IFERROR(IF([.U65]=&quot;R&quot;;VLOOKUP([.W65];[.$AA$3:.$AB$7];2;0);[.W65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4" calcext:value-type="float">
            <text:p>64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65]" office:value-type="float" office:value="4" calcext:value-type="float">
            <text:p>4</text:p>
          </table:table-cell>
          <table:table-cell table:style-name="ce51" table:formula="of:=IFERROR(IF([.U66]=&quot;R&quot;;VLOOKUP([.W66];[.$AA$3:.$AB$7];2;0);[.W66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5" calcext:value-type="float">
            <text:p>65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66]" office:value-type="float" office:value="4" calcext:value-type="float">
            <text:p>4</text:p>
          </table:table-cell>
          <table:table-cell table:style-name="ce51" table:formula="of:=IFERROR(IF([.U67]=&quot;R&quot;;VLOOKUP([.W67];[.$AA$3:.$AB$7];2;0);[.W67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6" calcext:value-type="float">
            <text:p>6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67]" office:value-type="float" office:value="2" calcext:value-type="float">
            <text:p>2</text:p>
          </table:table-cell>
          <table:table-cell table:style-name="ce78" table:formula="of:=IFERROR(IF([.U68]=&quot;R&quot;;VLOOKUP([.W68];[.$AA$3:.$AB$7];2;0);[.W68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7" calcext:value-type="float">
            <text:p>67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68]" office:value-type="float" office:value="3" calcext:value-type="float">
            <text:p>3</text:p>
          </table:table-cell>
          <table:table-cell table:style-name="ce51" table:formula="of:=IFERROR(IF([.U69]=&quot;R&quot;;VLOOKUP([.W69];[.$AA$3:.$AB$7];2;0);[.W69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8" calcext:value-type="float">
            <text:p>68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69]" office:value-type="float" office:value="3" calcext:value-type="float">
            <text:p>3</text:p>
          </table:table-cell>
          <table:table-cell table:style-name="ce51" table:formula="of:=IFERROR(IF([.U70]=&quot;R&quot;;VLOOKUP([.W70];[.$AA$3:.$AB$7];2;0);[.W70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69" calcext:value-type="float">
            <text:p>69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70]" office:value-type="float" office:value="4" calcext:value-type="float">
            <text:p>4</text:p>
          </table:table-cell>
          <table:table-cell table:style-name="ce51" table:formula="of:=IFERROR(IF([.U71]=&quot;R&quot;;VLOOKUP([.W71];[.$AA$3:.$AB$7];2;0);[.W71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0" calcext:value-type="float">
            <text:p>7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71]" office:value-type="float" office:value="4" calcext:value-type="float">
            <text:p>4</text:p>
          </table:table-cell>
          <table:table-cell table:style-name="ce78" table:formula="of:=IFERROR(IF([.U72]=&quot;R&quot;;VLOOKUP([.W72];[.$AA$3:.$AB$7];2;0);[.W72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1" calcext:value-type="float">
            <text:p>71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72]" office:value-type="float" office:value="3" calcext:value-type="float">
            <text:p>3</text:p>
          </table:table-cell>
          <table:table-cell table:style-name="ce51" table:formula="of:=IFERROR(IF([.U73]=&quot;R&quot;;VLOOKUP([.W73];[.$AA$3:.$AB$7];2;0);[.W73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2" calcext:value-type="float">
            <text:p>7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73]" office:value-type="float" office:value="4" calcext:value-type="float">
            <text:p>4</text:p>
          </table:table-cell>
          <table:table-cell table:style-name="ce78" table:formula="of:=IFERROR(IF([.U74]=&quot;R&quot;;VLOOKUP([.W74];[.$AA$3:.$AB$7];2;0);[.W74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3" calcext:value-type="float">
            <text:p>7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74]" office:value-type="float" office:value="4" calcext:value-type="float">
            <text:p>4</text:p>
          </table:table-cell>
          <table:table-cell table:style-name="ce51" table:formula="of:=IFERROR(IF([.U75]=&quot;R&quot;;VLOOKUP([.W75];[.$AA$3:.$AB$7];2;0);[.W75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4" calcext:value-type="float">
            <text:p>74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75]" office:value-type="float" office:value="4" calcext:value-type="float">
            <text:p>4</text:p>
          </table:table-cell>
          <table:table-cell table:style-name="ce78" table:formula="of:=IFERROR(IF([.U76]=&quot;R&quot;;VLOOKUP([.W76];[.$AA$3:.$AB$7];2;0);[.W76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5" calcext:value-type="float">
            <text:p>7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76]" office:value-type="float" office:value="2" calcext:value-type="float">
            <text:p>2</text:p>
          </table:table-cell>
          <table:table-cell table:style-name="ce78" table:formula="of:=IFERROR(IF([.U77]=&quot;R&quot;;VLOOKUP([.W77];[.$AA$3:.$AB$7];2;0);[.W77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6" calcext:value-type="float">
            <text:p>7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77]" office:value-type="float" office:value="3" calcext:value-type="float">
            <text:p>3</text:p>
          </table:table-cell>
          <table:table-cell table:style-name="ce78" table:formula="of:=IFERROR(IF([.U78]=&quot;R&quot;;VLOOKUP([.W78];[.$AA$3:.$AB$7];2;0);[.W78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7" calcext:value-type="float">
            <text:p>77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78]" office:value-type="float" office:value="4" calcext:value-type="float">
            <text:p>4</text:p>
          </table:table-cell>
          <table:table-cell table:style-name="ce78" table:formula="of:=IFERROR(IF([.U79]=&quot;R&quot;;VLOOKUP([.W79];[.$AA$3:.$AB$7];2;0);[.W79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8" calcext:value-type="float">
            <text:p>78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79]" office:value-type="float" office:value="3" calcext:value-type="float">
            <text:p>3</text:p>
          </table:table-cell>
          <table:table-cell table:style-name="ce51" table:formula="of:=IFERROR(IF([.U80]=&quot;R&quot;;VLOOKUP([.W80];[.$AA$3:.$AB$7];2;0);[.W80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79" calcext:value-type="float">
            <text:p>7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80]" office:value-type="float" office:value="4" calcext:value-type="float">
            <text:p>4</text:p>
          </table:table-cell>
          <table:table-cell table:style-name="ce78" table:formula="of:=IFERROR(IF([.U81]=&quot;R&quot;;VLOOKUP([.W81];[.$AA$3:.$AB$7];2;0);[.W81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0" calcext:value-type="float">
            <text:p>8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81]" office:value-type="float" office:value="4" calcext:value-type="float">
            <text:p>4</text:p>
          </table:table-cell>
          <table:table-cell table:style-name="ce78" table:formula="of:=IFERROR(IF([.U82]=&quot;R&quot;;VLOOKUP([.W82];[.$AA$3:.$AB$7];2;0);[.W82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1" calcext:value-type="float">
            <text:p>8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82]" office:value-type="float" office:value="4" calcext:value-type="float">
            <text:p>4</text:p>
          </table:table-cell>
          <table:table-cell table:style-name="ce51" table:formula="of:=IFERROR(IF([.U83]=&quot;R&quot;;VLOOKUP([.W83];[.$AA$3:.$AB$7];2;0);[.W83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2" calcext:value-type="float">
            <text:p>8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83]" office:value-type="float" office:value="4" calcext:value-type="float">
            <text:p>4</text:p>
          </table:table-cell>
          <table:table-cell table:style-name="ce78" table:formula="of:=IFERROR(IF([.U84]=&quot;R&quot;;VLOOKUP([.W84];[.$AA$3:.$AB$7];2;0);[.W84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3" calcext:value-type="float">
            <text:p>83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84]" office:value-type="float" office:value="4" calcext:value-type="float">
            <text:p>4</text:p>
          </table:table-cell>
          <table:table-cell table:style-name="ce51" table:formula="of:=IFERROR(IF([.U85]=&quot;R&quot;;VLOOKUP([.W85];[.$AA$3:.$AB$7];2;0);[.W85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4" calcext:value-type="float">
            <text:p>84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85]" office:value-type="float" office:value="2" calcext:value-type="float">
            <text:p>2</text:p>
          </table:table-cell>
          <table:table-cell table:style-name="ce78" table:formula="of:=IFERROR(IF([.U86]=&quot;R&quot;;VLOOKUP([.W86];[.$AA$3:.$AB$7];2;0);[.W86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5" calcext:value-type="float">
            <text:p>8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86]" office:value-type="float" office:value="2" calcext:value-type="float">
            <text:p>2</text:p>
          </table:table-cell>
          <table:table-cell table:style-name="ce78" table:formula="of:=IFERROR(IF([.U87]=&quot;R&quot;;VLOOKUP([.W87];[.$AA$3:.$AB$7];2;0);[.W87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6" calcext:value-type="float">
            <text:p>86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87]" office:value-type="float" office:value="2" calcext:value-type="float">
            <text:p>2</text:p>
          </table:table-cell>
          <table:table-cell table:style-name="ce51" table:formula="of:=IFERROR(IF([.U88]=&quot;R&quot;;VLOOKUP([.W88];[.$AA$3:.$AB$7];2;0);[.W88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7" calcext:value-type="float">
            <text:p>87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$'jawaban peserta'.B88]" office:value-type="float" office:value="2" calcext:value-type="float">
            <text:p>2</text:p>
          </table:table-cell>
          <table:table-cell table:style-name="ce78" table:formula="of:=IFERROR(IF([.U89]=&quot;R&quot;;VLOOKUP([.W89];[.$AA$3:.$AB$7];2;0);[.W89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8" calcext:value-type="float">
            <text:p>88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89]" office:value-type="float" office:value="4" calcext:value-type="float">
            <text:p>4</text:p>
          </table:table-cell>
          <table:table-cell table:style-name="ce51" table:formula="of:=IFERROR(IF([.U90]=&quot;R&quot;;VLOOKUP([.W90];[.$AA$3:.$AB$7];2;0);[.W90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89" calcext:value-type="float">
            <text:p>8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90]" office:value-type="float" office:value="3" calcext:value-type="float">
            <text:p>3</text:p>
          </table:table-cell>
          <table:table-cell table:style-name="ce78" table:formula="of:=IFERROR(IF([.U91]=&quot;R&quot;;VLOOKUP([.W91];[.$AA$3:.$AB$7];2;0);[.W91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90" calcext:value-type="float">
            <text:p>9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91]" office:value-type="float" office:value="3" calcext:value-type="float">
            <text:p>3</text:p>
          </table:table-cell>
          <table:table-cell table:style-name="ce78" table:formula="of:=IFERROR(IF([.U92]=&quot;R&quot;;VLOOKUP([.W92];[.$AA$3:.$AB$7];2;0);[.W92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91" calcext:value-type="float">
            <text:p>91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$'jawaban peserta'.B92]" office:value-type="float" office:value="3" calcext:value-type="float">
            <text:p>3</text:p>
          </table:table-cell>
          <table:table-cell table:style-name="ce78" table:formula="of:=IFERROR(IF([.U93]=&quot;R&quot;;VLOOKUP([.W93];[.$AA$3:.$AB$7];2;0);[.W93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92" calcext:value-type="float">
            <text:p>9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93]" office:value-type="float" office:value="3" calcext:value-type="float">
            <text:p>3</text:p>
          </table:table-cell>
          <table:table-cell table:style-name="ce78" table:formula="of:=IFERROR(IF([.U94]=&quot;R&quot;;VLOOKUP([.W94];[.$AA$3:.$AB$7];2;0);[.W94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93" calcext:value-type="float">
            <text:p>93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94]" office:value-type="float" office:value="2" calcext:value-type="float">
            <text:p>2</text:p>
          </table:table-cell>
          <table:table-cell table:style-name="ce78" table:formula="of:=IFERROR(IF([.U95]=&quot;R&quot;;VLOOKUP([.W95];[.$AA$3:.$AB$7];2;0);[.W95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94" calcext:value-type="float">
            <text:p>94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95]" office:value-type="float" office:value="3" calcext:value-type="float">
            <text:p>3</text:p>
          </table:table-cell>
          <table:table-cell table:style-name="ce78" table:formula="of:=IFERROR(IF([.U96]=&quot;R&quot;;VLOOKUP([.W96];[.$AA$3:.$AB$7];2;0);[.W96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95" calcext:value-type="float">
            <text:p>9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96]" office:value-type="float" office:value="4" calcext:value-type="float">
            <text:p>4</text:p>
          </table:table-cell>
          <table:table-cell table:style-name="ce78" table:formula="of:=IFERROR(IF([.U97]=&quot;R&quot;;VLOOKUP([.W97];[.$AA$3:.$AB$7];2;0);[.W97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96" calcext:value-type="float">
            <text:p>9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97]" office:value-type="float" office:value="2" calcext:value-type="float">
            <text:p>2</text:p>
          </table:table-cell>
          <table:table-cell table:style-name="ce78" table:formula="of:=IFERROR(IF([.U98]=&quot;R&quot;;VLOOKUP([.W98];[.$AA$3:.$AB$7];2;0);[.W98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97" calcext:value-type="float">
            <text:p>97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98]" office:value-type="float" office:value="4" calcext:value-type="float">
            <text:p>4</text:p>
          </table:table-cell>
          <table:table-cell table:style-name="ce51" table:formula="of:=IFERROR(IF([.U99]=&quot;R&quot;;VLOOKUP([.W99];[.$AA$3:.$AB$7];2;0);[.W99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ce51" office:value-type="float" office:value="98" calcext:value-type="float">
            <text:p>98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99]" office:value-type="float" office:value="4" calcext:value-type="float">
            <text:p>4</text:p>
          </table:table-cell>
          <table:table-cell table:style-name="ce51" table:formula="of:=IFERROR(IF([.U100]=&quot;R&quot;;VLOOKUP([.W100];[.$AA$3:.$AB$7];2;0);[.W100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99" calcext:value-type="float">
            <text:p>9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100]" office:value-type="float" office:value="4" calcext:value-type="float">
            <text:p>4</text:p>
          </table:table-cell>
          <table:table-cell table:style-name="ce78" table:formula="of:=IFERROR(IF([.U101]=&quot;R&quot;;VLOOKUP([.W101];[.$AA$3:.$AB$7];2;0);[.W101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100" calcext:value-type="float">
            <text:p>10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101]" office:value-type="float" office:value="0" calcext:value-type="float">
            <text:p>0</text:p>
          </table:table-cell>
          <table:table-cell table:style-name="ce78" table:formula="of:=IFERROR(IF([.U102]=&quot;R&quot;;VLOOKUP([.W102];[.$AA$3:.$AB$7];2;0);[.W102]);&quot;&quot;)">
            <text:p/>
          </table:table-cell>
          <table:table-cell table:number-columns-repeated="1000"/>
        </table:table-row>
        <table:table-row table:style-name="ro6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51"/>
          <table:table-cell table:style-name="ce27" office:value-type="string" calcext:value-type="string" table:number-columns-spanned="4" table:number-rows-spanned="1">
            <text:p>Kunci Jawaban</text:p>
          </table:table-cell>
          <table:covered-table-cell table:number-columns-repeated="3" table:style-name="ce27"/>
          <table:table-cell table:style-name="ce51"/>
          <table:table-cell table:style-name="ce30" office:value-type="string" calcext:value-type="string" table:number-columns-spanned="4" table:number-rows-spanned="1">
            <text:p>Jawaban</text:p>
          </table:table-cell>
          <table:covered-table-cell table:number-columns-repeated="3" table:style-name="ce30"/>
          <table:table-cell table:style-name="ce8"/>
          <table:table-cell/>
          <table:table-cell table:style-name="ce27" office:value-type="string" calcext:value-type="string" table:number-columns-spanned="5" table:number-rows-spanned="1">
            <text:p>Jawaban Peserta</text:p>
          </table:table-cell>
          <table:covered-table-cell table:number-columns-repeated="4" table:style-name="ce27"/>
          <table:table-cell table:number-columns-repeated="1006"/>
        </table:table-row>
        <table:table-row table:style-name="ro7">
          <table:table-cell office:value-type="string" calcext:value-type="string">
            <text:p>Honesty - Humility</text:p>
          </table:table-cell>
          <table:table-cell table:style-name="ce51"/>
          <table:table-cell table:style-name="ce8" table:number-columns-repeated="4"/>
          <table:table-cell table:style-name="ce51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 Sempurna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</text:p>
          </table:table-cell>
          <table:table-cell/>
          <table:table-cell table:style-name="ce8" office:value-type="string" calcext:value-type="string">
            <text:p>No Soal</text:p>
          </table:table-cell>
          <table:table-cell table:style-name="ce10" office:value-type="string" calcext:value-type="string">
            <text:p>Kode Reversed</text:p>
          </table:table-cell>
          <table:table-cell table:style-name="ce8" office:value-type="string" calcext:value-type="string">
            <text:p>Kunci Jawaban</text:p>
          </table:table-cell>
          <table:table-cell table:style-name="ce8" office:value-type="string" calcext:value-type="string">
            <text:p>Jawaban peserta</text:p>
          </table:table-cell>
          <table:table-cell table:style-name="ce8" office:value-type="string" calcext:value-type="string">
            <text:p>hasil akhir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Sincerity 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30R</text:p>
          </table:table-cell>
          <table:table-cell table:style-name="ce8" office:value-type="float" office:value="54" calcext:value-type="float">
            <text:p>54</text:p>
          </table:table-cell>
          <table:table-cell table:style-name="ce8"/>
          <table:table-cell table:style-name="ce51"/>
          <table:table-cell table:style-name="ce51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10:.K110])/4" office:value-type="float" office:value="3.25" calcext:value-type="float">
            <text:p>3.25</text:p>
          </table:table-cell>
          <table:table-cell/>
          <table:table-cell table:style-name="ce8" table:formula="of:=[.X115]" office:value-type="float" office:value="4" calcext:value-type="float">
            <text:p>4</text:p>
          </table:table-cell>
          <table:table-cell table:style-name="ce8" table:formula="of:=[.X139]" office:value-type="float" office:value="2" calcext:value-type="float">
            <text:p>2</text:p>
          </table:table-cell>
          <table:table-cell table:style-name="ce8" table:formula="of:=[.X163]" office:value-type="float" office:value="3" calcext:value-type="float">
            <text:p>3</text:p>
          </table:table-cell>
          <table:table-cell table:style-name="ce8"/>
          <table:table-cell table:style-name="ce51" table:formula="of:=SUM([.N110:.Q110])/4" office:value-type="float" office:value="2.25" calcext:value-type="float">
            <text:p>2.25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2]" office:value-type="float" office:value="3" calcext:value-type="float">
            <text:p>3</text:p>
          </table:table-cell>
          <table:table-cell table:style-name="ce78" table:formula="of:=IFERROR(IF([.U110]=&quot;R&quot;;VLOOKUP([.W110];[.$AA$3:.$AB$7];2;0);[.W110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Fairnes</text:p>
          </table:table-cell>
          <table:table-cell table:style-name="ce8" office:value-type="string" calcext:value-type="string">
            <text:p>12R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60R</text:p>
          </table:table-cell>
          <table:table-cell table:style-name="ce8"/>
          <table:table-cell table:style-name="ce51"/>
          <table:table-cell table:number-columns-repeated="4" table:style-name="ce51" office:value-type="float" office:value="5" calcext:value-type="float">
            <text:p>5</text:p>
          </table:table-cell>
          <table:table-cell table:style-name="ce8" table:formula="of:=SUM([.H111:.K111])/4" office:value-type="float" office:value="5" calcext:value-type="float">
            <text:p>5</text:p>
          </table:table-cell>
          <table:table-cell/>
          <table:table-cell table:style-name="ce8" table:formula="of:=[.X121]" office:value-type="float" office:value="4" calcext:value-type="float">
            <text:p>4</text:p>
          </table:table-cell>
          <table:table-cell table:style-name="ce8" table:formula="of:=[.X145]" office:value-type="float" office:value="2" calcext:value-type="float">
            <text:p>2</text:p>
          </table:table-cell>
          <table:table-cell table:style-name="ce8" table:formula="of:=[.X169]" office:value-type="float" office:value="2" calcext:value-type="float">
            <text:p>2</text:p>
          </table:table-cell>
          <table:table-cell table:style-name="ce8"/>
          <table:table-cell table:style-name="ce51" table:formula="of:=SUM([.N111:.Q111])/4" office:value-type="float" office:value="2" calcext:value-type="float">
            <text:p>2</text:p>
          </table:table-cell>
          <table:table-cell/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3]" office:value-type="float" office:value="4" calcext:value-type="float">
            <text:p>4</text:p>
          </table:table-cell>
          <table:table-cell table:style-name="ce51" table:formula="of:=IFERROR(IF([.U111]=&quot;R&quot;;VLOOKUP([.W111];[.$AA$3:.$AB$7];2;0);[.W111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Greed Avoidanc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42R</text:p>
          </table:table-cell>
          <table:table-cell table:style-name="ce8" table:number-columns-repeated="2"/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8" table:formula="of:=SUM([.H112:.K112])/4" office:value-type="float" office:value="4" calcext:value-type="float">
            <text:p>4</text:p>
          </table:table-cell>
          <table:table-cell/>
          <table:table-cell table:style-name="ce8" table:formula="of:=[.X127]" office:value-type="float" office:value="3" calcext:value-type="float">
            <text:p>3</text:p>
          </table:table-cell>
          <table:table-cell table:style-name="ce8" table:formula="of:=[.X151]" office:value-type="float" office:value="4" calcext:value-type="float">
            <text:p>4</text:p>
          </table:table-cell>
          <table:table-cell table:style-name="ce8" table:number-columns-repeated="2"/>
          <table:table-cell table:style-name="ce51" table:formula="of:=SUM([.N112:.Q112])/4" office:value-type="float" office:value="1.75" calcext:value-type="float">
            <text:p>1.75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4]" office:value-type="float" office:value="2" calcext:value-type="float">
            <text:p>2</text:p>
          </table:table-cell>
          <table:table-cell table:style-name="ce51" table:formula="of:=IFERROR(IF([.U112]=&quot;R&quot;;VLOOKUP([.W112];[.$AA$3:.$AB$7];2;0);[.W112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Modesty</text:p>
          </table:table-cell>
          <table:table-cell table:style-name="ce8" office:value-type="string" calcext:value-type="string">
            <text:p>24R</text:p>
          </table:table-cell>
          <table:table-cell table:style-name="ce8" office:value-type="string" calcext:value-type="string">
            <text:p>48R</text:p>
          </table:table-cell>
          <table:table-cell table:style-name="ce8" table:number-columns-repeated="2"/>
          <table:table-cell table:style-name="ce51"/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8" table:formula="of:=SUM([.H113:.K113])/4" office:value-type="float" office:value="3.25" calcext:value-type="float">
            <text:p>3.25</text:p>
          </table:table-cell>
          <table:table-cell/>
          <table:table-cell table:style-name="ce8" table:formula="of:=[.X133]" office:value-type="float" office:value="2" calcext:value-type="float">
            <text:p>2</text:p>
          </table:table-cell>
          <table:table-cell table:style-name="ce8" table:formula="of:=[.X157]" office:value-type="float" office:value="2" calcext:value-type="float">
            <text:p>2</text:p>
          </table:table-cell>
          <table:table-cell table:style-name="ce8" table:number-columns-repeated="2"/>
          <table:table-cell table:style-name="ce51" table:formula="of:=SUM([.N113:.Q113])/4" office:value-type="float" office:value="1" calcext:value-type="float">
            <text:p>1</text:p>
          </table:table-cell>
          <table:table-cell/>
          <table:table-cell table:style-name="ce51" office:value-type="float" office:value="4" calcext:value-type="float">
            <text:p>4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5]" office:value-type="float" office:value="3" calcext:value-type="float">
            <text:p>3</text:p>
          </table:table-cell>
          <table:table-cell table:style-name="ce51" table:formula="of:=IFERROR(IF([.U113]=&quot;R&quot;;VLOOKUP([.W113];[.$AA$3:.$AB$7];2;0);[.W113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Emotionality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5" calcext:value-type="float">
            <text:p>5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6]" office:value-type="float" office:value="3" calcext:value-type="float">
            <text:p>3</text:p>
          </table:table-cell>
          <table:table-cell table:style-name="ce51" table:formula="of:=IFERROR(IF([.U114]=&quot;R&quot;;VLOOKUP([.W114];[.$AA$3:.$AB$7];2;0);[.W114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Fearfulnes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53R</text:p>
          </table:table-cell>
          <table:table-cell table:style-name="ce8"/>
          <table:table-cell table:style-name="ce51"/>
          <table:table-cell table:number-columns-repeated="4" table:style-name="ce51" office:value-type="float" office:value="4" calcext:value-type="float">
            <text:p>4</text:p>
          </table:table-cell>
          <table:table-cell table:style-name="ce8" table:formula="of:=SUM([.H115:.K115])/4" office:value-type="float" office:value="4" calcext:value-type="float">
            <text:p>4</text:p>
          </table:table-cell>
          <table:table-cell/>
          <table:table-cell table:style-name="ce8" table:formula="of:=[.X114]" office:value-type="float" office:value="3" calcext:value-type="float">
            <text:p>3</text:p>
          </table:table-cell>
          <table:table-cell table:style-name="ce8" table:formula="of:=[.X138]" office:value-type="float" office:value="4" calcext:value-type="float">
            <text:p>4</text:p>
          </table:table-cell>
          <table:table-cell table:style-name="ce8" table:formula="of:=[.X162]" office:value-type="float" office:value="3" calcext:value-type="float">
            <text:p>3</text:p>
          </table:table-cell>
          <table:table-cell table:style-name="ce8"/>
          <table:table-cell table:style-name="ce51" table:formula="of:=SUM([.N115:.Q115])/4" office:value-type="float" office:value="2.5" calcext:value-type="float">
            <text:p>2.5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7]" office:value-type="float" office:value="4" calcext:value-type="float">
            <text:p>4</text:p>
          </table:table-cell>
          <table:table-cell table:style-name="ce78" table:formula="of:=IFERROR(IF([.U115]=&quot;R&quot;;VLOOKUP([.W115];[.$AA$3:.$AB$7];2;0);[.W115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Anxiety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35R</text:p>
          </table:table-cell>
          <table:table-cell table:style-name="ce8" table:number-columns-repeated="2"/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8" table:formula="of:=SUM([.H116:.K116])/4" office:value-type="float" office:value="3.5" calcext:value-type="float">
            <text:p>3.5</text:p>
          </table:table-cell>
          <table:table-cell/>
          <table:table-cell table:style-name="ce8" table:formula="of:=[.X120]" office:value-type="float" office:value="4" calcext:value-type="float">
            <text:p>4</text:p>
          </table:table-cell>
          <table:table-cell table:style-name="ce8" table:formula="of:=[.X144]" office:value-type="float" office:value="2" calcext:value-type="float">
            <text:p>2</text:p>
          </table:table-cell>
          <table:table-cell table:style-name="ce8" table:number-columns-repeated="2"/>
          <table:table-cell table:style-name="ce51" table:formula="of:=SUM([.N116:.Q116])/4" office:value-type="float" office:value="1.5" calcext:value-type="float">
            <text:p>1.5</text:p>
          </table:table-cell>
          <table:table-cell/>
          <table:table-cell table:style-name="ce51" office:value-type="float" office:value="7" calcext:value-type="float">
            <text:p>7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8]" office:value-type="float" office:value="3" calcext:value-type="float">
            <text:p>3</text:p>
          </table:table-cell>
          <table:table-cell table:style-name="ce51" table:formula="of:=IFERROR(IF([.U116]=&quot;R&quot;;VLOOKUP([.W116];[.$AA$3:.$AB$7];2;0);[.W116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Dependenc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41R</text:p>
          </table:table-cell>
          <table:table-cell table:style-name="ce8" table:number-columns-repeated="2"/>
          <table:table-cell table:style-name="ce51"/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8" table:formula="of:=SUM([.H117:.K117])/4" office:value-type="float" office:value="4.5" calcext:value-type="float">
            <text:p>4.5</text:p>
          </table:table-cell>
          <table:table-cell/>
          <table:table-cell table:style-name="ce8" table:formula="of:=[.X126]" office:value-type="float" office:value="4" calcext:value-type="float">
            <text:p>4</text:p>
          </table:table-cell>
          <table:table-cell table:style-name="ce8" table:formula="of:=[.X150]" office:value-type="float" office:value="3" calcext:value-type="float">
            <text:p>3</text:p>
          </table:table-cell>
          <table:table-cell table:style-name="ce8" table:number-columns-repeated="2"/>
          <table:table-cell table:style-name="ce51" table:formula="of:=SUM([.N117:.Q117])/4" office:value-type="float" office:value="1.75" calcext:value-type="float">
            <text:p>1.75</text:p>
          </table:table-cell>
          <table:table-cell/>
          <table:table-cell table:style-name="ce51" office:value-type="float" office:value="8" calcext:value-type="float">
            <text:p>8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9]" office:value-type="float" office:value="4" calcext:value-type="float">
            <text:p>4</text:p>
          </table:table-cell>
          <table:table-cell table:style-name="ce51" table:formula="of:=IFERROR(IF([.U117]=&quot;R&quot;;VLOOKUP([.W117];[.$AA$3:.$AB$7];2;0);[.W117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Setimentality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59R</text:p>
          </table:table-cell>
          <table:table-cell table:style-name="ce8"/>
          <table:table-cell table:style-name="ce51"/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H118:.K118])/4" office:value-type="float" office:value="3.75" calcext:value-type="float">
            <text:p>3.75</text:p>
          </table:table-cell>
          <table:table-cell/>
          <table:table-cell table:style-name="ce8" table:formula="of:=[.X132]" office:value-type="float" office:value="3" calcext:value-type="float">
            <text:p>3</text:p>
          </table:table-cell>
          <table:table-cell table:style-name="ce8" table:formula="of:=[.X156]" office:value-type="float" office:value="4" calcext:value-type="float">
            <text:p>4</text:p>
          </table:table-cell>
          <table:table-cell table:style-name="ce8" table:formula="of:=[.X168]" office:value-type="float" office:value="4" calcext:value-type="float">
            <text:p>4</text:p>
          </table:table-cell>
          <table:table-cell table:style-name="ce8"/>
          <table:table-cell table:style-name="ce51" table:formula="of:=SUM([.N118:.Q118])/4" office:value-type="float" office:value="2.75" calcext:value-type="float">
            <text:p>2.75</text:p>
          </table:table-cell>
          <table:table-cell/>
          <table:table-cell table:style-name="ce51" office:value-type="float" office:value="9" calcext:value-type="float">
            <text:p>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10]" office:value-type="float" office:value="2" calcext:value-type="float">
            <text:p>2</text:p>
          </table:table-cell>
          <table:table-cell table:style-name="ce78" table:formula="of:=IFERROR(IF([.U118]=&quot;R&quot;;VLOOKUP([.W118];[.$AA$3:.$AB$7];2;0);[.W118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Extraversion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11]" office:value-type="float" office:value="3" calcext:value-type="float">
            <text:p>3</text:p>
          </table:table-cell>
          <table:table-cell table:style-name="ce78" table:formula="of:=IFERROR(IF([.U119]=&quot;R&quot;;VLOOKUP([.W119];[.$AA$3:.$AB$7];2;0);[.W119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Social Self-Estee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28R</text:p>
          </table:table-cell>
          <table:table-cell table:style-name="ce8" office:value-type="string" calcext:value-type="string">
            <text:p>52R</text:p>
          </table:table-cell>
          <table:table-cell table:style-name="ce8"/>
          <table:table-cell table:style-name="ce51"/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8" table:formula="of:=SUM([.H120:.K120])/4" office:value-type="float" office:value="3.75" calcext:value-type="float">
            <text:p>3.75</text:p>
          </table:table-cell>
          <table:table-cell/>
          <table:table-cell table:style-name="ce8" table:formula="of:=[.X113]" office:value-type="float" office:value="3" calcext:value-type="float">
            <text:p>3</text:p>
          </table:table-cell>
          <table:table-cell table:style-name="ce8" table:formula="of:=[.X137]" office:value-type="float" office:value="2" calcext:value-type="float">
            <text:p>2</text:p>
          </table:table-cell>
          <table:table-cell table:style-name="ce8" table:formula="of:=[.X161]" office:value-type="float" office:value="4" calcext:value-type="float">
            <text:p>4</text:p>
          </table:table-cell>
          <table:table-cell table:style-name="ce8"/>
          <table:table-cell table:style-name="ce51" table:formula="of:=SUM([.N120:.Q120])/4" office:value-type="float" office:value="2.25" calcext:value-type="float">
            <text:p>2.25</text:p>
          </table:table-cell>
          <table:table-cell/>
          <table:table-cell table:style-name="ce51" office:value-type="float" office:value="11" calcext:value-type="float">
            <text:p>11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12]" office:value-type="float" office:value="4" calcext:value-type="float">
            <text:p>4</text:p>
          </table:table-cell>
          <table:table-cell table:style-name="ce51" table:formula="of:=IFERROR(IF([.U120]=&quot;R&quot;;VLOOKUP([.W120];[.$AA$3:.$AB$7];2;0);[.W120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Social Boldness</text:p>
          </table:table-cell>
          <table:table-cell table:style-name="ce8" office:value-type="string" calcext:value-type="string">
            <text:p>10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8" calcext:value-type="float">
            <text:p>58</text:p>
          </table:table-cell>
          <table:table-cell table:style-name="ce8"/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[.H121:.K121])/4" office:value-type="float" office:value="2.75" calcext:value-type="float">
            <text:p>2.75</text:p>
          </table:table-cell>
          <table:table-cell/>
          <table:table-cell table:style-name="ce8" table:formula="of:=[.X119]" office:value-type="float" office:value="3" calcext:value-type="float">
            <text:p>3</text:p>
          </table:table-cell>
          <table:table-cell table:style-name="ce8" table:formula="of:=[.X143]" office:value-type="float" office:value="3" calcext:value-type="float">
            <text:p>3</text:p>
          </table:table-cell>
          <table:table-cell table:style-name="ce8" table:formula="of:=[.X167]" office:value-type="float" office:value="3" calcext:value-type="float">
            <text:p>3</text:p>
          </table:table-cell>
          <table:table-cell table:style-name="ce8"/>
          <table:table-cell table:style-name="ce51" table:formula="of:=SUM([.N121:.Q121])/4" office:value-type="float" office:value="2.25" calcext:value-type="float">
            <text:p>2.25</text:p>
          </table:table-cell>
          <table:table-cell/>
          <table:table-cell table:style-name="ce51" office:value-type="float" office:value="12" calcext:value-type="float">
            <text:p>1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13]" office:value-type="float" office:value="2" calcext:value-type="float">
            <text:p>2</text:p>
          </table:table-cell>
          <table:table-cell table:style-name="ce78" table:formula="of:=IFERROR(IF([.U121]=&quot;R&quot;;VLOOKUP([.W121];[.$AA$3:.$AB$7];2;0);[.W121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Sociability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number-columns-repeated="2"/>
          <table:table-cell table:style-name="ce51"/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table:formula="of:=SUM([.H122:.K122])/4" office:value-type="float" office:value="4.25" calcext:value-type="float">
            <text:p>4.25</text:p>
          </table:table-cell>
          <table:table-cell/>
          <table:table-cell table:style-name="ce8" table:formula="of:=[.X125]" office:value-type="float" office:value="2" calcext:value-type="float">
            <text:p>2</text:p>
          </table:table-cell>
          <table:table-cell table:style-name="ce8" table:formula="of:=[.X149]" office:value-type="float" office:value="4" calcext:value-type="float">
            <text:p>4</text:p>
          </table:table-cell>
          <table:table-cell table:style-name="ce8" table:number-columns-repeated="2"/>
          <table:table-cell table:style-name="ce51" table:formula="of:=SUM([.N122:.Q122])/4" office:value-type="float" office:value="1.5" calcext:value-type="float">
            <text:p>1.5</text:p>
          </table:table-cell>
          <table:table-cell/>
          <table:table-cell table:style-name="ce51" office:value-type="float" office:value="13" calcext:value-type="float">
            <text:p>13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14]" office:value-type="float" office:value="2" calcext:value-type="float">
            <text:p>2</text:p>
          </table:table-cell>
          <table:table-cell table:style-name="ce78" table:formula="of:=IFERROR(IF([.U122]=&quot;R&quot;;VLOOKUP([.W122];[.$AA$3:.$AB$7];2;0);[.W122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Liveliness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46R</text:p>
          </table:table-cell>
          <table:table-cell table:style-name="ce8" table:number-columns-repeated="2"/>
          <table:table-cell table:style-name="ce51"/>
          <table:table-cell table:style-name="ce51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23:.K123])/4" office:value-type="float" office:value="3.5" calcext:value-type="float">
            <text:p>3.5</text:p>
          </table:table-cell>
          <table:table-cell/>
          <table:table-cell table:style-name="ce8" table:formula="of:=[.X131]" office:value-type="float" office:value="4" calcext:value-type="float">
            <text:p>4</text:p>
          </table:table-cell>
          <table:table-cell table:style-name="ce8" table:formula="of:=[.X155]" office:value-type="float" office:value="2" calcext:value-type="float">
            <text:p>2</text:p>
          </table:table-cell>
          <table:table-cell table:style-name="ce8" table:number-columns-repeated="2"/>
          <table:table-cell table:style-name="ce51" table:formula="of:=SUM([.N123:.Q123])/4" office:value-type="float" office:value="1.5" calcext:value-type="float">
            <text:p>1.5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15]" office:value-type="float" office:value="4" calcext:value-type="float">
            <text:p>4</text:p>
          </table:table-cell>
          <table:table-cell table:style-name="ce51" table:formula="of:=IFERROR(IF([.U123]=&quot;R&quot;;VLOOKUP([.W123];[.$AA$3:.$AB$7];2;0);[.W123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Agreeableness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15" calcext:value-type="float">
            <text:p>1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16]" office:value-type="float" office:value="2" calcext:value-type="float">
            <text:p>2</text:p>
          </table:table-cell>
          <table:table-cell table:style-name="ce78" table:formula="of:=IFERROR(IF([.U124]=&quot;R&quot;;VLOOKUP([.W124];[.$AA$3:.$AB$7];2;0);[.W124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Forgivene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number-columns-repeated="2"/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125:.K125])/4" office:value-type="float" office:value="4" calcext:value-type="float">
            <text:p>4</text:p>
          </table:table-cell>
          <table:table-cell/>
          <table:table-cell table:style-name="ce8" table:formula="of:=[.X111]" office:value-type="float" office:value="4" calcext:value-type="float">
            <text:p>4</text:p>
          </table:table-cell>
          <table:table-cell table:style-name="ce8" table:formula="of:=[.X136]" office:value-type="float" office:value="4" calcext:value-type="float">
            <text:p>4</text:p>
          </table:table-cell>
          <table:table-cell table:style-name="ce8" table:number-columns-repeated="2"/>
          <table:table-cell table:style-name="ce51" table:formula="of:=SUM([.N125:.Q125])/4" office:value-type="float" office:value="2" calcext:value-type="float">
            <text:p>2</text:p>
          </table:table-cell>
          <table:table-cell/>
          <table:table-cell table:style-name="ce51" office:value-type="float" office:value="16" calcext:value-type="float">
            <text:p>16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17]" office:value-type="float" office:value="2" calcext:value-type="float">
            <text:p>2</text:p>
          </table:table-cell>
          <table:table-cell table:style-name="ce78" table:formula="of:=IFERROR(IF([.U125]=&quot;R&quot;;VLOOKUP([.W125];[.$AA$3:.$AB$7];2;0);[.W125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Gentleness</text:p>
          </table:table-cell>
          <table:table-cell table:style-name="ce8" office:value-type="string" calcext:value-type="string">
            <text:p>9R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1" calcext:value-type="float">
            <text:p>51</text:p>
          </table:table-cell>
          <table:table-cell table:style-name="ce8"/>
          <table:table-cell table:style-name="ce51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26:.K126])/4" office:value-type="float" office:value="3" calcext:value-type="float">
            <text:p>3</text:p>
          </table:table-cell>
          <table:table-cell/>
          <table:table-cell table:style-name="ce8" table:formula="of:=[.X118]" office:value-type="float" office:value="4" calcext:value-type="float">
            <text:p>4</text:p>
          </table:table-cell>
          <table:table-cell table:style-name="ce8" table:formula="of:=[.X142]" office:value-type="float" office:value="4" calcext:value-type="float">
            <text:p>4</text:p>
          </table:table-cell>
          <table:table-cell table:style-name="ce8" table:formula="of:=[.X160]" office:value-type="float" office:value="3" calcext:value-type="float">
            <text:p>3</text:p>
          </table:table-cell>
          <table:table-cell table:style-name="ce8"/>
          <table:table-cell table:style-name="ce51" table:formula="of:=SUM([.N126:.Q126])/4" office:value-type="float" office:value="2.75" calcext:value-type="float">
            <text:p>2.75</text:p>
          </table:table-cell>
          <table:table-cell/>
          <table:table-cell table:style-name="ce51" office:value-type="float" office:value="17" calcext:value-type="float">
            <text:p>17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18]" office:value-type="float" office:value="4" calcext:value-type="float">
            <text:p>4</text:p>
          </table:table-cell>
          <table:table-cell table:style-name="ce51" table:formula="of:=IFERROR(IF([.U126]=&quot;R&quot;;VLOOKUP([.W126];[.$AA$3:.$AB$7];2;0);[.W126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Flexibility</text:p>
          </table:table-cell>
          <table:table-cell table:style-name="ce8" office:value-type="string" calcext:value-type="string">
            <text:p>15R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57R</text:p>
          </table:table-cell>
          <table:table-cell table:style-name="ce8"/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H127:.K127])/4" office:value-type="float" office:value="2.5" calcext:value-type="float">
            <text:p>2.5</text:p>
          </table:table-cell>
          <table:table-cell/>
          <table:table-cell table:style-name="ce8" table:formula="of:=[.X124]" office:value-type="float" office:value="4" calcext:value-type="float">
            <text:p>4</text:p>
          </table:table-cell>
          <table:table-cell table:style-name="ce8" table:formula="of:=[.X148]" office:value-type="float" office:value="3" calcext:value-type="float">
            <text:p>3</text:p>
          </table:table-cell>
          <table:table-cell table:style-name="ce8" table:formula="of:=[.X166]" office:value-type="float" office:value="3" calcext:value-type="float">
            <text:p>3</text:p>
          </table:table-cell>
          <table:table-cell table:style-name="ce8"/>
          <table:table-cell table:style-name="ce51" table:formula="of:=SUM([.N127:.Q127])/4" office:value-type="float" office:value="2.5" calcext:value-type="float">
            <text:p>2.5</text:p>
          </table:table-cell>
          <table:table-cell/>
          <table:table-cell table:style-name="ce51" office:value-type="float" office:value="18" calcext:value-type="float">
            <text:p>18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19]" office:value-type="float" office:value="3" calcext:value-type="float">
            <text:p>3</text:p>
          </table:table-cell>
          <table:table-cell table:style-name="ce51" table:formula="of:=IFERROR(IF([.U127]=&quot;R&quot;;VLOOKUP([.W127];[.$AA$3:.$AB$7];2;0);[.W127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Patience</text:p>
          </table:table-cell>
          <table:table-cell table:style-name="ce8" office:value-type="string" calcext:value-type="string">
            <text:p>21R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number-columns-repeated="2"/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128:.K128])/4" office:value-type="float" office:value="4.25" calcext:value-type="float">
            <text:p>4.25</text:p>
          </table:table-cell>
          <table:table-cell/>
          <table:table-cell table:style-name="ce8" table:formula="of:=[.X130]" office:value-type="float" office:value="4" calcext:value-type="float">
            <text:p>4</text:p>
          </table:table-cell>
          <table:table-cell table:style-name="ce8" table:formula="of:=[.X154]" office:value-type="float" office:value="4" calcext:value-type="float">
            <text:p>4</text:p>
          </table:table-cell>
          <table:table-cell table:style-name="ce8" table:number-columns-repeated="2"/>
          <table:table-cell table:style-name="ce51" table:formula="of:=SUM([.N128:.Q128])/4" office:value-type="float" office:value="2" calcext:value-type="float">
            <text:p>2</text:p>
          </table:table-cell>
          <table:table-cell/>
          <table:table-cell table:style-name="ce51" office:value-type="float" office:value="19" calcext:value-type="float">
            <text:p>1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20]" office:value-type="float" office:value="4" calcext:value-type="float">
            <text:p>4</text:p>
          </table:table-cell>
          <table:table-cell table:style-name="ce78" table:formula="of:=IFERROR(IF([.U128]=&quot;R&quot;;VLOOKUP([.W128];[.$AA$3:.$AB$7];2;0);[.W128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Conscientiousness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20" calcext:value-type="float">
            <text:p>2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21]" office:value-type="float" office:value="3" calcext:value-type="float">
            <text:p>3</text:p>
          </table:table-cell>
          <table:table-cell table:style-name="ce78" table:formula="of:=IFERROR(IF([.U129]=&quot;R&quot;;VLOOKUP([.W129];[.$AA$3:.$AB$7];2;0);[.W129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Organizatio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6R</text:p>
          </table:table-cell>
          <table:table-cell table:style-name="ce8" table:number-columns-repeated="2"/>
          <table:table-cell table:style-name="ce51"/>
          <table:table-cell table:style-name="ce51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130:.K130])/4" office:value-type="float" office:value="4" calcext:value-type="float">
            <text:p>4</text:p>
          </table:table-cell>
          <table:table-cell/>
          <table:table-cell table:style-name="ce8" table:formula="of:=[.X111]" office:value-type="float" office:value="4" calcext:value-type="float">
            <text:p>4</text:p>
          </table:table-cell>
          <table:table-cell table:style-name="ce8" table:formula="of:=[.X135]" office:value-type="float" office:value="3" calcext:value-type="float">
            <text:p>3</text:p>
          </table:table-cell>
          <table:table-cell table:style-name="ce8" table:number-columns-repeated="2"/>
          <table:table-cell table:style-name="ce51" table:formula="of:=SUM([.N130:.Q130])/4" office:value-type="float" office:value="1.75" calcext:value-type="float">
            <text:p>1.75</text:p>
          </table:table-cell>
          <table:table-cell/>
          <table:table-cell table:style-name="ce51" office:value-type="float" office:value="21" calcext:value-type="float">
            <text:p>21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22]" office:value-type="float" office:value="2" calcext:value-type="float">
            <text:p>2</text:p>
          </table:table-cell>
          <table:table-cell table:style-name="ce78" table:formula="of:=IFERROR(IF([.U130]=&quot;R&quot;;VLOOKUP([.W130];[.$AA$3:.$AB$7];2;0);[.W130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Diligenc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32R</text:p>
          </table:table-cell>
          <table:table-cell table:style-name="ce8" table:number-columns-repeated="2"/>
          <table:table-cell table:style-name="ce51"/>
          <table:table-cell table:style-name="ce51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131:.K131])/4" office:value-type="float" office:value="4" calcext:value-type="float">
            <text:p>4</text:p>
          </table:table-cell>
          <table:table-cell/>
          <table:table-cell table:style-name="ce8" table:formula="of:=[.X117]" office:value-type="float" office:value="4" calcext:value-type="float">
            <text:p>4</text:p>
          </table:table-cell>
          <table:table-cell table:style-name="ce8" table:formula="of:=[.X141]" office:value-type="float" office:value="2" calcext:value-type="float">
            <text:p>2</text:p>
          </table:table-cell>
          <table:table-cell table:style-name="ce8" table:number-columns-repeated="2"/>
          <table:table-cell table:style-name="ce51" table:formula="of:=SUM([.N131:.Q131])/4" office:value-type="float" office:value="1.5" calcext:value-type="float">
            <text:p>1.5</text:p>
          </table:table-cell>
          <table:table-cell/>
          <table:table-cell table:style-name="ce51" office:value-type="float" office:value="22" calcext:value-type="float">
            <text:p>22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23]" office:value-type="float" office:value="4" calcext:value-type="float">
            <text:p>4</text:p>
          </table:table-cell>
          <table:table-cell table:style-name="ce51" table:formula="of:=IFERROR(IF([.U131]=&quot;R&quot;;VLOOKUP([.W131];[.$AA$3:.$AB$7];2;0);[.W131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Perfectionism</text:p>
          </table:table-cell>
          <table:table-cell table:style-name="ce8" office:value-type="string" calcext:value-type="string">
            <text:p>14R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style-name="ce51"/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132:.K132])/4" office:value-type="float" office:value="4.5" calcext:value-type="float">
            <text:p>4.5</text:p>
          </table:table-cell>
          <table:table-cell/>
          <table:table-cell table:style-name="ce8" table:formula="of:=[.X123]" office:value-type="float" office:value="2" calcext:value-type="float">
            <text:p>2</text:p>
          </table:table-cell>
          <table:table-cell table:style-name="ce8" table:formula="of:=[.X147]" office:value-type="float" office:value="3" calcext:value-type="float">
            <text:p>3</text:p>
          </table:table-cell>
          <table:table-cell table:style-name="ce8" table:formula="of:=[.X159]" office:value-type="float" office:value="4" calcext:value-type="float">
            <text:p>4</text:p>
          </table:table-cell>
          <table:table-cell table:style-name="ce8"/>
          <table:table-cell table:style-name="ce51" table:formula="of:=SUM([.N132:.Q132])/4" office:value-type="float" office:value="2.25" calcext:value-type="float">
            <text:p>2.25</text:p>
          </table:table-cell>
          <table:table-cell/>
          <table:table-cell table:style-name="ce51" office:value-type="float" office:value="23" calcext:value-type="float">
            <text:p>23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24]" office:value-type="float" office:value="3" calcext:value-type="float">
            <text:p>3</text:p>
          </table:table-cell>
          <table:table-cell table:style-name="ce51" table:formula="of:=IFERROR(IF([.U132]=&quot;R&quot;;VLOOKUP([.W132];[.$AA$3:.$AB$7];2;0);[.W132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Prudence</text:p>
          </table:table-cell>
          <table:table-cell table:style-name="ce8" office:value-type="string" calcext:value-type="string">
            <text:p>20R</text:p>
          </table:table-cell>
          <table:table-cell table:style-name="ce8" office:value-type="string" calcext:value-type="string">
            <text:p>44R</text:p>
          </table:table-cell>
          <table:table-cell table:style-name="ce8" office:value-type="string" calcext:value-type="string">
            <text:p>56R</text:p>
          </table:table-cell>
          <table:table-cell table:style-name="ce8"/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H133:.K133])/4" office:value-type="float" office:value="4.25" calcext:value-type="float">
            <text:p>4.25</text:p>
          </table:table-cell>
          <table:table-cell/>
          <table:table-cell table:style-name="ce8" table:formula="of:=[.X129]" office:value-type="float" office:value="3" calcext:value-type="float">
            <text:p>3</text:p>
          </table:table-cell>
          <table:table-cell table:style-name="ce8" table:formula="of:=[.X153]" office:value-type="float" office:value="3" calcext:value-type="float">
            <text:p>3</text:p>
          </table:table-cell>
          <table:table-cell table:style-name="ce8" table:formula="of:=[.X165]" office:value-type="float" office:value="3" calcext:value-type="float">
            <text:p>3</text:p>
          </table:table-cell>
          <table:table-cell table:style-name="ce8"/>
          <table:table-cell table:style-name="ce51" table:formula="of:=SUM([.N133:.Q133])/4" office:value-type="float" office:value="2.25" calcext:value-type="float">
            <text:p>2.25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25]" office:value-type="float" office:value="4" calcext:value-type="float">
            <text:p>4</text:p>
          </table:table-cell>
          <table:table-cell table:style-name="ce51" table:formula="of:=IFERROR(IF([.U133]=&quot;R&quot;;VLOOKUP([.W133];[.$AA$3:.$AB$7];2;0);[.W133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Openess to Experience</text:p>
          </table:table-cell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25" calcext:value-type="float">
            <text:p>25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26]" office:value-type="float" office:value="2" calcext:value-type="float">
            <text:p>2</text:p>
          </table:table-cell>
          <table:table-cell table:style-name="ce78" table:formula="of:=IFERROR(IF([.U134]=&quot;R&quot;;VLOOKUP([.W134];[.$AA$3:.$AB$7];2;0);[.W134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Aesthetic Appreciation</text:p>
          </table:table-cell>
          <table:table-cell table:style-name="ce8" office:value-type="string" calcext:value-type="string">
            <text:p>1R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35:.K135])/4" office:value-type="float" office:value="3.25" calcext:value-type="float">
            <text:p>3.25</text:p>
          </table:table-cell>
          <table:table-cell/>
          <table:table-cell table:style-name="ce8" table:formula="of:=[.X110]" office:value-type="float" office:value="3" calcext:value-type="float">
            <text:p>3</text:p>
          </table:table-cell>
          <table:table-cell table:style-name="ce8" table:formula="of:=[.X134]" office:value-type="float" office:value="2" calcext:value-type="float">
            <text:p>2</text:p>
          </table:table-cell>
          <table:table-cell table:style-name="ce8" table:number-columns-repeated="2"/>
          <table:table-cell table:style-name="ce51" table:formula="of:=SUM([.N135:.Q135])/4" office:value-type="float" office:value="1.25" calcext:value-type="float">
            <text:p>1.25</text:p>
          </table:table-cell>
          <table:table-cell/>
          <table:table-cell table:style-name="ce51" office:value-type="float" office:value="26" calcext:value-type="float">
            <text:p>2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27]" office:value-type="float" office:value="3" calcext:value-type="float">
            <text:p>3</text:p>
          </table:table-cell>
          <table:table-cell table:style-name="ce51" table:formula="of:=IFERROR(IF([.U135]=&quot;R&quot;;VLOOKUP([.W135];[.$AA$3:.$AB$7];2;0);[.W135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Inquitivenes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31R</text:p>
          </table:table-cell>
          <table:table-cell table:style-name="ce8" table:number-columns-repeated="2"/>
          <table:table-cell table:style-name="ce51"/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8" table:formula="of:=SUM([.H136:.K136])/4" office:value-type="float" office:value="3.5" calcext:value-type="float">
            <text:p>3.5</text:p>
          </table:table-cell>
          <table:table-cell/>
          <table:table-cell table:style-name="ce8" table:formula="of:=[.X116]" office:value-type="float" office:value="3" calcext:value-type="float">
            <text:p>3</text:p>
          </table:table-cell>
          <table:table-cell table:style-name="ce8" table:formula="of:=[.X140]" office:value-type="float" office:value="3" calcext:value-type="float">
            <text:p>3</text:p>
          </table:table-cell>
          <table:table-cell table:style-name="ce8" table:number-columns-repeated="2"/>
          <table:table-cell table:style-name="ce51" table:formula="of:=SUM([.N136:.Q136])/4" office:value-type="float" office:value="1.5" calcext:value-type="float">
            <text:p>1.5</text:p>
          </table:table-cell>
          <table:table-cell/>
          <table:table-cell table:style-name="ce51" office:value-type="float" office:value="27" calcext:value-type="float">
            <text:p>27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28]" office:value-type="float" office:value="4" calcext:value-type="float">
            <text:p>4</text:p>
          </table:table-cell>
          <table:table-cell table:style-name="ce51" table:formula="of:=IFERROR(IF([.U136]=&quot;R&quot;;VLOOKUP([.W136];[.$AA$3:.$AB$7];2;0);[.W136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Creativity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49R</text:p>
          </table:table-cell>
          <table:table-cell table:style-name="ce8"/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8" table:formula="of:=SUM([.H137:.K137])/4" office:value-type="float" office:value="3.25" calcext:value-type="float">
            <text:p>3.25</text:p>
          </table:table-cell>
          <table:table-cell/>
          <table:table-cell table:style-name="ce8" table:formula="of:=[.X122]" office:value-type="float" office:value="2" calcext:value-type="float">
            <text:p>2</text:p>
          </table:table-cell>
          <table:table-cell table:style-name="ce8" table:formula="of:=[.X146]" office:value-type="float" office:value="4" calcext:value-type="float">
            <text:p>4</text:p>
          </table:table-cell>
          <table:table-cell table:style-name="ce8" table:formula="of:=[.X158]" office:value-type="float" office:value="2" calcext:value-type="float">
            <text:p>2</text:p>
          </table:table-cell>
          <table:table-cell table:style-name="ce8"/>
          <table:table-cell table:style-name="ce51" table:formula="of:=SUM([.N137:.Q137])/4" office:value-type="float" office:value="2" calcext:value-type="float">
            <text:p>2</text:p>
          </table:table-cell>
          <table:table-cell/>
          <table:table-cell table:style-name="ce51" office:value-type="float" office:value="28" calcext:value-type="float">
            <text:p>28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29]" office:value-type="float" office:value="4" calcext:value-type="float">
            <text:p>4</text:p>
          </table:table-cell>
          <table:table-cell table:style-name="ce51" table:formula="of:=IFERROR(IF([.U137]=&quot;R&quot;;VLOOKUP([.W137];[.$AA$3:.$AB$7];2;0);[.W137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/>
          <table:table-cell table:style-name="ce51" office:value-type="string" calcext:value-type="string">
            <text:p>Unconventionality</text:p>
          </table:table-cell>
          <table:table-cell table:style-name="ce8" office:value-type="string" calcext:value-type="string">
            <text:p>19R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55R</text:p>
          </table:table-cell>
          <table:table-cell table:style-name="ce8"/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8" table:formula="of:=SUM([.H138:.K138])/4" office:value-type="float" office:value="2.75" calcext:value-type="float">
            <text:p>2.75</text:p>
          </table:table-cell>
          <table:table-cell/>
          <table:table-cell table:style-name="ce8" table:formula="of:=[.X128]" office:value-type="float" office:value="2" calcext:value-type="float">
            <text:p>2</text:p>
          </table:table-cell>
          <table:table-cell table:style-name="ce8" table:formula="of:=[.X152]" office:value-type="float" office:value="3" calcext:value-type="float">
            <text:p>3</text:p>
          </table:table-cell>
          <table:table-cell table:style-name="ce8" table:formula="of:=[.X164]" office:value-type="float" office:value="2" calcext:value-type="float">
            <text:p>2</text:p>
          </table:table-cell>
          <table:table-cell table:style-name="ce8"/>
          <table:table-cell table:style-name="ce51" table:formula="of:=SUM([.N138:.Q138])/4" office:value-type="float" office:value="1.75" calcext:value-type="float">
            <text:p>1.75</text:p>
          </table:table-cell>
          <table:table-cell/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30]" office:value-type="float" office:value="4" calcext:value-type="float">
            <text:p>4</text:p>
          </table:table-cell>
          <table:table-cell table:style-name="ce78" table:formula="of:=IFERROR(IF([.U138]=&quot;R&quot;;VLOOKUP([.W138];[.$AA$3:.$AB$7];2;0);[.W138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51"/>
          <table:table-cell table:style-name="ce8" table:number-columns-repeated="4"/>
          <table:table-cell table:style-name="ce51" table:number-columns-repeated="5"/>
          <table:table-cell table:style-name="ce8"/>
          <table:table-cell/>
          <table:table-cell table:style-name="ce8" table:number-columns-repeated="4"/>
          <table:table-cell table:style-name="ce51"/>
          <table:table-cell/>
          <table:table-cell table:style-name="ce51" office:value-type="float" office:value="30" calcext:value-type="float">
            <text:p>3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31]" office:value-type="float" office:value="4" calcext:value-type="float">
            <text:p>4</text:p>
          </table:table-cell>
          <table:table-cell table:style-name="ce51" table:formula="of:=IFERROR(IF([.U139]=&quot;R&quot;;VLOOKUP([.W139];[.$AA$3:.$AB$7];2;0);[.W139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(interstitial facet scale) Altruism </text:p>
          </table:table-cell>
          <table:table-cell table:style-name="ce51"/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table:number-columns-repeated="2"/>
          <table:table-cell table:style-name="ce51"/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8" table:formula="of:=SUM([.H140:.K140])/4" office:value-type="float" office:value="3.25" calcext:value-type="float">
            <text:p>3.25</text:p>
          </table:table-cell>
          <table:table-cell/>
          <table:table-cell table:style-name="ce8" table:formula="of:=[#REF!]" office:value-type="string" office:string-value="" calcext:value-type="error">
            <text:p>#REF!</text:p>
          </table:table-cell>
          <table:table-cell table:style-name="ce8" table:formula="of:=[#REF!]" office:value-type="string" office:string-value="" calcext:value-type="error">
            <text:p>#REF!</text:p>
          </table:table-cell>
          <table:table-cell table:style-name="ce8" table:formula="of:=[#REF!]" office:value-type="string" office:string-value="" calcext:value-type="error">
            <text:p>#REF!</text:p>
          </table:table-cell>
          <table:table-cell table:style-name="ce8" table:formula="of:=[#REF!]" office:value-type="string" office:string-value="" calcext:value-type="error">
            <text:p>#REF!</text:p>
          </table:table-cell>
          <table:table-cell table:style-name="ce51" table:formula="of:=SUM([.N140:.Q140])/4" office:value-type="string" office:string-value="" calcext:value-type="error">
            <text:p>#REF!</text:p>
          </table:table-cell>
          <table:table-cell/>
          <table:table-cell table:style-name="ce51" office:value-type="float" office:value="31" calcext:value-type="float">
            <text:p>31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32]" office:value-type="float" office:value="3" calcext:value-type="float">
            <text:p>3</text:p>
          </table:table-cell>
          <table:table-cell table:style-name="ce51" table:formula="of:=IFERROR(IF([.U140]=&quot;R&quot;;VLOOKUP([.W140];[.$AA$3:.$AB$7];2;0);[.W140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33]" office:value-type="float" office:value="4" calcext:value-type="float">
            <text:p>4</text:p>
          </table:table-cell>
          <table:table-cell table:style-name="ce51" table:formula="of:=IFERROR(IF([.U141]=&quot;R&quot;;VLOOKUP([.W141];[.$AA$3:.$AB$7];2;0);[.W141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33" calcext:value-type="float">
            <text:p>33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34]" office:value-type="float" office:value="4" calcext:value-type="float">
            <text:p>4</text:p>
          </table:table-cell>
          <table:table-cell table:style-name="ce51" table:formula="of:=IFERROR(IF([.U142]=&quot;R&quot;;VLOOKUP([.W142];[.$AA$3:.$AB$7];2;0);[.W142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34" calcext:value-type="float">
            <text:p>34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formula="of:=[$'jawaban peserta'.B35]" office:value-type="float" office:value="3" calcext:value-type="float">
            <text:p>3</text:p>
          </table:table-cell>
          <table:table-cell table:style-name="ce51" table:formula="of:=IFERROR(IF([.U143]=&quot;R&quot;;VLOOKUP([.W143];[.$AA$3:.$AB$7];2;0);[.W143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35" calcext:value-type="float">
            <text:p>3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[$'jawaban peserta'.B36]" office:value-type="float" office:value="4" calcext:value-type="float">
            <text:p>4</text:p>
          </table:table-cell>
          <table:table-cell table:style-name="ce78" table:formula="of:=IFERROR(IF([.U144]=&quot;R&quot;;VLOOKUP([.W144];[.$AA$3:.$AB$7];2;0);[.W144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36" calcext:value-type="float">
            <text:p>36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37]" office:value-type="float" office:value="2" calcext:value-type="float">
            <text:p>2</text:p>
          </table:table-cell>
          <table:table-cell table:style-name="ce78" table:formula="of:=IFERROR(IF([.U145]=&quot;R&quot;;VLOOKUP([.W145];[.$AA$3:.$AB$7];2;0);[.W145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37" calcext:value-type="float">
            <text:p>37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38]" office:value-type="float" office:value="4" calcext:value-type="float">
            <text:p>4</text:p>
          </table:table-cell>
          <table:table-cell table:style-name="ce51" table:formula="of:=IFERROR(IF([.U146]=&quot;R&quot;;VLOOKUP([.W146];[.$AA$3:.$AB$7];2;0);[.W146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38" calcext:value-type="float">
            <text:p>38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39]" office:value-type="float" office:value="3" calcext:value-type="float">
            <text:p>3</text:p>
          </table:table-cell>
          <table:table-cell table:style-name="ce78" table:formula="of:=IFERROR(IF([.U147]=&quot;R&quot;;VLOOKUP([.W147];[.$AA$3:.$AB$7];2;0);[.W147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39" calcext:value-type="float">
            <text:p>39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0]" office:value-type="float" office:value="3" calcext:value-type="float">
            <text:p>3</text:p>
          </table:table-cell>
          <table:table-cell table:style-name="ce51" table:formula="of:=IFERROR(IF([.U148]=&quot;R&quot;;VLOOKUP([.W148];[.$AA$3:.$AB$7];2;0);[.W148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0" calcext:value-type="float">
            <text:p>40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1" table:formula="of:=[$'jawaban peserta'.B41]" office:value-type="float" office:value="4" calcext:value-type="float">
            <text:p>4</text:p>
          </table:table-cell>
          <table:table-cell table:style-name="ce51" table:formula="of:=IFERROR(IF([.U149]=&quot;R&quot;;VLOOKUP([.W149];[.$AA$3:.$AB$7];2;0);[.W149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1" calcext:value-type="float">
            <text:p>41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42]" office:value-type="float" office:value="3" calcext:value-type="float">
            <text:p>3</text:p>
          </table:table-cell>
          <table:table-cell table:style-name="ce78" table:formula="of:=IFERROR(IF([.U150]=&quot;R&quot;;VLOOKUP([.W150];[.$AA$3:.$AB$7];2;0);[.W150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2" calcext:value-type="float">
            <text:p>4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43]" office:value-type="float" office:value="2" calcext:value-type="float">
            <text:p>2</text:p>
          </table:table-cell>
          <table:table-cell table:style-name="ce78" table:formula="of:=IFERROR(IF([.U151]=&quot;R&quot;;VLOOKUP([.W151];[.$AA$3:.$AB$7];2;0);[.W151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3" calcext:value-type="float">
            <text:p>43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4]" office:value-type="float" office:value="3" calcext:value-type="float">
            <text:p>3</text:p>
          </table:table-cell>
          <table:table-cell table:style-name="ce51" table:formula="of:=IFERROR(IF([.U152]=&quot;R&quot;;VLOOKUP([.W152];[.$AA$3:.$AB$7];2;0);[.W152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4" calcext:value-type="float">
            <text:p>44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45]" office:value-type="float" office:value="3" calcext:value-type="float">
            <text:p>3</text:p>
          </table:table-cell>
          <table:table-cell table:style-name="ce78" table:formula="of:=IFERROR(IF([.U153]=&quot;R&quot;;VLOOKUP([.W153];[.$AA$3:.$AB$7];2;0);[.W153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5" calcext:value-type="float">
            <text:p>45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6]" office:value-type="float" office:value="4" calcext:value-type="float">
            <text:p>4</text:p>
          </table:table-cell>
          <table:table-cell table:style-name="ce51" table:formula="of:=IFERROR(IF([.U154]=&quot;R&quot;;VLOOKUP([.W154];[.$AA$3:.$AB$7];2;0);[.W154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6" calcext:value-type="float">
            <text:p>4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47]" office:value-type="float" office:value="4" calcext:value-type="float">
            <text:p>4</text:p>
          </table:table-cell>
          <table:table-cell table:style-name="ce51" table:formula="of:=IFERROR(IF([.U155]=&quot;R&quot;;VLOOKUP([.W155];[.$AA$3:.$AB$7];2;0);[.W155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7" calcext:value-type="float">
            <text:p>47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48]" office:value-type="float" office:value="4" calcext:value-type="float">
            <text:p>4</text:p>
          </table:table-cell>
          <table:table-cell table:style-name="ce51" table:formula="of:=IFERROR(IF([.U156]=&quot;R&quot;;VLOOKUP([.W156];[.$AA$3:.$AB$7];2;0);[.W156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8" calcext:value-type="float">
            <text:p>48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49]" office:value-type="float" office:value="4" calcext:value-type="float">
            <text:p>4</text:p>
          </table:table-cell>
          <table:table-cell table:style-name="ce51" table:formula="of:=IFERROR(IF([.U157]=&quot;R&quot;;VLOOKUP([.W157];[.$AA$3:.$AB$7];2;0);[.W157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49" calcext:value-type="float">
            <text:p>4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50]" office:value-type="float" office:value="4" calcext:value-type="float">
            <text:p>4</text:p>
          </table:table-cell>
          <table:table-cell table:style-name="ce51" table:formula="of:=IFERROR(IF([.U158]=&quot;R&quot;;VLOOKUP([.W158];[.$AA$3:.$AB$7];2;0);[.W158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0" calcext:value-type="float">
            <text:p>50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51]" office:value-type="float" office:value="4" calcext:value-type="float">
            <text:p>4</text:p>
          </table:table-cell>
          <table:table-cell table:style-name="ce78" table:formula="of:=IFERROR(IF([.U159]=&quot;R&quot;;VLOOKUP([.W159];[.$AA$3:.$AB$7];2;0);[.W159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1" calcext:value-type="float">
            <text:p>5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52]" office:value-type="float" office:value="3" calcext:value-type="float">
            <text:p>3</text:p>
          </table:table-cell>
          <table:table-cell table:style-name="ce78" table:formula="of:=IFERROR(IF([.U160]=&quot;R&quot;;VLOOKUP([.W160];[.$AA$3:.$AB$7];2;0);[.W160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2" calcext:value-type="float">
            <text:p>52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53]" office:value-type="float" office:value="2" calcext:value-type="float">
            <text:p>2</text:p>
          </table:table-cell>
          <table:table-cell table:style-name="ce78" table:formula="of:=IFERROR(IF([.U161]=&quot;R&quot;;VLOOKUP([.W161];[.$AA$3:.$AB$7];2;0);[.W161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3" calcext:value-type="float">
            <text:p>53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54]" office:value-type="float" office:value="3" calcext:value-type="float">
            <text:p>3</text:p>
          </table:table-cell>
          <table:table-cell table:style-name="ce51" table:formula="of:=IFERROR(IF([.U162]=&quot;R&quot;;VLOOKUP([.W162];[.$AA$3:.$AB$7];2;0);[.W162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4" calcext:value-type="float">
            <text:p>54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formula="of:=[$'jawaban peserta'.B55]" office:value-type="float" office:value="3" calcext:value-type="float">
            <text:p>3</text:p>
          </table:table-cell>
          <table:table-cell table:style-name="ce78" table:formula="of:=IFERROR(IF([.U163]=&quot;R&quot;;VLOOKUP([.W163];[.$AA$3:.$AB$7];2;0);[.W163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5" calcext:value-type="float">
            <text:p>55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56]" office:value-type="float" office:value="4" calcext:value-type="float">
            <text:p>4</text:p>
          </table:table-cell>
          <table:table-cell table:style-name="ce78" table:formula="of:=IFERROR(IF([.U164]=&quot;R&quot;;VLOOKUP([.W164];[.$AA$3:.$AB$7];2;0);[.W164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6" calcext:value-type="float">
            <text:p>56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57]" office:value-type="float" office:value="3" calcext:value-type="float">
            <text:p>3</text:p>
          </table:table-cell>
          <table:table-cell table:style-name="ce78" table:formula="of:=IFERROR(IF([.U165]=&quot;R&quot;;VLOOKUP([.W165];[.$AA$3:.$AB$7];2;0);[.W165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7" calcext:value-type="float">
            <text:p>57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$'jawaban peserta'.B58]" office:value-type="float" office:value="3" calcext:value-type="float">
            <text:p>3</text:p>
          </table:table-cell>
          <table:table-cell table:style-name="ce51" table:formula="of:=IFERROR(IF([.U166]=&quot;R&quot;;VLOOKUP([.W166];[.$AA$3:.$AB$7];2;0);[.W166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8" calcext:value-type="float">
            <text:p>58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formula="of:=[$'jawaban peserta'.B59]" office:value-type="float" office:value="3" calcext:value-type="float">
            <text:p>3</text:p>
          </table:table-cell>
          <table:table-cell table:style-name="ce51" table:formula="of:=IFERROR(IF([.U167]=&quot;R&quot;;VLOOKUP([.W167];[.$AA$3:.$AB$7];2;0);[.W167]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59" calcext:value-type="float">
            <text:p>59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$'jawaban peserta'.B60]" office:value-type="float" office:value="2" calcext:value-type="float">
            <text:p>2</text:p>
          </table:table-cell>
          <table:table-cell table:style-name="ce78" table:formula="of:=IFERROR(IF([.U168]=&quot;R&quot;;VLOOKUP([.W168];[.$AA$3:.$AB$7];2;0);[.W168]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number-columns-repeated="19"/>
          <table:table-cell table:style-name="ce51" office:value-type="float" office:value="60" calcext:value-type="float">
            <text:p>60</text:p>
          </table:table-cell>
          <table:table-cell table:style-name="ce51" office:value-type="string" calcext:value-type="string">
            <text:p>R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[$'jawaban peserta'.B61]" office:value-type="float" office:value="4" calcext:value-type="float">
            <text:p>4</text:p>
          </table:table-cell>
          <table:table-cell table:style-name="ce51" table:formula="of:=IFERROR(IF([.U169]=&quot;R&quot;;VLOOKUP([.W169];[.$AA$3:.$AB$7];2;0);[.W169]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5" table:number-rows-repeated="104840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ew Input" table:style-name="ta1">
        <officeooo:event-listeners>
          <script:event-listener script:language="ooo:script" script:event-name="office:content-changed" xlink:href="vnd.sun.star.script:OlahdataHexa.Module1.copypastejawabanpesertaonline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" form:id="control2" form:label="No Tes"/>
            <form:fixed-text form:name="Label Field 1" form:control-implementation="ooo:com.sun.star.form.component.FixedText" xml:id="control3" form:id="control3" form:label="Tanggal Tes"/>
            <form:fixed-text form:name="Label Field 1" form:control-implementation="ooo:com.sun.star.form.component.FixedText" xml:id="control4" form:id="control4" form:label="Posisi/Jabatan"/>
            <form:fixed-text form:name="Label Field 1" form:control-implementation="ooo:com.sun.star.form.component.FixedText" xml:id="control5" form:id="control5" form:label="Nama Kandidat"/>
            <form:fixed-text form:name="Label Field 1" form:control-implementation="ooo:com.sun.star.form.component.FixedText" xml:id="control6" form:id="control6" form:label="Tanggal Lahir"/>
            <form:fixed-text form:name="Label Field 1" form:control-implementation="ooo:com.sun.star.form.component.FixedText" xml:id="control7" form:id="control7" form:label="Jenis Kelamin"/>
            <form:fixed-text form:name="Label Field 1" form:control-implementation="ooo:com.sun.star.form.component.FixedText" xml:id="control8" form:id="control8" form:label="Pendidikan Terakhir"/>
            <form:fixed-text form:name="Label Field 1" form:control-implementation="ooo:com.sun.star.form.component.FixedText" xml:id="control9" form:id="control9" form:label="Perusahaan/Instansi"/>
            <form:fixed-text form:name="Label Field 1" form:control-implementation="ooo:com.sun.star.form.component.FixedText" xml:id="control10" form:id="control10" form:label="Kota"/>
            <form:fixed-text form:name="Label Field 1" form:control-implementation="ooo:com.sun.star.form.component.FixedText" xml:id="control11" form:id="control11" form:label="Keterangan Lainnya"/>
            <form:text form:name="Text Box 1" form:control-implementation="ooo:com.sun.star.form.component.TextField" xml:id="control12" form:id="control12" form:convert-empty-to-null="true" form:linked-cell="'olah data'.AG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3" form:id="control13" form:input-required="false" form:linked-cell="'olah data'.AE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23. Dec. 2018"/>
              </form:properties>
            </form:formatted-text>
            <form:listbox form:name="Text Box 1" form:control-implementation="ooo:com.sun.star.form.component.ListBox" xml:id="control14" form:id="control14" form:dropdown="true" form:size="10" form:bound-column="1" form:linked-cell="'olah data'.AM3" form:list-linkage-type="selection" form:source-cell-range="'Posisi Pekerjaan'.A2:'Posisi Pekerjaan'.A16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text form:name="Text Box 1" form:control-implementation="ooo:com.sun.star.form.component.TextField" xml:id="control15" form:id="control15" form:convert-empty-to-null="true" form:linked-cell="'olah data'.AH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6" form:id="control16" form:convert-empty-to-null="true" form:linked-cell="'olah data'.AJ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30. Dec. 1899"/>
              </form:properties>
            </form:formatted-text>
            <form:listbox form:name="Text Box 1" form:control-implementation="ooo:com.sun.star.form.component.ListBox" xml:id="control17" form:id="control17" form:dropdown="true" form:size="2" form:bound-column="1" form:linked-cell="'olah data'.AI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L"/>
              <form:option form:label="P"/>
            </form:listbox>
            <form:button form:name="Push Button" form:control-implementation="ooo:com.sun.star.form.component.CommandButton" xml:id="control18" form:id="control18" form:label="+Posi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osisiPekerjaan?language=Basic&amp;location=document" xlink:type="simple"/>
              </office:event-listeners>
            </form:button>
            <form:listbox form:name="List Box 1" form:control-implementation="ooo:com.sun.star.form.component.ListBox" xml:id="control19" form:id="control19" form:dropdown="true" form:size="20" form:bound-column="1" form:linked-cell="'olah data'.AK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SMP"/>
              <form:option form:label="SMA/SMK"/>
              <form:option form:label="D3"/>
              <form:option form:label="S1"/>
              <form:option form:label="S2"/>
              <form:option form:label="S3"/>
            </form:listbox>
            <form:text form:name="Text Box 1" form:control-implementation="ooo:com.sun.star.form.component.TextField" xml:id="control20" form:id="control20" form:convert-empty-to-null="true" form:linked-cell="'olah data'.AL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1" form:id="control21" form:convert-empty-to-null="true" form:linked-cell="'olah data'.AF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1" form:control-implementation="ooo:com.sun.star.form.component.TextField" xml:id="control22" form:id="control22" form:convert-empty-to-null="true" form:linked-cell="'olah data'.AN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23" form:id="control23" form:label="Lihat Hasi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?language=Basic&amp;location=document" xlink:type="simple"/>
              </office:event-listeners>
            </form:button>
            <form:button form:name="Push Button 1" form:control-implementation="ooo:com.sun.star.form.component.CommandButton" xml:id="control24" form:id="control24" form:label="Simp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3?language=Basic&amp;location=document" xlink:type="simple"/>
              </office:event-listeners>
            </form:button>
            <form:button form:name="Push Button 1" form:control-implementation="ooo:com.sun.star.form.component.CommandButton" xml:id="control25" form:id="control25" form:label="Lihat databa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database?language=Basic&amp;location=document" xlink:type="simple"/>
              </office:event-listeners>
            </form:button>
          </form:form>
        </office:forms>
        <table:shapes>
          <draw:control draw:z-index="0" draw:style-name="gr2" draw:text-style-name="P2" svg:width="110.27pt" svg:height="28.8pt" svg:x="0.09pt" svg:y="0pt" draw:control="control2"/>
          <draw:control draw:z-index="1" draw:style-name="gr2" draw:text-style-name="P2" svg:width="110.27pt" svg:height="28.8pt" svg:x="0pt" svg:y="31.8pt" draw:control="control3"/>
          <draw:control draw:z-index="2" draw:style-name="gr2" draw:text-style-name="P2" svg:width="110.27pt" svg:height="28.06pt" svg:x="0.11pt" svg:y="67.97pt" draw:control="control4"/>
          <draw:control draw:z-index="3" draw:style-name="gr2" draw:text-style-name="P2" svg:width="94.37pt" svg:height="28.8pt" svg:x="301.1pt" svg:y="0.03pt" draw:control="control5"/>
          <draw:control draw:z-index="4" draw:style-name="gr2" draw:text-style-name="P2" svg:width="94.37pt" svg:height="28.8pt" svg:x="301.1pt" svg:y="33.68pt" draw:control="control6"/>
          <draw:control draw:z-index="5" draw:style-name="gr2" draw:text-style-name="P2" svg:width="94.37pt" svg:height="28.8pt" svg:x="549.01pt" svg:y="0.94pt" draw:control="control7"/>
          <draw:control draw:z-index="6" draw:style-name="gr2" draw:text-style-name="P2" svg:width="115.71pt" svg:height="28.8pt" svg:x="551pt" svg:y="33.68pt" draw:control="control8"/>
          <draw:control draw:z-index="7" draw:style-name="gr2" draw:text-style-name="P2" svg:width="114.89pt" svg:height="28.8pt" svg:x="769.95pt" svg:y="2.64pt" draw:control="control9"/>
          <draw:control draw:z-index="8" draw:style-name="gr2" draw:text-style-name="P2" svg:width="34.44pt" svg:height="28.8pt" svg:x="768.78pt" svg:y="36.28pt" draw:control="control10"/>
          <draw:control draw:z-index="9" draw:style-name="gr2" draw:text-style-name="P2" svg:width="114.89pt" svg:height="28.8pt" svg:x="768.78pt" svg:y="69.9pt" draw:control="control11"/>
          <draw:control draw:z-index="10" draw:text-style-name="P3" svg:width="97.48pt" svg:height="26.67pt" svg:x="117.69pt" svg:y="0.99pt" draw:control="control12"/>
          <draw:control draw:z-index="11" draw:style-name="gr3" draw:text-style-name="P4" svg:width="107.35pt" svg:height="29.88pt" svg:x="117.58pt" svg:y="32.12pt" draw:control="control13"/>
          <draw:control draw:z-index="12" draw:text-style-name="P3" svg:width="123.87pt" svg:height="26.67pt" svg:x="117.27pt" svg:y="67.97pt" draw:control="control14"/>
          <draw:control draw:z-index="13" draw:text-style-name="P3" svg:width="145.53pt" svg:height="26.67pt" svg:x="401.13pt" svg:y="0pt" draw:control="control15"/>
          <draw:control draw:z-index="14" draw:style-name="gr3" draw:text-style-name="P4" svg:width="138.9pt" svg:height="29.88pt" svg:x="401.16pt" svg:y="31.44pt" draw:control="control16"/>
          <draw:control draw:z-index="15" draw:text-style-name="P3" svg:width="35.49pt" svg:height="26.67pt" svg:x="671.53pt" svg:y="0.48pt" draw:control="control17"/>
          <draw:control draw:z-index="16" draw:text-style-name="P5" svg:width="48.73pt" svg:height="24.15pt" svg:x="247.61pt" svg:y="70.53pt" draw:control="control18"/>
          <draw:control draw:z-index="17" draw:text-style-name="P4" svg:width="87.73pt" svg:height="26.73pt" svg:x="672.83pt" svg:y="33.53pt" draw:control="control19"/>
          <draw:control draw:z-index="18" draw:text-style-name="P3" svg:width="145.53pt" svg:height="26.67pt" svg:x="889.54pt" svg:y="1.3pt" draw:control="control20"/>
          <draw:control draw:z-index="19" draw:text-style-name="P3" svg:width="145.53pt" svg:height="26.67pt" svg:x="889.54pt" svg:y="34.92pt" draw:control="control21"/>
          <draw:control draw:z-index="20" draw:text-style-name="P3" svg:width="145.53pt" svg:height="46.83pt" svg:x="888.35pt" svg:y="67.72pt" draw:control="control22"/>
          <draw:control draw:z-index="21" draw:text-style-name="P6" svg:width="69.08pt" svg:height="33.62pt" svg:x="515.11pt" svg:y="477.01pt" draw:control="control23"/>
          <draw:control draw:z-index="22" draw:text-style-name="P6" svg:width="69.08pt" svg:height="32.77pt" svg:x="589.49pt" svg:y="476.73pt" draw:control="control24"/>
          <draw:control draw:z-index="23" draw:text-style-name="P6" svg:width="69.08pt" svg:height="32.77pt" svg:x="441.16pt" svg:y="476.45pt" draw:control="control25"/>
        </table:shapes>
        <table:table-column table:style-name="co24" table:default-cell-style-name="ce45"/>
        <table:table-column table:style-name="co25" table:default-cell-style-name="ce45"/>
        <table:table-column table:style-name="co26" table:visibility="collapse" table:default-cell-style-name="ce45"/>
        <table:table-column table:style-name="co3" table:default-cell-style-name="ce45"/>
        <table:table-column table:style-name="co24" table:default-cell-style-name="ce45"/>
        <table:table-column table:style-name="co27" table:default-cell-style-name="ce45"/>
        <table:table-column table:style-name="co28" table:visibility="collapse" table:default-cell-style-name="ce45"/>
        <table:table-column table:style-name="co3" table:default-cell-style-name="ce45"/>
        <table:table-column table:style-name="co24" table:default-cell-style-name="ce45"/>
        <table:table-column table:style-name="co29" table:default-cell-style-name="ce45"/>
        <table:table-column table:style-name="co26" table:visibility="collapse" table:default-cell-style-name="ce45"/>
        <table:table-column table:style-name="co3" table:default-cell-style-name="ce45"/>
        <table:table-column table:style-name="co24" table:default-cell-style-name="ce45"/>
        <table:table-column table:style-name="co30" table:default-cell-style-name="ce45"/>
        <table:table-column table:style-name="co31" table:visibility="collapse" table:default-cell-style-name="ce45"/>
        <table:table-column table:style-name="co3" table:default-cell-style-name="ce45"/>
        <table:table-column table:style-name="co24" table:default-cell-style-name="ce45"/>
        <table:table-column table:style-name="co32" table:default-cell-style-name="ce45"/>
        <table:table-column table:style-name="co33" table:visibility="collapse" table:default-cell-style-name="ce45"/>
        <table:table-column table:style-name="co3" table:default-cell-style-name="ce45"/>
        <table:table-column table:style-name="co3" table:number-columns-repeated="7" table:default-cell-style-name="ce50"/>
        <table:table-column table:style-name="co3" table:visibility="collapse" table:number-columns-repeated="997" table:default-cell-style-name="ce50"/>
        <table:table-row table:style-name="ro6">
          <table:table-cell table:style-name="ce14" table:number-columns-spanned="56" table:number-rows-spanned="9"/>
          <table:covered-table-cell table:number-columns-repeated="55"/>
          <table:table-cell table:number-columns-repeated="968"/>
        </table:table-row>
        <table:table-row table:style-name="ro6">
          <table:covered-table-cell table:number-columns-repeated="56"/>
          <table:table-cell table:number-columns-repeated="968"/>
        </table:table-row>
        <table:table-row table:style-name="ro6">
          <table:covered-table-cell table:number-columns-repeated="56"/>
          <table:table-cell table:number-columns-repeated="968"/>
        </table:table-row>
        <table:table-row table:style-name="ro6">
          <table:covered-table-cell table:number-columns-repeated="56"/>
          <table:table-cell table:number-columns-repeated="968"/>
        </table:table-row>
        <table:table-row table:style-name="ro6">
          <table:covered-table-cell table:number-columns-repeated="56"/>
          <table:table-cell table:number-columns-repeated="968"/>
        </table:table-row>
        <table:table-row table:style-name="ro6">
          <table:covered-table-cell table:number-columns-repeated="56"/>
          <table:table-cell table:number-columns-repeated="968"/>
        </table:table-row>
        <table:table-row table:style-name="ro6">
          <table:covered-table-cell table:number-columns-repeated="56"/>
          <table:table-cell table:number-columns-repeated="968"/>
        </table:table-row>
        <table:table-row table:style-name="ro6">
          <table:covered-table-cell table:number-columns-repeated="56"/>
          <table:table-cell table:number-columns-repeated="968"/>
        </table:table-row>
        <table:table-row table:style-name="ro6">
          <table:covered-table-cell table:number-columns-repeated="56"/>
          <table:table-cell table:number-columns-repeated="968"/>
        </table:table-row>
        <table:table-row table:style-name="ro3"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 table:number-columns-repeated="8"/>
          <table:table-cell table:style-name="ce22" table:number-columns-repeated="997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33"/>
          <table:table-cell table:style-name="ce17" table:formula="of:=[$'jawaban peserta'.C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1" calcext:value-type="float">
            <text:p>21</text:p>
          </table:table-cell>
          <table:table-cell table:style-name="ce33"/>
          <table:table-cell table:style-name="ce17" table:formula="of:=[$'jawaban peserta'.C2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1" calcext:value-type="float">
            <text:p>41</text:p>
          </table:table-cell>
          <table:table-cell table:style-name="ce33"/>
          <table:table-cell table:style-name="ce17" table:formula="of:=[$'jawaban peserta'.C4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1" calcext:value-type="float">
            <text:p>61</text:p>
          </table:table-cell>
          <table:table-cell table:style-name="ce33"/>
          <table:table-cell table:style-name="ce17" table:formula="of:=[$'jawaban peserta'.C6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1" calcext:value-type="float">
            <text:p>81</text:p>
          </table:table-cell>
          <table:table-cell table:style-name="ce33"/>
          <table:table-cell table:style-name="ce17" table:formula="of:=[$'jawaban peserta'.C8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33"/>
          <table:table-cell table:style-name="ce17" table:formula="of:=[$'jawaban peserta'.C3]">
            <text:p/>
          </table:table-cell>
          <table:table-cell table:style-name="ce18"/>
          <table:table-cell table:style-name="ce17" office:value-type="float" office:value="22" calcext:value-type="float">
            <text:p>22</text:p>
          </table:table-cell>
          <table:table-cell table:style-name="ce33"/>
          <table:table-cell table:style-name="ce17" table:formula="of:=[$'jawaban peserta'.C23]">
            <text:p/>
          </table:table-cell>
          <table:table-cell table:style-name="ce18"/>
          <table:table-cell table:style-name="ce17" office:value-type="float" office:value="42" calcext:value-type="float">
            <text:p>42</text:p>
          </table:table-cell>
          <table:table-cell table:style-name="ce33"/>
          <table:table-cell table:style-name="ce17" table:formula="of:=[$'jawaban peserta'.C4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2" calcext:value-type="float">
            <text:p>62</text:p>
          </table:table-cell>
          <table:table-cell table:style-name="ce33"/>
          <table:table-cell table:style-name="ce17" table:formula="of:=[$'jawaban peserta'.C6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2" calcext:value-type="float">
            <text:p>82</text:p>
          </table:table-cell>
          <table:table-cell table:style-name="ce33"/>
          <table:table-cell table:style-name="ce17" table:formula="of:=[$'jawaban peserta'.C8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33"/>
          <table:table-cell table:style-name="ce17" table:formula="of:=[$'jawaban peserta'.C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3" calcext:value-type="float">
            <text:p>23</text:p>
          </table:table-cell>
          <table:table-cell table:style-name="ce33"/>
          <table:table-cell table:style-name="ce17" table:formula="of:=[$'jawaban peserta'.C2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3" calcext:value-type="float">
            <text:p>43</text:p>
          </table:table-cell>
          <table:table-cell table:style-name="ce33"/>
          <table:table-cell table:style-name="ce17" table:formula="of:=[$'jawaban peserta'.C4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3" calcext:value-type="float">
            <text:p>63</text:p>
          </table:table-cell>
          <table:table-cell table:style-name="ce33"/>
          <table:table-cell table:style-name="ce17" table:formula="of:=[$'jawaban peserta'.C6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3" calcext:value-type="float">
            <text:p>83</text:p>
          </table:table-cell>
          <table:table-cell table:style-name="ce33"/>
          <table:table-cell table:style-name="ce17" table:formula="of:=[$'jawaban peserta'.C84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33"/>
          <table:table-cell table:style-name="ce17" table:formula="of:=[$'jawaban peserta'.C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4" calcext:value-type="float">
            <text:p>24</text:p>
          </table:table-cell>
          <table:table-cell table:style-name="ce33"/>
          <table:table-cell table:style-name="ce17" table:formula="of:=[$'jawaban peserta'.C2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4" calcext:value-type="float">
            <text:p>44</text:p>
          </table:table-cell>
          <table:table-cell table:style-name="ce33"/>
          <table:table-cell table:style-name="ce17" table:formula="of:=[$'jawaban peserta'.C45]">
            <text:p/>
          </table:table-cell>
          <table:table-cell table:style-name="ce18"/>
          <table:table-cell table:style-name="ce17" office:value-type="float" office:value="64" calcext:value-type="float">
            <text:p>64</text:p>
          </table:table-cell>
          <table:table-cell table:style-name="ce33"/>
          <table:table-cell table:style-name="ce17" table:formula="of:=[$'jawaban peserta'.C6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4" calcext:value-type="float">
            <text:p>84</text:p>
          </table:table-cell>
          <table:table-cell table:style-name="ce33"/>
          <table:table-cell table:style-name="ce17" table:formula="of:=[$'jawaban peserta'.C8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33"/>
          <table:table-cell table:style-name="ce17" table:formula="of:=[$'jawaban peserta'.C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5" calcext:value-type="float">
            <text:p>25</text:p>
          </table:table-cell>
          <table:table-cell table:style-name="ce33"/>
          <table:table-cell table:style-name="ce17" table:formula="of:=[$'jawaban peserta'.C26]">
            <text:p/>
          </table:table-cell>
          <table:table-cell table:style-name="ce18"/>
          <table:table-cell table:style-name="ce17" office:value-type="float" office:value="45" calcext:value-type="float">
            <text:p>45</text:p>
          </table:table-cell>
          <table:table-cell table:style-name="ce33"/>
          <table:table-cell table:style-name="ce17" table:formula="of:=[$'jawaban peserta'.C46]">
            <text:p/>
          </table:table-cell>
          <table:table-cell table:style-name="ce18"/>
          <table:table-cell table:style-name="ce17" office:value-type="float" office:value="65" calcext:value-type="float">
            <text:p>65</text:p>
          </table:table-cell>
          <table:table-cell table:style-name="ce33"/>
          <table:table-cell table:style-name="ce17" table:formula="of:=[$'jawaban peserta'.C6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5" calcext:value-type="float">
            <text:p>85</text:p>
          </table:table-cell>
          <table:table-cell table:style-name="ce33"/>
          <table:table-cell table:style-name="ce17" table:formula="of:=[$'jawaban peserta'.C8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33"/>
          <table:table-cell table:style-name="ce17" table:formula="of:=[$'jawaban peserta'.C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6" calcext:value-type="float">
            <text:p>26</text:p>
          </table:table-cell>
          <table:table-cell table:style-name="ce33"/>
          <table:table-cell table:style-name="ce17" table:formula="of:=[$'jawaban peserta'.C2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6" calcext:value-type="float">
            <text:p>46</text:p>
          </table:table-cell>
          <table:table-cell table:style-name="ce33"/>
          <table:table-cell table:style-name="ce17" table:formula="of:=[$'jawaban peserta'.C47]">
            <text:p/>
          </table:table-cell>
          <table:table-cell table:style-name="ce18"/>
          <table:table-cell table:style-name="ce17" office:value-type="float" office:value="66" calcext:value-type="float">
            <text:p>66</text:p>
          </table:table-cell>
          <table:table-cell table:style-name="ce33"/>
          <table:table-cell table:style-name="ce17" table:formula="of:=[$'jawaban peserta'.C6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6" calcext:value-type="float">
            <text:p>86</text:p>
          </table:table-cell>
          <table:table-cell table:style-name="ce33"/>
          <table:table-cell table:style-name="ce17" table:formula="of:=[$'jawaban peserta'.C8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33"/>
          <table:table-cell table:style-name="ce17" table:formula="of:=[$'jawaban peserta'.C8]">
            <text:p/>
          </table:table-cell>
          <table:table-cell table:style-name="ce18"/>
          <table:table-cell table:style-name="ce17" office:value-type="float" office:value="27" calcext:value-type="float">
            <text:p>27</text:p>
          </table:table-cell>
          <table:table-cell table:style-name="ce33"/>
          <table:table-cell table:style-name="ce17" table:formula="of:=[$'jawaban peserta'.C2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7" calcext:value-type="float">
            <text:p>47</text:p>
          </table:table-cell>
          <table:table-cell table:style-name="ce33"/>
          <table:table-cell table:style-name="ce17" table:formula="of:=[$'jawaban peserta'.C48]">
            <text:p/>
          </table:table-cell>
          <table:table-cell table:style-name="ce18"/>
          <table:table-cell table:style-name="ce17" office:value-type="float" office:value="67" calcext:value-type="float">
            <text:p>67</text:p>
          </table:table-cell>
          <table:table-cell table:style-name="ce33"/>
          <table:table-cell table:style-name="ce17" table:formula="of:=[$'jawaban peserta'.C68]">
            <text:p/>
          </table:table-cell>
          <table:table-cell table:style-name="ce18"/>
          <table:table-cell table:style-name="ce17" office:value-type="float" office:value="87" calcext:value-type="float">
            <text:p>87</text:p>
          </table:table-cell>
          <table:table-cell table:style-name="ce33"/>
          <table:table-cell table:style-name="ce17" table:formula="of:=[$'jawaban peserta'.C88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33"/>
          <table:table-cell table:style-name="ce17" table:formula="of:=[$'jawaban peserta'.C9]">
            <text:p/>
          </table:table-cell>
          <table:table-cell table:style-name="ce18"/>
          <table:table-cell table:style-name="ce17" office:value-type="float" office:value="28" calcext:value-type="float">
            <text:p>28</text:p>
          </table:table-cell>
          <table:table-cell table:style-name="ce33"/>
          <table:table-cell table:style-name="ce17" table:formula="of:=[$'jawaban peserta'.C29]">
            <text:p/>
          </table:table-cell>
          <table:table-cell table:style-name="ce18"/>
          <table:table-cell table:style-name="ce17" office:value-type="float" office:value="48" calcext:value-type="float">
            <text:p>48</text:p>
          </table:table-cell>
          <table:table-cell table:style-name="ce33"/>
          <table:table-cell table:style-name="ce17" table:formula="of:=[$'jawaban peserta'.C49]">
            <text:p/>
          </table:table-cell>
          <table:table-cell table:style-name="ce18"/>
          <table:table-cell table:style-name="ce17" office:value-type="float" office:value="68" calcext:value-type="float">
            <text:p>68</text:p>
          </table:table-cell>
          <table:table-cell table:style-name="ce33"/>
          <table:table-cell table:style-name="ce17" table:formula="of:=[$'jawaban peserta'.C6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8" calcext:value-type="float">
            <text:p>88</text:p>
          </table:table-cell>
          <table:table-cell table:style-name="ce33"/>
          <table:table-cell table:style-name="ce17" table:formula="of:=[$'jawaban peserta'.C89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33"/>
          <table:table-cell table:style-name="ce17" table:formula="of:=[$'jawaban peserta'.C1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9" calcext:value-type="float">
            <text:p>29</text:p>
          </table:table-cell>
          <table:table-cell table:style-name="ce33"/>
          <table:table-cell table:style-name="ce17" table:formula="of:=[$'jawaban peserta'.C30]">
            <text:p/>
          </table:table-cell>
          <table:table-cell table:style-name="ce18"/>
          <table:table-cell table:style-name="ce17" office:value-type="float" office:value="49" calcext:value-type="float">
            <text:p>49</text:p>
          </table:table-cell>
          <table:table-cell table:style-name="ce33"/>
          <table:table-cell table:style-name="ce17" table:formula="of:=[$'jawaban peserta'.C5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9" calcext:value-type="float">
            <text:p>69</text:p>
          </table:table-cell>
          <table:table-cell table:style-name="ce33"/>
          <table:table-cell table:style-name="ce17" table:formula="of:=[$'jawaban peserta'.C7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9" calcext:value-type="float">
            <text:p>89</text:p>
          </table:table-cell>
          <table:table-cell table:style-name="ce33"/>
          <table:table-cell table:style-name="ce17" table:formula="of:=[$'jawaban peserta'.C9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33"/>
          <table:table-cell table:style-name="ce17" table:formula="of:=[$'jawaban peserta'.C1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0" calcext:value-type="float">
            <text:p>30</text:p>
          </table:table-cell>
          <table:table-cell table:style-name="ce33"/>
          <table:table-cell table:style-name="ce17" table:formula="of:=[$'jawaban peserta'.C31]">
            <text:p/>
          </table:table-cell>
          <table:table-cell table:style-name="ce18"/>
          <table:table-cell table:style-name="ce17" office:value-type="float" office:value="50" calcext:value-type="float">
            <text:p>50</text:p>
          </table:table-cell>
          <table:table-cell table:style-name="ce33"/>
          <table:table-cell table:style-name="ce17" table:formula="of:=[$'jawaban peserta'.C51]">
            <text:p/>
          </table:table-cell>
          <table:table-cell table:style-name="ce18"/>
          <table:table-cell table:style-name="ce17" office:value-type="float" office:value="70" calcext:value-type="float">
            <text:p>70</text:p>
          </table:table-cell>
          <table:table-cell table:style-name="ce33"/>
          <table:table-cell table:style-name="ce17" table:formula="of:=[$'jawaban peserta'.C71]">
            <text:p/>
          </table:table-cell>
          <table:table-cell table:style-name="ce18"/>
          <table:table-cell table:style-name="ce17" office:value-type="float" office:value="90" calcext:value-type="float">
            <text:p>90</text:p>
          </table:table-cell>
          <table:table-cell table:style-name="ce33"/>
          <table:table-cell table:style-name="ce17" table:formula="of:=[$'jawaban peserta'.C9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33"/>
          <table:table-cell table:style-name="ce17" table:formula="of:=[$'jawaban peserta'.C12]">
            <text:p/>
          </table:table-cell>
          <table:table-cell table:style-name="ce18"/>
          <table:table-cell table:style-name="ce17" office:value-type="float" office:value="31" calcext:value-type="float">
            <text:p>31</text:p>
          </table:table-cell>
          <table:table-cell table:style-name="ce33"/>
          <table:table-cell table:style-name="ce17" table:formula="of:=[$'jawaban peserta'.C32]">
            <text:p/>
          </table:table-cell>
          <table:table-cell table:style-name="ce18"/>
          <table:table-cell table:style-name="ce17" office:value-type="float" office:value="51" calcext:value-type="float">
            <text:p>51</text:p>
          </table:table-cell>
          <table:table-cell table:style-name="ce33"/>
          <table:table-cell table:style-name="ce17" table:formula="of:=[$'jawaban peserta'.C5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1" calcext:value-type="float">
            <text:p>71</text:p>
          </table:table-cell>
          <table:table-cell table:style-name="ce33"/>
          <table:table-cell table:style-name="ce17" table:formula="of:=[$'jawaban peserta'.C7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1" calcext:value-type="float">
            <text:p>91</text:p>
          </table:table-cell>
          <table:table-cell table:style-name="ce33"/>
          <table:table-cell table:style-name="ce17" table:formula="of:=[$'jawaban peserta'.C9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33"/>
          <table:table-cell table:style-name="ce17" table:formula="of:=[$'jawaban peserta'.C1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2" calcext:value-type="float">
            <text:p>32</text:p>
          </table:table-cell>
          <table:table-cell table:style-name="ce33"/>
          <table:table-cell table:style-name="ce17" table:formula="of:=[$'jawaban peserta'.C33]">
            <text:p/>
          </table:table-cell>
          <table:table-cell table:style-name="ce18"/>
          <table:table-cell table:style-name="ce17" office:value-type="float" office:value="52" calcext:value-type="float">
            <text:p>52</text:p>
          </table:table-cell>
          <table:table-cell table:style-name="ce33"/>
          <table:table-cell table:style-name="ce17" table:formula="of:=[$'jawaban peserta'.C5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2" calcext:value-type="float">
            <text:p>72</text:p>
          </table:table-cell>
          <table:table-cell table:style-name="ce33"/>
          <table:table-cell table:style-name="ce17" table:formula="of:=[$'jawaban peserta'.C73]">
            <text:p/>
          </table:table-cell>
          <table:table-cell table:style-name="ce18"/>
          <table:table-cell table:style-name="ce17" office:value-type="float" office:value="92" calcext:value-type="float">
            <text:p>92</text:p>
          </table:table-cell>
          <table:table-cell table:style-name="ce33"/>
          <table:table-cell table:style-name="ce17" table:formula="of:=[$'jawaban peserta'.C9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33"/>
          <table:table-cell table:style-name="ce17" table:formula="of:=[$'jawaban peserta'.C1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3" calcext:value-type="float">
            <text:p>33</text:p>
          </table:table-cell>
          <table:table-cell table:style-name="ce33"/>
          <table:table-cell table:style-name="ce17" table:formula="of:=[$'jawaban peserta'.C3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3" calcext:value-type="float">
            <text:p>53</text:p>
          </table:table-cell>
          <table:table-cell table:style-name="ce33"/>
          <table:table-cell table:style-name="ce17" table:formula="of:=[$'jawaban peserta'.C5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3" calcext:value-type="float">
            <text:p>73</text:p>
          </table:table-cell>
          <table:table-cell table:style-name="ce33"/>
          <table:table-cell table:style-name="ce17" table:formula="of:=[$'jawaban peserta'.C7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3" calcext:value-type="float">
            <text:p>93</text:p>
          </table:table-cell>
          <table:table-cell table:style-name="ce33"/>
          <table:table-cell table:style-name="ce17" table:formula="of:=[$'jawaban peserta'.C94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33"/>
          <table:table-cell table:style-name="ce17" table:formula="of:=[$'jawaban peserta'.C1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4" calcext:value-type="float">
            <text:p>34</text:p>
          </table:table-cell>
          <table:table-cell table:style-name="ce33"/>
          <table:table-cell table:style-name="ce17" table:formula="of:=[$'jawaban peserta'.C35]">
            <text:p/>
          </table:table-cell>
          <table:table-cell table:style-name="ce18"/>
          <table:table-cell table:style-name="ce17" office:value-type="float" office:value="54" calcext:value-type="float">
            <text:p>54</text:p>
          </table:table-cell>
          <table:table-cell table:style-name="ce33"/>
          <table:table-cell table:style-name="ce17" table:formula="of:=[$'jawaban peserta'.C5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4" calcext:value-type="float">
            <text:p>74</text:p>
          </table:table-cell>
          <table:table-cell table:style-name="ce33"/>
          <table:table-cell table:style-name="ce17" table:formula="of:=[$'jawaban peserta'.C75]">
            <text:p/>
          </table:table-cell>
          <table:table-cell table:style-name="ce18"/>
          <table:table-cell table:style-name="ce17" office:value-type="float" office:value="94" calcext:value-type="float">
            <text:p>94</text:p>
          </table:table-cell>
          <table:table-cell table:style-name="ce33"/>
          <table:table-cell table:style-name="ce17" table:formula="of:=[$'jawaban peserta'.C9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33"/>
          <table:table-cell table:style-name="ce17" table:formula="of:=[$'jawaban peserta'.C16]">
            <text:p/>
          </table:table-cell>
          <table:table-cell table:style-name="ce18"/>
          <table:table-cell table:style-name="ce17" office:value-type="float" office:value="35" calcext:value-type="float">
            <text:p>35</text:p>
          </table:table-cell>
          <table:table-cell table:style-name="ce33"/>
          <table:table-cell table:style-name="ce17" table:formula="of:=[$'jawaban peserta'.C3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5" calcext:value-type="float">
            <text:p>55</text:p>
          </table:table-cell>
          <table:table-cell table:style-name="ce33"/>
          <table:table-cell table:style-name="ce17" table:formula="of:=[$'jawaban peserta'.C56]">
            <text:p/>
          </table:table-cell>
          <table:table-cell table:style-name="ce18"/>
          <table:table-cell table:style-name="ce17" office:value-type="float" office:value="75" calcext:value-type="float">
            <text:p>75</text:p>
          </table:table-cell>
          <table:table-cell table:style-name="ce33"/>
          <table:table-cell table:style-name="ce17" table:formula="of:=[$'jawaban peserta'.C7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5" calcext:value-type="float">
            <text:p>95</text:p>
          </table:table-cell>
          <table:table-cell table:style-name="ce33"/>
          <table:table-cell table:style-name="ce17" table:formula="of:=[$'jawaban peserta'.C9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33"/>
          <table:table-cell table:style-name="ce17" table:formula="of:=[$'jawaban peserta'.C17]">
            <text:p/>
          </table:table-cell>
          <table:table-cell table:style-name="ce18"/>
          <table:table-cell table:style-name="ce17" office:value-type="float" office:value="36" calcext:value-type="float">
            <text:p>36</text:p>
          </table:table-cell>
          <table:table-cell table:style-name="ce33"/>
          <table:table-cell table:style-name="ce17" table:formula="of:=[$'jawaban peserta'.C3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6" calcext:value-type="float">
            <text:p>56</text:p>
          </table:table-cell>
          <table:table-cell table:style-name="ce33"/>
          <table:table-cell table:style-name="ce17" table:formula="of:=[$'jawaban peserta'.C5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6" calcext:value-type="float">
            <text:p>76</text:p>
          </table:table-cell>
          <table:table-cell table:style-name="ce33"/>
          <table:table-cell table:style-name="ce17" table:formula="of:=[$'jawaban peserta'.C7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6" calcext:value-type="float">
            <text:p>96</text:p>
          </table:table-cell>
          <table:table-cell table:style-name="ce33"/>
          <table:table-cell table:style-name="ce17" table:formula="of:=[$'jawaban peserta'.C9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33"/>
          <table:table-cell table:style-name="ce17" table:formula="of:=[$'jawaban peserta'.C18]">
            <text:p/>
          </table:table-cell>
          <table:table-cell table:style-name="ce18"/>
          <table:table-cell table:style-name="ce17" office:value-type="float" office:value="37" calcext:value-type="float">
            <text:p>37</text:p>
          </table:table-cell>
          <table:table-cell table:style-name="ce33"/>
          <table:table-cell table:style-name="ce17" table:formula="of:=[$'jawaban peserta'.C3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7" calcext:value-type="float">
            <text:p>57</text:p>
          </table:table-cell>
          <table:table-cell table:style-name="ce33"/>
          <table:table-cell table:style-name="ce17" table:formula="of:=[$'jawaban peserta'.C58]">
            <text:p/>
          </table:table-cell>
          <table:table-cell table:style-name="ce18"/>
          <table:table-cell table:style-name="ce17" office:value-type="float" office:value="77" calcext:value-type="float">
            <text:p>77</text:p>
          </table:table-cell>
          <table:table-cell table:style-name="ce33"/>
          <table:table-cell table:style-name="ce17" table:formula="of:=[$'jawaban peserta'.C78]">
            <text:p/>
          </table:table-cell>
          <table:table-cell table:style-name="ce18"/>
          <table:table-cell table:style-name="ce17" office:value-type="float" office:value="97" calcext:value-type="float">
            <text:p>97</text:p>
          </table:table-cell>
          <table:table-cell table:style-name="ce33"/>
          <table:table-cell table:style-name="ce17" table:formula="of:=[$'jawaban peserta'.C98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33"/>
          <table:table-cell table:style-name="ce17" table:formula="of:=[$'jawaban peserta'.C1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8" calcext:value-type="float">
            <text:p>38</text:p>
          </table:table-cell>
          <table:table-cell table:style-name="ce33"/>
          <table:table-cell table:style-name="ce17" table:formula="of:=[$'jawaban peserta'.C3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8" calcext:value-type="float">
            <text:p>58</text:p>
          </table:table-cell>
          <table:table-cell table:style-name="ce33"/>
          <table:table-cell table:style-name="ce17" table:formula="of:=[$'jawaban peserta'.C5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8" calcext:value-type="float">
            <text:p>78</text:p>
          </table:table-cell>
          <table:table-cell table:style-name="ce33"/>
          <table:table-cell table:style-name="ce17" table:formula="of:=[$'jawaban peserta'.C7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8" calcext:value-type="float">
            <text:p>98</text:p>
          </table:table-cell>
          <table:table-cell table:style-name="ce33"/>
          <table:table-cell table:style-name="ce17" table:formula="of:=[$'jawaban peserta'.C99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33"/>
          <table:table-cell table:style-name="ce17" table:formula="of:=[$'jawaban peserta'.C2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9" calcext:value-type="float">
            <text:p>39</text:p>
          </table:table-cell>
          <table:table-cell table:style-name="ce33"/>
          <table:table-cell table:style-name="ce17" table:formula="of:=[$'jawaban peserta'.C4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9" calcext:value-type="float">
            <text:p>59</text:p>
          </table:table-cell>
          <table:table-cell table:style-name="ce33"/>
          <table:table-cell table:style-name="ce17" table:formula="of:=[$'jawaban peserta'.C6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9" calcext:value-type="float">
            <text:p>79</text:p>
          </table:table-cell>
          <table:table-cell table:style-name="ce33"/>
          <table:table-cell table:style-name="ce17" table:formula="of:=[$'jawaban peserta'.C80]">
            <text:p/>
          </table:table-cell>
          <table:table-cell table:style-name="ce18"/>
          <table:table-cell table:style-name="ce17" office:value-type="float" office:value="99" calcext:value-type="float">
            <text:p>99</text:p>
          </table:table-cell>
          <table:table-cell table:style-name="ce33"/>
          <table:table-cell table:style-name="ce17" table:formula="of:=[$'jawaban peserta'.C10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33"/>
          <table:table-cell table:style-name="ce17" table:formula="of:=[$'jawaban peserta'.C2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0" calcext:value-type="float">
            <text:p>40</text:p>
          </table:table-cell>
          <table:table-cell table:style-name="ce33"/>
          <table:table-cell table:style-name="ce17" table:formula="of:=[$'jawaban peserta'.C4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0" calcext:value-type="float">
            <text:p>60</text:p>
          </table:table-cell>
          <table:table-cell table:style-name="ce33"/>
          <table:table-cell table:style-name="ce17" table:formula="of:=[$'jawaban peserta'.C6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0" calcext:value-type="float">
            <text:p>80</text:p>
          </table:table-cell>
          <table:table-cell table:style-name="ce33"/>
          <table:table-cell table:style-name="ce17" table:formula="of:=[$'jawaban peserta'.C81]">
            <text:p/>
          </table:table-cell>
          <table:table-cell table:style-name="ce18"/>
          <table:table-cell table:style-name="ce17" office:value-type="float" office:value="100" calcext:value-type="float">
            <text:p>100</text:p>
          </table:table-cell>
          <table:table-cell table:style-name="ce33"/>
          <table:table-cell table:style-name="ce17" table:formula="of:=[$'jawaban peserta'.C10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6" table:number-rows-repeated="17">
          <table:table-cell table:style-name="ce18" table:number-columns-repeated="27"/>
          <table:table-cell table:number-columns-repeated="997"/>
        </table:table-row>
        <table:table-row table:style-name="ro6" table:visibility="collapse" table:number-rows-repeated="1048528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  <table:table table:name="Database" table:style-name="ta1">
        <officeooo:event-listeners>
          <script:event-listener script:language="ooo:script" script:event-name="office:dblclick" xlink:href="vnd.sun.star.script:OlahdataHexa.Module1.prosesdata2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6" form:id="control26" form:label="Lanj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  <form:button form:name="Push Button 1" form:control-implementation="ooo:com.sun.star.form.component.CommandButton" xml:id="control27" form:id="control27" form:label="Export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ExportToPDF?language=Basic&amp;location=document" xlink:type="simple"/>
              </office:event-listeners>
            </form:button>
            <form:checkbox form:name="Check Box 1" form:control-implementation="ooo:com.sun.star.form.component.CheckBox" xml:id="control28" form:id="control28" form:label="Delete" form:linked-cell="'olah data'.A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OlahdataHexa.Module1.TANDAdelete?language=Basic&amp;location=document" xlink:type="simple"/>
              </office:event-listeners>
            </form:checkbox>
          </form:form>
        </office:forms>
        <table:shapes>
          <draw:control draw:z-index="0" draw:style-name="gr1" draw:text-style-name="P5" svg:width="70.87pt" svg:height="42.52pt" svg:x="102.53pt" svg:y="3.26pt" draw:control="control26"/>
          <draw:control draw:z-index="1" draw:style-name="gr1" draw:text-style-name="P5" svg:width="85.04pt" svg:height="42.52pt" svg:x="8.42pt" svg:y="2.1pt" draw:control="control27"/>
          <draw:control draw:z-index="2" draw:style-name="gr4" draw:text-style-name="P4" svg:width="85.04pt" svg:height="28.35pt" svg:x="182.75pt" svg:y="9.07pt" draw:control="control28"/>
        </table:shapes>
        <table:table-column table:style-name="co34" table:default-cell-style-name="ce37"/>
        <table:table-column table:style-name="co35" table:default-cell-style-name="ce39"/>
        <table:table-column table:style-name="co35" table:number-columns-repeated="2" table:default-cell-style-name="ce37"/>
        <table:table-column table:style-name="co35" table:default-cell-style-name="ce63"/>
        <table:table-column table:style-name="co36" table:default-cell-style-name="ce37"/>
        <table:table-column table:style-name="co35" table:default-cell-style-name="ce39"/>
        <table:table-column table:style-name="co35" table:number-columns-repeated="4" table:default-cell-style-name="ce37"/>
        <table:table-column table:style-name="co35" table:visibility="collapse" table:number-columns-repeated="1012" table:default-cell-style-name="ce37"/>
        <table:table-column table:style-name="co3" table:visibility="collapse" table:default-cell-style-name="ce37"/>
        <table:table-row table:style-name="ro6">
          <table:table-cell table:style-name="ce31" table:number-columns-spanned="11" table:number-rows-spanned="2"/>
          <table:covered-table-cell table:style-name="ce59"/>
          <table:covered-table-cell table:number-columns-repeated="2" table:style-name="ce55"/>
          <table:covered-table-cell/>
          <table:covered-table-cell table:style-name="ce55"/>
          <table:covered-table-cell table:style-name="ce59"/>
          <table:covered-table-cell table:number-columns-repeated="4" table:style-name="ce55"/>
          <table:table-cell table:number-columns-repeated="1013"/>
        </table:table-row>
        <table:table-row table:style-name="ro8">
          <table:covered-table-cell table:style-name="ce55"/>
          <table:covered-table-cell table:style-name="ce59"/>
          <table:covered-table-cell table:number-columns-repeated="2" table:style-name="ce55"/>
          <table:covered-table-cell/>
          <table:covered-table-cell table:style-name="ce55"/>
          <table:covered-table-cell table:style-name="ce59"/>
          <table:covered-table-cell table:number-columns-repeated="4" table:style-name="ce55"/>
          <table:table-cell table:number-columns-repeated="1013"/>
        </table:table-row>
        <table:table-row table:style-name="ro4">
          <table:table-cell table:style-name="ce56" office:value-type="string" calcext:value-type="string">
            <text:p>ID DATA</text:p>
          </table:table-cell>
          <table:table-cell table:style-name="ce60" office:value-type="string" calcext:value-type="string">
            <text:p>TANGGAL TES</text:p>
          </table:table-cell>
          <table:table-cell table:style-name="ce56" office:value-type="string" calcext:value-type="string">
            <text:p>KOTA</text:p>
          </table:table-cell>
          <table:table-cell table:style-name="ce56" office:value-type="string" calcext:value-type="string">
            <text:p>NO TES</text:p>
          </table:table-cell>
          <table:table-cell table:style-name="ce56" office:value-type="string" calcext:value-type="string">
            <text:p>NAMA KANDIDAT</text:p>
          </table:table-cell>
          <table:table-cell table:style-name="ce56" office:value-type="string" calcext:value-type="string">
            <text:p>JENIS KELAMIN</text:p>
          </table:table-cell>
          <table:table-cell table:style-name="ce60" office:value-type="string" calcext:value-type="string">
            <text:p>TANGGAL LAHIR</text:p>
          </table:table-cell>
          <table:table-cell table:style-name="ce56" office:value-type="string" calcext:value-type="string">
            <text:p>PENDIDIKAN TERAKHIR</text:p>
          </table:table-cell>
          <table:table-cell table:style-name="ce56" office:value-type="string" calcext:value-type="string">
            <text:p>PERUSAHAAN/INSTITUSI</text:p>
          </table:table-cell>
          <table:table-cell table:style-name="ce56" office:value-type="string" calcext:value-type="string">
            <text:p>POSISI YANG DITUJU</text:p>
          </table:table-cell>
          <table:table-cell table:style-name="ce56" office:value-type="string" calcext:value-type="string">
            <text:p>CATATAN/KETERANGAN LAIN</text:p>
          </table:table-cell>
          <table:table-cell table:style-name="ce66"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date" office:date-value="2018-12-23" calcext:value-type="date">
            <text:p>23. Dec. 2018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date" office:date-value="2018-12-23" calcext:value-type="date">
            <text:p>23. Dec. 2018</text:p>
          </table:table-cell>
          <table:table-cell table:number-columns-repeated="9"/>
          <table:table-cell table:number-columns-repeated="9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6" table:number-rows-repeated="1048521">
          <table:table-cell table:number-columns-repeated="1024"/>
        </table:table-row>
        <table:table-row table:style-name="ro9" table:number-rows-repeated="4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jawaban peserta" table:style-name="ta3">
        <table:table-column table:style-name="co7" table:number-columns-repeated="1024" table:default-cell-style-name="Default"/>
        <table:table-row table:style-name="ro10">
          <table:table-cell office:value-type="string" calcext:value-type="string">
            <text:p>No.</text:p>
          </table:table-cell>
          <table:table-cell office:value-type="string" calcext:value-type="string">
            <text:p>Jawaban</text:p>
          </table:table-cell>
          <table:table-cell table:number-columns-repeated="1022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3]=[$'olah data'.W3];&quot;&quot;;&quot;X&quot;)" office:value-type="string" office:string-value="X" calcext:value-type="string">
            <text:p>X</text:p>
          </table:table-cell>
          <table:table-cell table:style-name="ce53" table:formula="of:=IFERROR([$'View Input'.B11];&quot;&quot;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19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4]=[$'olah data'.W4];&quot;&quot;;&quot;X&quot;)">
            <text:p/>
          </table:table-cell>
          <table:table-cell table:style-name="ce53" table:formula="of:=IFERROR([$'View Input'.B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5]=[$'olah data'.W5];&quot;&quot;;&quot;X&quot;)" office:value-type="string" office:string-value="X" calcext:value-type="string">
            <text:p>X</text:p>
          </table:table-cell>
          <table:table-cell table:style-name="ce53" table:formula="of:=IFERROR([$'View Input'.B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6]=[$'olah data'.W6];&quot;&quot;;&quot;X&quot;)" office:value-type="string" office:string-value="X" calcext:value-type="string">
            <text:p>X</text:p>
          </table:table-cell>
          <table:table-cell table:style-name="ce53" table:formula="of:=IFERROR([$'View Input'.B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7]=[$'olah data'.W7];&quot;&quot;;&quot;X&quot;)" office:value-type="string" office:string-value="X" calcext:value-type="string">
            <text:p>X</text:p>
          </table:table-cell>
          <table:table-cell table:style-name="ce53" table:formula="of:=IFERROR([$'View Input'.B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8]=[$'olah data'.W8];&quot;&quot;;&quot;X&quot;)" office:value-type="string" office:string-value="X" calcext:value-type="string">
            <text:p>X</text:p>
          </table:table-cell>
          <table:table-cell table:style-name="ce53" table:formula="of:=IFERROR([$'View Input'.B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9]=[$'olah data'.W9];&quot;&quot;;&quot;X&quot;)">
            <text:p/>
          </table:table-cell>
          <table:table-cell table:style-name="ce53" table:formula="of:=IFERROR([$'View Input'.B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10]=[$'olah data'.W10];&quot;&quot;;&quot;X&quot;)">
            <text:p/>
          </table:table-cell>
          <table:table-cell table:style-name="ce53" table:formula="of:=IFERROR([$'View Input'.B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11]=[$'olah data'.W11];&quot;&quot;;&quot;X&quot;)" office:value-type="string" office:string-value="X" calcext:value-type="string">
            <text:p>X</text:p>
          </table:table-cell>
          <table:table-cell table:style-name="ce53" table:formula="of:=IFERROR([$'View Input'.B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12]=[$'olah data'.W12];&quot;&quot;;&quot;X&quot;)" office:value-type="string" office:string-value="X" calcext:value-type="string">
            <text:p>X</text:p>
          </table:table-cell>
          <table:table-cell table:style-name="ce53" table:formula="of:=IFERROR([$'View Input'.B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13]=[$'olah data'.W13];&quot;&quot;;&quot;X&quot;)">
            <text:p/>
          </table:table-cell>
          <table:table-cell table:style-name="ce53" table:formula="of:=IFERROR([$'View Input'.B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14]=[$'olah data'.W14];&quot;&quot;;&quot;X&quot;)" office:value-type="string" office:string-value="X" calcext:value-type="string">
            <text:p>X</text:p>
          </table:table-cell>
          <table:table-cell table:style-name="ce53" table:formula="of:=IFERROR([$'View Input'.B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15]=[$'olah data'.W15];&quot;&quot;;&quot;X&quot;)" office:value-type="string" office:string-value="X" calcext:value-type="string">
            <text:p>X</text:p>
          </table:table-cell>
          <table:table-cell table:style-name="ce53" table:formula="of:=IFERROR([$'View Input'.B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16]=[$'olah data'.W16];&quot;&quot;;&quot;X&quot;)" office:value-type="string" office:string-value="X" calcext:value-type="string">
            <text:p>X</text:p>
          </table:table-cell>
          <table:table-cell table:style-name="ce53" table:formula="of:=IFERROR([$'View Input'.B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17]=[$'olah data'.W17];&quot;&quot;;&quot;X&quot;)">
            <text:p/>
          </table:table-cell>
          <table:table-cell table:style-name="ce53" table:formula="of:=IFERROR([$'View Input'.B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18]=[$'olah data'.W18];&quot;&quot;;&quot;X&quot;)">
            <text:p/>
          </table:table-cell>
          <table:table-cell table:style-name="ce53" table:formula="of:=IFERROR([$'View Input'.B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19]=[$'olah data'.W19];&quot;&quot;;&quot;X&quot;)">
            <text:p/>
          </table:table-cell>
          <table:table-cell table:style-name="ce53" table:formula="of:=IFERROR([$'View Input'.B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20]=[$'olah data'.W20];&quot;&quot;;&quot;X&quot;)" office:value-type="string" office:string-value="X" calcext:value-type="string">
            <text:p>X</text:p>
          </table:table-cell>
          <table:table-cell table:style-name="ce53" table:formula="of:=IFERROR([$'View Input'.B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21]=[$'olah data'.W21];&quot;&quot;;&quot;X&quot;)" office:value-type="string" office:string-value="X" calcext:value-type="string">
            <text:p>X</text:p>
          </table:table-cell>
          <table:table-cell table:style-name="ce53" table:formula="of:=IFERROR([$'View Input'.B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22]=[$'olah data'.W22];&quot;&quot;;&quot;X&quot;)" office:value-type="string" office:string-value="X" calcext:value-type="string">
            <text:p>X</text:p>
          </table:table-cell>
          <table:table-cell table:style-name="ce53" table:formula="of:=IFERROR([$'View Input'.B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23]=[$'olah data'.W23];&quot;&quot;;&quot;X&quot;)" office:value-type="string" office:string-value="X" calcext:value-type="string">
            <text:p>X</text:p>
          </table:table-cell>
          <table:table-cell table:style-name="ce53" table:formula="of:=IFERROR([$'View Input'.F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24]=[$'olah data'.W24];&quot;&quot;;&quot;X&quot;)">
            <text:p/>
          </table:table-cell>
          <table:table-cell table:style-name="ce53" table:formula="of:=IFERROR([$'View Input'.F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25]=[$'olah data'.W25];&quot;&quot;;&quot;X&quot;)" office:value-type="string" office:string-value="X" calcext:value-type="string">
            <text:p>X</text:p>
          </table:table-cell>
          <table:table-cell table:style-name="ce53" table:formula="of:=IFERROR([$'View Input'.F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26]=[$'olah data'.W26];&quot;&quot;;&quot;X&quot;)" office:value-type="string" office:string-value="X" calcext:value-type="string">
            <text:p>X</text:p>
          </table:table-cell>
          <table:table-cell table:style-name="ce53" table:formula="of:=IFERROR([$'View Input'.F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27]=[$'olah data'.W27];&quot;&quot;;&quot;X&quot;)">
            <text:p/>
          </table:table-cell>
          <table:table-cell table:style-name="ce53" table:formula="of:=IFERROR([$'View Input'.F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6" calcext:value-type="float">
            <text:p>26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28]=[$'olah data'.W28];&quot;&quot;;&quot;X&quot;)" office:value-type="string" office:string-value="X" calcext:value-type="string">
            <text:p>X</text:p>
          </table:table-cell>
          <table:table-cell table:style-name="ce53" table:formula="of:=IFERROR([$'View Input'.F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29]=[$'olah data'.W29];&quot;&quot;;&quot;X&quot;)" office:value-type="string" office:string-value="X" calcext:value-type="string">
            <text:p>X</text:p>
          </table:table-cell>
          <table:table-cell table:style-name="ce53" table:formula="of:=IFERROR([$'View Input'.F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30]=[$'olah data'.W30];&quot;&quot;;&quot;X&quot;)">
            <text:p/>
          </table:table-cell>
          <table:table-cell table:style-name="ce53" table:formula="of:=IFERROR([$'View Input'.F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31]=[$'olah data'.W31];&quot;&quot;;&quot;X&quot;)">
            <text:p/>
          </table:table-cell>
          <table:table-cell table:style-name="ce53" table:formula="of:=IFERROR([$'View Input'.F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32]=[$'olah data'.W32];&quot;&quot;;&quot;X&quot;)">
            <text:p/>
          </table:table-cell>
          <table:table-cell table:style-name="ce53" table:formula="of:=IFERROR([$'View Input'.F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33]=[$'olah data'.W33];&quot;&quot;;&quot;X&quot;)">
            <text:p/>
          </table:table-cell>
          <table:table-cell table:style-name="ce53" table:formula="of:=IFERROR([$'View Input'.F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34]=[$'olah data'.W34];&quot;&quot;;&quot;X&quot;)">
            <text:p/>
          </table:table-cell>
          <table:table-cell table:style-name="ce53" table:formula="of:=IFERROR([$'View Input'.F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35]=[$'olah data'.W35];&quot;&quot;;&quot;X&quot;)" office:value-type="string" office:string-value="X" calcext:value-type="string">
            <text:p>X</text:p>
          </table:table-cell>
          <table:table-cell table:style-name="ce53" table:formula="of:=IFERROR([$'View Input'.F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36]=[$'olah data'.W36];&quot;&quot;;&quot;X&quot;)">
            <text:p/>
          </table:table-cell>
          <table:table-cell table:style-name="ce53" table:formula="of:=IFERROR([$'View Input'.F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37]=[$'olah data'.W37];&quot;&quot;;&quot;X&quot;)" office:value-type="string" office:string-value="X" calcext:value-type="string">
            <text:p>X</text:p>
          </table:table-cell>
          <table:table-cell table:style-name="ce53" table:formula="of:=IFERROR([$'View Input'.F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38]=[$'olah data'.W38];&quot;&quot;;&quot;X&quot;)" office:value-type="string" office:string-value="X" calcext:value-type="string">
            <text:p>X</text:p>
          </table:table-cell>
          <table:table-cell table:style-name="ce53" table:formula="of:=IFERROR([$'View Input'.F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39]=[$'olah data'.W39];&quot;&quot;;&quot;X&quot;)" office:value-type="string" office:string-value="X" calcext:value-type="string">
            <text:p>X</text:p>
          </table:table-cell>
          <table:table-cell table:style-name="ce53" table:formula="of:=IFERROR([$'View Input'.F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40]=[$'olah data'.W40];&quot;&quot;;&quot;X&quot;)" office:value-type="string" office:string-value="X" calcext:value-type="string">
            <text:p>X</text:p>
          </table:table-cell>
          <table:table-cell table:style-name="ce53" table:formula="of:=IFERROR([$'View Input'.F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41]=[$'olah data'.W41];&quot;&quot;;&quot;X&quot;)" office:value-type="string" office:string-value="X" calcext:value-type="string">
            <text:p>X</text:p>
          </table:table-cell>
          <table:table-cell table:style-name="ce53" table:formula="of:=IFERROR([$'View Input'.F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42]=[$'olah data'.W42];&quot;&quot;;&quot;X&quot;)" office:value-type="string" office:string-value="X" calcext:value-type="string">
            <text:p>X</text:p>
          </table:table-cell>
          <table:table-cell table:style-name="ce53" table:formula="of:=IFERROR([$'View Input'.F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43]=[$'olah data'.W43];&quot;&quot;;&quot;X&quot;)" office:value-type="string" office:string-value="X" calcext:value-type="string">
            <text:p>X</text:p>
          </table:table-cell>
          <table:table-cell table:style-name="ce53" table:formula="of:=IFERROR([$'View Input'.J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2" calcext:value-type="float">
            <text:p>42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44]=[$'olah data'.W44];&quot;&quot;;&quot;X&quot;)" office:value-type="string" office:string-value="X" calcext:value-type="string">
            <text:p>X</text:p>
          </table:table-cell>
          <table:table-cell table:style-name="ce53" table:formula="of:=IFERROR([$'View Input'.J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3" calcext:value-type="float">
            <text:p>43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45]=[$'olah data'.W45];&quot;&quot;;&quot;X&quot;)" office:value-type="string" office:string-value="X" calcext:value-type="string">
            <text:p>X</text:p>
          </table:table-cell>
          <table:table-cell table:style-name="ce53" table:formula="of:=IFERROR([$'View Input'.J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46]=[$'olah data'.W46];&quot;&quot;;&quot;X&quot;)">
            <text:p/>
          </table:table-cell>
          <table:table-cell table:style-name="ce53" table:formula="of:=IFERROR([$'View Input'.J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47]=[$'olah data'.W47];&quot;&quot;;&quot;X&quot;)">
            <text:p/>
          </table:table-cell>
          <table:table-cell table:style-name="ce53" table:formula="of:=IFERROR([$'View Input'.J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6" calcext:value-type="float">
            <text:p>46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48]=[$'olah data'.W48];&quot;&quot;;&quot;X&quot;)">
            <text:p/>
          </table:table-cell>
          <table:table-cell table:style-name="ce53" table:formula="of:=IFERROR([$'View Input'.J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7" calcext:value-type="float">
            <text:p>47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49]=[$'olah data'.W49];&quot;&quot;;&quot;X&quot;)">
            <text:p/>
          </table:table-cell>
          <table:table-cell table:style-name="ce53" table:formula="of:=IFERROR([$'View Input'.J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50]=[$'olah data'.W50];&quot;&quot;;&quot;X&quot;)">
            <text:p/>
          </table:table-cell>
          <table:table-cell table:style-name="ce53" table:formula="of:=IFERROR([$'View Input'.J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49" calcext:value-type="float">
            <text:p>49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51]=[$'olah data'.W51];&quot;&quot;;&quot;X&quot;)" office:value-type="string" office:string-value="X" calcext:value-type="string">
            <text:p>X</text:p>
          </table:table-cell>
          <table:table-cell table:style-name="ce53" table:formula="of:=IFERROR([$'View Input'.J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0" calcext:value-type="float">
            <text:p>50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52]=[$'olah data'.W52];&quot;&quot;;&quot;X&quot;)">
            <text:p/>
          </table:table-cell>
          <table:table-cell table:style-name="ce53" table:formula="of:=IFERROR([$'View Input'.J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53]=[$'olah data'.W53];&quot;&quot;;&quot;X&quot;)" office:value-type="string" office:string-value="X" calcext:value-type="string">
            <text:p>X</text:p>
          </table:table-cell>
          <table:table-cell table:style-name="ce53" table:formula="of:=IFERROR([$'View Input'.J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2" calcext:value-type="float">
            <text:p>52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54]=[$'olah data'.W54];&quot;&quot;;&quot;X&quot;)" office:value-type="string" office:string-value="X" calcext:value-type="string">
            <text:p>X</text:p>
          </table:table-cell>
          <table:table-cell table:style-name="ce53" table:formula="of:=IFERROR([$'View Input'.J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3" calcext:value-type="float">
            <text:p>53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55]=[$'olah data'.W55];&quot;&quot;;&quot;X&quot;)" office:value-type="string" office:string-value="X" calcext:value-type="string">
            <text:p>X</text:p>
          </table:table-cell>
          <table:table-cell table:style-name="ce53" table:formula="of:=IFERROR([$'View Input'.J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4" calcext:value-type="float">
            <text:p>54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56]=[$'olah data'.W56];&quot;&quot;;&quot;X&quot;)" office:value-type="string" office:string-value="X" calcext:value-type="string">
            <text:p>X</text:p>
          </table:table-cell>
          <table:table-cell table:style-name="ce53" table:formula="of:=IFERROR([$'View Input'.J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5" calcext:value-type="float">
            <text:p>55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57]=[$'olah data'.W57];&quot;&quot;;&quot;X&quot;)">
            <text:p/>
          </table:table-cell>
          <table:table-cell table:style-name="ce53" table:formula="of:=IFERROR([$'View Input'.J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6" calcext:value-type="float">
            <text:p>56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58]=[$'olah data'.W58];&quot;&quot;;&quot;X&quot;)" office:value-type="string" office:string-value="X" calcext:value-type="string">
            <text:p>X</text:p>
          </table:table-cell>
          <table:table-cell table:style-name="ce53" table:formula="of:=IFERROR([$'View Input'.J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7" calcext:value-type="float">
            <text:p>57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59]=[$'olah data'.W59];&quot;&quot;;&quot;X&quot;)">
            <text:p/>
          </table:table-cell>
          <table:table-cell table:style-name="ce53" table:formula="of:=IFERROR([$'View Input'.J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8" calcext:value-type="float">
            <text:p>58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60]=[$'olah data'.W60];&quot;&quot;;&quot;X&quot;)" office:value-type="string" office:string-value="X" calcext:value-type="string">
            <text:p>X</text:p>
          </table:table-cell>
          <table:table-cell table:style-name="ce53" table:formula="of:=IFERROR([$'View Input'.J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59" calcext:value-type="float">
            <text:p>59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61]=[$'olah data'.W61];&quot;&quot;;&quot;X&quot;)" office:value-type="string" office:string-value="X" calcext:value-type="string">
            <text:p>X</text:p>
          </table:table-cell>
          <table:table-cell table:style-name="ce53" table:formula="of:=IFERROR([$'View Input'.J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0" calcext:value-type="float">
            <text:p>60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62]=[$'olah data'.W62];&quot;&quot;;&quot;X&quot;)" office:value-type="string" office:string-value="X" calcext:value-type="string">
            <text:p>X</text:p>
          </table:table-cell>
          <table:table-cell table:style-name="ce53" table:formula="of:=IFERROR([$'View Input'.J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1" calcext:value-type="float">
            <text:p>61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63]=[$'olah data'.W63];&quot;&quot;;&quot;X&quot;)" office:value-type="string" office:string-value="X" calcext:value-type="string">
            <text:p>X</text:p>
          </table:table-cell>
          <table:table-cell table:style-name="ce53" table:formula="of:=IFERROR([$'View Input'.N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2" calcext:value-type="float">
            <text:p>6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64]=[$'olah data'.W64];&quot;&quot;;&quot;X&quot;)" office:value-type="string" office:string-value="X" calcext:value-type="string">
            <text:p>X</text:p>
          </table:table-cell>
          <table:table-cell table:style-name="ce53" table:formula="of:=IFERROR([$'View Input'.N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3" calcext:value-type="float">
            <text:p>6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65]=[$'olah data'.W65];&quot;&quot;;&quot;X&quot;)" office:value-type="string" office:string-value="X" calcext:value-type="string">
            <text:p>X</text:p>
          </table:table-cell>
          <table:table-cell table:style-name="ce53" table:formula="of:=IFERROR([$'View Input'.N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4" calcext:value-type="float">
            <text:p>64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66]=[$'olah data'.W66];&quot;&quot;;&quot;X&quot;)" office:value-type="string" office:string-value="X" calcext:value-type="string">
            <text:p>X</text:p>
          </table:table-cell>
          <table:table-cell table:style-name="ce53" table:formula="of:=IFERROR([$'View Input'.N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5" calcext:value-type="float">
            <text:p>65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67]=[$'olah data'.W67];&quot;&quot;;&quot;X&quot;)" office:value-type="string" office:string-value="X" calcext:value-type="string">
            <text:p>X</text:p>
          </table:table-cell>
          <table:table-cell table:style-name="ce53" table:formula="of:=IFERROR([$'View Input'.N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6" calcext:value-type="float">
            <text:p>66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68]=[$'olah data'.W68];&quot;&quot;;&quot;X&quot;)" office:value-type="string" office:string-value="X" calcext:value-type="string">
            <text:p>X</text:p>
          </table:table-cell>
          <table:table-cell table:style-name="ce53" table:formula="of:=IFERROR([$'View Input'.N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7" calcext:value-type="float">
            <text:p>67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69]=[$'olah data'.W69];&quot;&quot;;&quot;X&quot;)">
            <text:p/>
          </table:table-cell>
          <table:table-cell table:style-name="ce53" table:formula="of:=IFERROR([$'View Input'.N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8" calcext:value-type="float">
            <text:p>68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70]=[$'olah data'.W70];&quot;&quot;;&quot;X&quot;)" office:value-type="string" office:string-value="X" calcext:value-type="string">
            <text:p>X</text:p>
          </table:table-cell>
          <table:table-cell table:style-name="ce53" table:formula="of:=IFERROR([$'View Input'.N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69" calcext:value-type="float">
            <text:p>69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71]=[$'olah data'.W71];&quot;&quot;;&quot;X&quot;)" office:value-type="string" office:string-value="X" calcext:value-type="string">
            <text:p>X</text:p>
          </table:table-cell>
          <table:table-cell table:style-name="ce53" table:formula="of:=IFERROR([$'View Input'.N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0" calcext:value-type="float">
            <text:p>70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72]=[$'olah data'.W72];&quot;&quot;;&quot;X&quot;)">
            <text:p/>
          </table:table-cell>
          <table:table-cell table:style-name="ce53" table:formula="of:=IFERROR([$'View Input'.N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1" calcext:value-type="float">
            <text:p>71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73]=[$'olah data'.W73];&quot;&quot;;&quot;X&quot;)" office:value-type="string" office:string-value="X" calcext:value-type="string">
            <text:p>X</text:p>
          </table:table-cell>
          <table:table-cell table:style-name="ce53" table:formula="of:=IFERROR([$'View Input'.N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2" calcext:value-type="float">
            <text:p>72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74]=[$'olah data'.W74];&quot;&quot;;&quot;X&quot;)">
            <text:p/>
          </table:table-cell>
          <table:table-cell table:style-name="ce53" table:formula="of:=IFERROR([$'View Input'.N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75]=[$'olah data'.W75];&quot;&quot;;&quot;X&quot;)" office:value-type="string" office:string-value="X" calcext:value-type="string">
            <text:p>X</text:p>
          </table:table-cell>
          <table:table-cell table:style-name="ce53" table:formula="of:=IFERROR([$'View Input'.N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4" calcext:value-type="float">
            <text:p>74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76]=[$'olah data'.W76];&quot;&quot;;&quot;X&quot;)">
            <text:p/>
          </table:table-cell>
          <table:table-cell table:style-name="ce53" table:formula="of:=IFERROR([$'View Input'.N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5" calcext:value-type="float">
            <text:p>75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77]=[$'olah data'.W77];&quot;&quot;;&quot;X&quot;)" office:value-type="string" office:string-value="X" calcext:value-type="string">
            <text:p>X</text:p>
          </table:table-cell>
          <table:table-cell table:style-name="ce53" table:formula="of:=IFERROR([$'View Input'.N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6" calcext:value-type="float">
            <text:p>76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78]=[$'olah data'.W78];&quot;&quot;;&quot;X&quot;)" office:value-type="string" office:string-value="X" calcext:value-type="string">
            <text:p>X</text:p>
          </table:table-cell>
          <table:table-cell table:style-name="ce53" table:formula="of:=IFERROR([$'View Input'.N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7" calcext:value-type="float">
            <text:p>77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79]=[$'olah data'.W79];&quot;&quot;;&quot;X&quot;)">
            <text:p/>
          </table:table-cell>
          <table:table-cell table:style-name="ce53" table:formula="of:=IFERROR([$'View Input'.N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8" calcext:value-type="float">
            <text:p>78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80]=[$'olah data'.W80];&quot;&quot;;&quot;X&quot;)" office:value-type="string" office:string-value="X" calcext:value-type="string">
            <text:p>X</text:p>
          </table:table-cell>
          <table:table-cell table:style-name="ce53" table:formula="of:=IFERROR([$'View Input'.N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79" calcext:value-type="float">
            <text:p>79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81]=[$'olah data'.W81];&quot;&quot;;&quot;X&quot;)">
            <text:p/>
          </table:table-cell>
          <table:table-cell table:style-name="ce53" table:formula="of:=IFERROR([$'View Input'.N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0" calcext:value-type="float">
            <text:p>80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82]=[$'olah data'.W82];&quot;&quot;;&quot;X&quot;)">
            <text:p/>
          </table:table-cell>
          <table:table-cell table:style-name="ce53" table:formula="of:=IFERROR([$'View Input'.N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1" calcext:value-type="float">
            <text:p>81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83]=[$'olah data'.W83];&quot;&quot;;&quot;X&quot;)" office:value-type="string" office:string-value="X" calcext:value-type="string">
            <text:p>X</text:p>
          </table:table-cell>
          <table:table-cell table:style-name="ce53" table:formula="of:=IFERROR([$'View Input'.R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84]=[$'olah data'.W84];&quot;&quot;;&quot;X&quot;)" office:value-type="string" office:string-value="X" calcext:value-type="string">
            <text:p>X</text:p>
          </table:table-cell>
          <table:table-cell table:style-name="ce53" table:formula="of:=IFERROR([$'View Input'.R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3" calcext:value-type="float">
            <text:p>83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85]=[$'olah data'.W85];&quot;&quot;;&quot;X&quot;)">
            <text:p/>
          </table:table-cell>
          <table:table-cell table:style-name="ce53" table:formula="of:=IFERROR([$'View Input'.R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86]=[$'olah data'.W86];&quot;&quot;;&quot;X&quot;)" office:value-type="string" office:string-value="X" calcext:value-type="string">
            <text:p>X</text:p>
          </table:table-cell>
          <table:table-cell table:style-name="ce53" table:formula="of:=IFERROR([$'View Input'.R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5" calcext:value-type="float">
            <text:p>85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87]=[$'olah data'.W87];&quot;&quot;;&quot;X&quot;)" office:value-type="string" office:string-value="X" calcext:value-type="string">
            <text:p>X</text:p>
          </table:table-cell>
          <table:table-cell table:style-name="ce53" table:formula="of:=IFERROR([$'View Input'.R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88]=[$'olah data'.W88];&quot;&quot;;&quot;X&quot;)" office:value-type="string" office:string-value="X" calcext:value-type="string">
            <text:p>X</text:p>
          </table:table-cell>
          <table:table-cell table:style-name="ce53" table:formula="of:=IFERROR([$'View Input'.R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7" calcext:value-type="float">
            <text:p>87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89]=[$'olah data'.W89];&quot;&quot;;&quot;X&quot;)" office:value-type="string" office:string-value="X" calcext:value-type="string">
            <text:p>X</text:p>
          </table:table-cell>
          <table:table-cell table:style-name="ce53" table:formula="of:=IFERROR([$'View Input'.R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8" calcext:value-type="float">
            <text:p>88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90]=[$'olah data'.W90];&quot;&quot;;&quot;X&quot;)" office:value-type="string" office:string-value="X" calcext:value-type="string">
            <text:p>X</text:p>
          </table:table-cell>
          <table:table-cell table:style-name="ce53" table:formula="of:=IFERROR([$'View Input'.R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89" calcext:value-type="float">
            <text:p>89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91]=[$'olah data'.W91];&quot;&quot;;&quot;X&quot;)" office:value-type="string" office:string-value="X" calcext:value-type="string">
            <text:p>X</text:p>
          </table:table-cell>
          <table:table-cell table:style-name="ce53" table:formula="of:=IFERROR([$'View Input'.R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0" calcext:value-type="float">
            <text:p>9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92]=[$'olah data'.W92];&quot;&quot;;&quot;X&quot;)" office:value-type="string" office:string-value="X" calcext:value-type="string">
            <text:p>X</text:p>
          </table:table-cell>
          <table:table-cell table:style-name="ce53" table:formula="of:=IFERROR([$'View Input'.R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1" calcext:value-type="float">
            <text:p>91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93]=[$'olah data'.W93];&quot;&quot;;&quot;X&quot;)" office:value-type="string" office:string-value="X" calcext:value-type="string">
            <text:p>X</text:p>
          </table:table-cell>
          <table:table-cell table:style-name="ce53" table:formula="of:=IFERROR([$'View Input'.R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2" calcext:value-type="float">
            <text:p>9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94]=[$'olah data'.W94];&quot;&quot;;&quot;X&quot;)" office:value-type="string" office:string-value="X" calcext:value-type="string">
            <text:p>X</text:p>
          </table:table-cell>
          <table:table-cell table:style-name="ce53" table:formula="of:=IFERROR([$'View Input'.R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3" calcext:value-type="float">
            <text:p>9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95]=[$'olah data'.W95];&quot;&quot;;&quot;X&quot;)" office:value-type="string" office:string-value="X" calcext:value-type="string">
            <text:p>X</text:p>
          </table:table-cell>
          <table:table-cell table:style-name="ce53" table:formula="of:=IFERROR([$'View Input'.R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4" calcext:value-type="float">
            <text:p>94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IF([$'olah data'.V96]=[$'olah data'.W96];&quot;&quot;;&quot;X&quot;)" office:value-type="string" office:string-value="X" calcext:value-type="string">
            <text:p>X</text:p>
          </table:table-cell>
          <table:table-cell table:style-name="ce53" table:formula="of:=IFERROR([$'View Input'.R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5" calcext:value-type="float">
            <text:p>95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97]=[$'olah data'.W97];&quot;&quot;;&quot;X&quot;)" office:value-type="string" office:string-value="X" calcext:value-type="string">
            <text:p>X</text:p>
          </table:table-cell>
          <table:table-cell table:style-name="ce53" table:formula="of:=IFERROR([$'View Input'.R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6" calcext:value-type="float">
            <text:p>96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IF([$'olah data'.V98]=[$'olah data'.W98];&quot;&quot;;&quot;X&quot;)" office:value-type="string" office:string-value="X" calcext:value-type="string">
            <text:p>X</text:p>
          </table:table-cell>
          <table:table-cell table:style-name="ce53" table:formula="of:=IFERROR([$'View Input'.R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7" calcext:value-type="float">
            <text:p>97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99]=[$'olah data'.W99];&quot;&quot;;&quot;X&quot;)">
            <text:p/>
          </table:table-cell>
          <table:table-cell table:style-name="ce53" table:formula="of:=IFERROR([$'View Input'.R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8" calcext:value-type="float">
            <text:p>98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100]=[$'olah data'.W100];&quot;&quot;;&quot;X&quot;)">
            <text:p/>
          </table:table-cell>
          <table:table-cell table:style-name="ce53" table:formula="of:=IFERROR([$'View Input'.R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99" calcext:value-type="float">
            <text:p>99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IF([$'olah data'.V101]=[$'olah data'.W101];&quot;&quot;;&quot;X&quot;)" office:value-type="string" office:string-value="X" calcext:value-type="string">
            <text:p>X</text:p>
          </table:table-cell>
          <table:table-cell table:style-name="ce53" table:formula="of:=IFERROR([$'View Input'.R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office:value-type="float" office:value="100" calcext:value-type="float">
            <text:p>100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IF([$'olah data'.V102]=[$'olah data'.W102];&quot;&quot;;&quot;X&quot;)" office:value-type="string" office:string-value="X" calcext:value-type="string">
            <text:p>X</text:p>
          </table:table-cell>
          <table:table-cell table:style-name="ce53" table:formula="of:=IFERROR([$'View Input'.R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10" table:number-rows-repeated="104847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ainSource" table:style-name="ta4">
        <table:table-column table:style-name="co3" table:number-columns-repeated="459" table:default-cell-style-name="Default"/>
        <table:table-row table:style-name="ro9" table:number-rows-repeated="96">
          <table:table-cell table:number-columns-repeated="459"/>
        </table:table-row>
        <table:table-row table:style-name="ro6" table:number-rows-repeated="4">
          <table:table-cell table:number-columns-repeated="459"/>
        </table:table-row>
        <table:table-row table:style-name="ro6">
          <table:table-cell table:number-columns-repeated="458"/>
          <table:table-cell table:style-name="ce74"/>
        </table:table-row>
        <table:table-row table:style-name="ro6" table:number-rows-repeated="4">
          <table:table-cell table:number-columns-repeated="459"/>
        </table:table-row>
        <table:table-row table:style-name="ro6">
          <table:table-cell table:number-columns-repeated="458"/>
          <table:table-cell table:style-name="ce74"/>
        </table:table-row>
        <table:table-row table:style-name="ro6" table:number-rows-repeated="3">
          <table:table-cell table:number-columns-repeated="459"/>
        </table:table-row>
        <table:table-row table:style-name="ro6">
          <table:table-cell table:number-columns-repeated="459"/>
        </table:table-row>
      </table:table>
      <table:table table:name="grafik" table:style-name="ta5">
        <table:table-column table:style-name="co37" table:default-cell-style-name="Default"/>
        <table:table-column table:style-name="co7" table:number-columns-repeated="3" table:default-cell-style-name="Default"/>
        <table:table-column table:style-name="co38" table:default-cell-style-name="ce4"/>
        <table:table-column table:style-name="co7" table:number-columns-repeated="1019" table:default-cell-style-name="Default"/>
        <table:table-row table:style-name="ro11">
          <table:table-cell table:number-columns-repeated="1024"/>
        </table:table-row>
        <table:table-row table:style-name="ro5">
          <table:table-cell table:style-name="ce69" office:value-type="string" calcext:value-type="string" table:number-columns-spanned="1" table:number-rows-spanned="4">
            <text:p>HONESTY AND HUMILITY</text:p>
          </table:table-cell>
          <table:table-cell office:value-type="string" calcext:value-type="string">
            <text:p>SINCERITY</text:p>
          </table:table-cell>
          <table:table-cell table:number-columns-repeated="2"/>
          <table:table-cell table:style-name="ce13" table:formula="of:=[$'olah data'.$R3]" office:value-type="float" office:value="3" calcext:value-type="float">
            <text:p>3</text:p>
          </table:table-cell>
          <table:table-cell table:style-name="ce4" table:number-columns-repeated="3"/>
          <table:table-cell>
            <draw:frame table:end-cell-address="grafik.S23" table:end-x="34.44pt" table:end-y="0.94pt" draw:z-index="0" draw:name="Chart 4" draw:style-name="gr5" draw:text-style-name="P7" svg:width="561.94pt" svg:height="327.63pt" svg:x="13.49pt" svg:y="5.16pt">
              <draw:object draw:notify-on-update-of-ranges="grafik.A2:grafik.B32 grafik.C2:grafik.C32 grafik.D2:grafik.D32 grafik.E2:grafik.E32 grafik.F2:grafik.F33 grafik.G2:grafik.G33 grafik.H2:grafik.H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5">
          <table:covered-table-cell table:style-name="ce69"/>
          <table:table-cell office:value-type="string" calcext:value-type="string">
            <text:p>FAIRNESS</text:p>
          </table:table-cell>
          <table:table-cell table:number-columns-repeated="2"/>
          <table:table-cell table:style-name="ce13" table:formula="of:=[$'olah data'.$R4]"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GREED AVOIDANCE</text:p>
          </table:table-cell>
          <table:table-cell table:number-columns-repeated="2"/>
          <table:table-cell table:style-name="ce13" table:formula="of:=[$'olah data'.$R5]" office:value-type="float" office:value="3.5" calcext:value-type="float">
            <text:p>3.5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MODESTY</text:p>
          </table:table-cell>
          <table:table-cell table:number-columns-repeated="2"/>
          <table:table-cell table:style-name="ce13" table:formula="of:=[$'olah data'.$R6]" office:value-type="float" office:value="3.5" calcext:value-type="float">
            <text:p>3.5</text:p>
          </table:table-cell>
          <table:table-cell/>
          <table:table-cell table:style-name="ce4" table:number-columns-repeated="3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style-name="ce69" office:value-type="string" calcext:value-type="string" table:number-columns-spanned="1" table:number-rows-spanned="4">
            <text:p>EMOTIONALITY</text:p>
          </table:table-cell>
          <table:table-cell office:value-type="string" calcext:value-type="string">
            <text:p>FEARFULLNESS</text:p>
          </table:table-cell>
          <table:table-cell table:number-columns-repeated="2"/>
          <table:table-cell table:style-name="ce13" table:formula="of:=[$'olah data'.$R8]" office:value-type="float" office:value="2.5" calcext:value-type="float">
            <text:p>2.5</text:p>
          </table:table-cell>
          <table:table-cell table:style-name="ce4" table:number-columns-repeated="3"/>
          <table:table-cell table:number-columns-repeated="1016"/>
        </table:table-row>
        <table:table-row table:style-name="ro5">
          <table:covered-table-cell table:style-name="ce69"/>
          <table:table-cell office:value-type="string" calcext:value-type="string">
            <text:p>ANXIETY</text:p>
          </table:table-cell>
          <table:table-cell table:number-columns-repeated="2"/>
          <table:table-cell table:style-name="ce13" table:formula="of:=[$'olah data'.$R9]" office:value-type="float" office:value="3.5" calcext:value-type="float">
            <text:p>3.5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DEPENDENCE</text:p>
          </table:table-cell>
          <table:table-cell table:number-columns-repeated="2"/>
          <table:table-cell table:style-name="ce13" table:formula="of:=[$'olah data'.$R10]" office:value-type="float" office:value="3.5" calcext:value-type="float">
            <text:p>3.5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SENTIMENTALITY</text:p>
          </table:table-cell>
          <table:table-cell table:number-columns-repeated="2"/>
          <table:table-cell table:style-name="ce13" table:formula="of:=[$'olah data'.$R11]"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69" office:value-type="string" calcext:value-type="string" table:number-columns-spanned="1" table:number-rows-spanned="4">
            <text:p>EXTRAVERSION</text:p>
          </table:table-cell>
          <table:table-cell office:value-type="string" calcext:value-type="string">
            <text:p>SOCIAL SELF-ESTEEM</text:p>
          </table:table-cell>
          <table:table-cell table:number-columns-repeated="2"/>
          <table:table-cell table:style-name="ce13" table:formula="of:=[$'olah data'.$R13]" office:value-type="float" office:value="3.5" calcext:value-type="float">
            <text:p>3.5</text:p>
          </table:table-cell>
          <table:table-cell table:style-name="ce4" table:number-columns-repeated="3"/>
          <table:table-cell table:number-columns-repeated="1016"/>
        </table:table-row>
        <table:table-row table:style-name="ro5">
          <table:covered-table-cell table:style-name="ce69"/>
          <table:table-cell office:value-type="string" calcext:value-type="string">
            <text:p>SOCIAL BOLDNESS</text:p>
          </table:table-cell>
          <table:table-cell table:number-columns-repeated="2"/>
          <table:table-cell table:style-name="ce13" table:formula="of:=[$'olah data'.$R14]" office:value-type="float" office:value="2.75" calcext:value-type="float">
            <text:p>2.75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SOCIABILITY</text:p>
          </table:table-cell>
          <table:table-cell table:number-columns-repeated="2"/>
          <table:table-cell table:style-name="ce13" table:formula="of:=[$'olah data'.$R15]"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LIVELINESS</text:p>
          </table:table-cell>
          <table:table-cell table:number-columns-repeated="2"/>
          <table:table-cell table:style-name="ce13" table:formula="of:=[$'olah data'.$R16]" office:value-type="float" office:value="3.25" calcext:value-type="float">
            <text:p>3.2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69" office:value-type="string" calcext:value-type="string" table:number-columns-spanned="1" table:number-rows-spanned="4">
            <text:p>AGREEABLLENESS</text:p>
          </table:table-cell>
          <table:table-cell office:value-type="string" calcext:value-type="string">
            <text:p>FORGIVENESS</text:p>
          </table:table-cell>
          <table:table-cell table:number-columns-repeated="2"/>
          <table:table-cell table:style-name="ce13" table:formula="of:=[$'olah data'.$R18]" office:value-type="float" office:value="3.75" calcext:value-type="float">
            <text:p>3.75</text:p>
          </table:table-cell>
          <table:table-cell table:style-name="ce4" table:number-columns-repeated="3"/>
          <table:table-cell table:number-columns-repeated="1016"/>
        </table:table-row>
        <table:table-row table:style-name="ro5">
          <table:covered-table-cell table:style-name="ce69"/>
          <table:table-cell office:value-type="string" calcext:value-type="string">
            <text:p>GENTLENESS</text:p>
          </table:table-cell>
          <table:table-cell table:number-columns-repeated="2"/>
          <table:table-cell table:style-name="ce13" table:formula="of:=[$'olah data'.$R19]" office:value-type="float" office:value="3.75" calcext:value-type="float">
            <text:p>3.75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FLEXIBILITY</text:p>
          </table:table-cell>
          <table:table-cell table:number-columns-repeated="2"/>
          <table:table-cell table:style-name="ce13" table:formula="of:=[$'olah data'.$R20]" office:value-type="float" office:value="3.75" calcext:value-type="float">
            <text:p>3.75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PATIENCE</text:p>
          </table:table-cell>
          <table:table-cell table:number-columns-repeated="2"/>
          <table:table-cell table:style-name="ce13" table:formula="of:=[$'olah data'.$R21]"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69" office:value-type="string" calcext:value-type="string" table:number-columns-spanned="1" table:number-rows-spanned="4">
            <text:p>CONSCIENTIOUSNESS</text:p>
          </table:table-cell>
          <table:table-cell office:value-type="string" calcext:value-type="string">
            <text:p>ORGANIZATION</text:p>
          </table:table-cell>
          <table:table-cell table:number-columns-repeated="2"/>
          <table:table-cell table:style-name="ce13" table:formula="of:=[$'olah data'.$R23]" office:value-type="float" office:value="2.75" calcext:value-type="float">
            <text:p>2.75</text:p>
          </table:table-cell>
          <table:table-cell table:style-name="ce4" table:number-columns-repeated="3"/>
          <table:table-cell table:number-columns-repeated="1016"/>
        </table:table-row>
        <table:table-row table:style-name="ro5">
          <table:covered-table-cell table:style-name="ce69"/>
          <table:table-cell office:value-type="string" calcext:value-type="string">
            <text:p>DILIGENCE</text:p>
          </table:table-cell>
          <table:table-cell table:number-columns-repeated="2"/>
          <table:table-cell table:style-name="ce13" table:formula="of:=[$'olah data'.$R24]" office:value-type="float" office:value="3.25" calcext:value-type="float">
            <text:p>3.25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PERFECTIONISM</text:p>
          </table:table-cell>
          <table:table-cell table:number-columns-repeated="2"/>
          <table:table-cell table:style-name="ce13" table:formula="of:=[$'olah data'.$R25]"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PRUDENCE</text:p>
          </table:table-cell>
          <table:table-cell table:number-columns-repeated="2"/>
          <table:table-cell table:style-name="ce13" table:formula="of:=[$'olah data'.$R26]"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69" office:value-type="string" calcext:value-type="string" table:number-columns-spanned="1" table:number-rows-spanned="4">
            <text:p>OPENESS TO EXPERIENCE</text:p>
          </table:table-cell>
          <table:table-cell office:value-type="string" calcext:value-type="string">
            <text:p>AESTHETIC APPRECIATION</text:p>
          </table:table-cell>
          <table:table-cell table:number-columns-repeated="2"/>
          <table:table-cell table:style-name="ce13" table:formula="of:=[$'olah data'.$R28]" office:value-type="float" office:value="3.75" calcext:value-type="float">
            <text:p>3.75</text:p>
          </table:table-cell>
          <table:table-cell table:style-name="ce4" table:number-columns-repeated="3"/>
          <table:table-cell table:number-columns-repeated="1016"/>
        </table:table-row>
        <table:table-row table:style-name="ro5">
          <table:covered-table-cell table:style-name="ce69"/>
          <table:table-cell office:value-type="string" calcext:value-type="string">
            <text:p>INQUITIVENESS</text:p>
          </table:table-cell>
          <table:table-cell table:number-columns-repeated="2"/>
          <table:table-cell table:style-name="ce13" table:formula="of:=[$'olah data'.$R29]" office:value-type="float" office:value="2.5" calcext:value-type="float">
            <text:p>2.5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CREATIVITY</text:p>
          </table:table-cell>
          <table:table-cell table:number-columns-repeated="2"/>
          <table:table-cell table:style-name="ce13" table:formula="of:=[$'olah data'.$R30]"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covered-table-cell table:style-name="ce69"/>
          <table:table-cell office:value-type="string" calcext:value-type="string">
            <text:p>UNCONVENTIONALITY</text:p>
          </table:table-cell>
          <table:table-cell table:number-columns-repeated="2"/>
          <table:table-cell table:style-name="ce13" table:formula="of:=[$'olah data'.$R31]" office:value-type="float" office:value="2.75" calcext:value-type="float">
            <text:p>2.7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(INTERSTITIAL FACET SCALE) ALTRUISM </text:p>
          </table:table-cell>
          <table:table-cell table:number-columns-repeated="2"/>
          <table:table-cell table:style-name="ce13" table:formula="of:=[$'olah data'.$R33]" office:value-type="float" office:value="2.5" calcext:value-type="float">
            <text:p>2.5</text:p>
          </table:table-cell>
          <table:table-cell table:number-columns-repeated="1019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ew Outp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" form:id="control29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  <form:fixed-text form:name="Label Field 1" form:control-implementation="ooo:com.sun.star.form.component.FixedText" xml:id="control30" form:id="control30" form:label="Label Field"/>
          </form:form>
        </office:forms>
        <table:shapes>
          <draw:control draw:z-index="0" draw:style-name="gr6" draw:text-style-name="P8" svg:width="74.72pt" svg:height="40.59pt" svg:x="449.63pt" svg:y="2.61pt" draw:control="control29"/>
          <draw:control draw:z-index="2" draw:style-name="gr4" draw:text-style-name="P9" svg:width="1.19pt" svg:height="6.26pt" svg:x="758.83pt" svg:y="443.28pt" draw:control="control30"/>
        </table:shapes>
        <table:table-column table:style-name="co39" table:default-cell-style-name="ce81"/>
        <table:table-column table:style-name="co40" table:default-cell-style-name="ce81"/>
        <table:table-column table:style-name="co3" table:default-cell-style-name="ce103"/>
        <table:table-column table:style-name="co3" table:number-columns-repeated="1019" table:default-cell-style-name="ce81"/>
        <table:table-column table:style-name="co3" table:number-columns-repeated="2" table:default-cell-style-name="ce114"/>
        <table:table-row table:style-name="ro12">
          <table:table-cell table:style-name="ce71" office:value-type="string" calcext:value-type="string" table:number-columns-spanned="2" table:number-rows-spanned="1">
            <text:p>BIODATA</text:p>
          </table:table-cell>
          <table:covered-table-cell table:style-name="ce99"/>
          <table:table-cell table:number-columns-repeated="1022"/>
        </table:table-row>
        <table:table-row table:style-name="ro12">
          <table:table-cell table:style-name="ce80" office:value-type="string" calcext:value-type="string">
            <text:p>ID DATA</text:p>
          </table:table-cell>
          <table:table-cell table:style-name="ce80" table:formula="of:=[$'olah data'.AD$2]" office:value-type="float" office:value="1" calcext:value-type="float">
            <text:p>1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>
            <text:p>TANGGAL TES</text:p>
          </table:table-cell>
          <table:table-cell table:style-name="ce100" table:formula="of:=[$'olah data'.AE$2]" office:value-type="date" office:date-value="2018-12-23" calcext:value-type="date">
            <text:p>23. Dec. 2018</text:p>
          </table:table-cell>
          <table:table-cell table:number-columns-repeated="2"/>
          <table:table-cell>
            <draw:frame table:end-cell-address="'View Output'.U35" table:end-x="40.08pt" table:end-y="22.62pt" draw:z-index="1" draw:style-name="gr7" draw:text-style-name="P10" table:table-background="true" svg:width="1057.72pt" svg:height="576pt" svg:x="6.41pt" svg:y="18pt">
              <draw:object draw:notify-on-update-of-ranges="'View Output'.A15:'View Output'.B45 'View Output'.C14:'View Output'.C14 'View Output'.C15:'View Output'.C4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2">
          <table:table-cell table:style-name="ce80" office:value-type="string" calcext:value-type="string">
            <text:p>KOTA</text:p>
          </table:table-cell>
          <table:table-cell table:style-name="ce80" table:formula="of:=[$'olah data'.AF$2]" office:value-type="float" office:value="0" calcext:value-type="float">
            <text:p>0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>
            <text:p>NO TES</text:p>
          </table:table-cell>
          <table:table-cell table:style-name="ce80" table:formula="of:=[$'olah data'.AG$2]" office:value-type="float" office:value="0" calcext:value-type="float">
            <text:p>0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>
            <text:p>NAMA KANDIDAT</text:p>
          </table:table-cell>
          <table:table-cell table:style-name="ce80" table:formula="of:=[$'olah data'.AH$2]" office:value-type="float" office:value="0" calcext:value-type="float">
            <text:p>0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>
            <text:p>JENIS KELAMIN</text:p>
          </table:table-cell>
          <table:table-cell table:style-name="ce80" table:formula="of:=[$'olah data'.AI$2]" office:value-type="float" office:value="0" calcext:value-type="float">
            <text:p>0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>
            <text:p>TANGGAL LAHIR</text:p>
          </table:table-cell>
          <table:table-cell table:style-name="ce100" table:formula="of:=[$'olah data'.AJ$2]" office:value-type="date" office:date-value="1899-12-30" calcext:value-type="date">
            <text:p>30. Dec. 1899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>
            <text:p>PENDIDIKAN TERAKHIR</text:p>
          </table:table-cell>
          <table:table-cell table:style-name="ce80" table:formula="of:=[$'olah data'.AK$2]" office:value-type="float" office:value="0" calcext:value-type="float">
            <text:p>0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>
            <text:p>PERUSAHAAN/INSTITUSI</text:p>
          </table:table-cell>
          <table:table-cell table:style-name="ce80" table:formula="of:=[$'olah data'.AL$2]" office:value-type="float" office:value="0" calcext:value-type="float">
            <text:p>0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>
            <text:p>POSISI YANG DITUJU</text:p>
          </table:table-cell>
          <table:table-cell table:style-name="ce80" table:formula="of:=[$'olah data'.AM$2]" office:value-type="float" office:value="0" calcext:value-type="float">
            <text:p>0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>
            <text:p>CATATAN/KETERANGAN LAIN</text:p>
          </table:table-cell>
          <table:table-cell table:style-name="ce80" table:formula="of:=[$'olah data'.AN$2]" office:value-type="float" office:value="0" calcext:value-type="float">
            <text:p>0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82" office:value-type="string" calcext:value-type="string" table:number-columns-spanned="3" table:number-rows-spanned="1">
            <text:p>DATA TABEL</text:p>
          </table:table-cell>
          <table:covered-table-cell table:style-name="ce102"/>
          <table:covered-table-cell table:style-name="ce104"/>
          <table:table-cell table:number-columns-repeated="1021"/>
        </table:table-row>
        <table:table-row table:style-name="ro12">
          <table:table-cell table:style-name="ce83" table:formula="of:=IF([$grafik.A2]=&quot;&quot;;&quot;&quot;;[$grafik.A2])" office:value-type="string" office:string-value="HONESTY AND HUMILITY" calcext:value-type="string" table:number-columns-spanned="1" table:number-rows-spanned="5">
            <text:p>HONESTY AND HUMILITY</text:p>
          </table:table-cell>
          <table:table-cell table:style-name="ce86" table:formula="of:=IF([$grafik.B2]=&quot;&quot;;&quot;&quot;;[$grafik.B2])" office:value-type="string" office:string-value="SINCERITY" calcext:value-type="string">
            <text:p>SINCERITY</text:p>
          </table:table-cell>
          <table:table-cell table:style-name="ce105" table:formula="of:=IF([$grafik.E2]=&quot;&quot;;&quot;&quot;;[$grafik.E2])" office:value-type="float" office:value="3" calcext:value-type="float">
            <text:p>3</text:p>
          </table:table-cell>
          <table:table-cell table:number-columns-repeated="1021"/>
        </table:table-row>
        <table:table-row table:style-name="ro12">
          <table:covered-table-cell table:style-name="ce86"/>
          <table:table-cell table:style-name="ce86" table:formula="of:=IF([$grafik.B3]=&quot;&quot;;&quot;&quot;;[$grafik.B3])" office:value-type="string" office:string-value="FAIRNESS" calcext:value-type="string">
            <text:p>FAIRNESS</text:p>
          </table:table-cell>
          <table:table-cell table:style-name="ce105" table:formula="of:=IF([$grafik.E3]=&quot;&quot;;&quot;&quot;;[$grafik.E3])" office:value-type="float" office:value="4" calcext:value-type="float">
            <text:p>4</text:p>
          </table:table-cell>
          <table:table-cell table:number-columns-repeated="1021"/>
        </table:table-row>
        <table:table-row table:style-name="ro12">
          <table:covered-table-cell table:style-name="ce86"/>
          <table:table-cell table:style-name="ce86" table:formula="of:=IF([$grafik.B4]=&quot;&quot;;&quot;&quot;;[$grafik.B4])" office:value-type="string" office:string-value="GREED AVOIDANCE" calcext:value-type="string">
            <text:p>GREED AVOIDANCE</text:p>
          </table:table-cell>
          <table:table-cell table:style-name="ce105" table:formula="of:=IF([$grafik.E4]=&quot;&quot;;&quot;&quot;;[$grafik.E4])" office:value-type="float" office:value="3.5" calcext:value-type="float">
            <text:p>3.5</text:p>
          </table:table-cell>
          <table:table-cell table:number-columns-repeated="1021"/>
        </table:table-row>
        <table:table-row table:style-name="ro12">
          <table:covered-table-cell table:style-name="ce86"/>
          <table:table-cell table:style-name="ce86" table:formula="of:=IF([$grafik.B5]=&quot;&quot;;&quot;&quot;;[$grafik.B5])" office:value-type="string" office:string-value="MODESTY" calcext:value-type="string">
            <text:p>MODESTY</text:p>
          </table:table-cell>
          <table:table-cell table:style-name="ce105" table:formula="of:=IF([$grafik.E5]=&quot;&quot;;&quot;&quot;;[$grafik.E5])" office:value-type="float" office:value="3.5" calcext:value-type="float">
            <text:p>3.5</text:p>
          </table:table-cell>
          <table:table-cell table:number-columns-repeated="1021"/>
        </table:table-row>
        <table:table-row table:style-name="ro12">
          <table:covered-table-cell table:style-name="ce86"/>
          <table:table-cell table:style-name="ce86" table:formula="of:=IF([$grafik.B6]=&quot;&quot;;&quot;&quot;;[$grafik.B6])">
            <text:p/>
          </table:table-cell>
          <table:table-cell table:style-name="ce105" table:formula="of:=IF([$grafik.E6]=&quot;&quot;;&quot;&quot;;[$grafik.E6])">
            <text:p/>
          </table:table-cell>
          <table:table-cell table:number-columns-repeated="1021"/>
        </table:table-row>
        <table:table-row table:style-name="ro12">
          <table:table-cell table:style-name="ce85" table:formula="of:=IF([$grafik.A7]=&quot;&quot;;&quot;&quot;;[$grafik.A7])" office:value-type="string" office:string-value="EMOTIONALITY" calcext:value-type="string" table:number-columns-spanned="1" table:number-rows-spanned="5">
            <text:p>EMOTIONALITY</text:p>
          </table:table-cell>
          <table:table-cell table:style-name="ce89" table:formula="of:=IF([$grafik.B7]=&quot;&quot;;&quot;&quot;;[$grafik.B7])" office:value-type="string" office:string-value="FEARFULLNESS" calcext:value-type="string">
            <text:p>FEARFULLNESS</text:p>
          </table:table-cell>
          <table:table-cell table:style-name="ce106" table:formula="of:=IF([$grafik.E7]=&quot;&quot;;&quot;&quot;;[$grafik.E7])" office:value-type="float" office:value="2.5" calcext:value-type="float">
            <text:p>2.5</text:p>
          </table:table-cell>
          <table:table-cell table:number-columns-repeated="1021"/>
        </table:table-row>
        <table:table-row table:style-name="ro12">
          <table:covered-table-cell table:style-name="ce89" table:formula="of:=IF([$grafik.A8]=&quot;&quot;;&quot;&quot;;[$grafik.A8])">
            <text:p/>
          </table:covered-table-cell>
          <table:table-cell table:style-name="ce89" table:formula="of:=IF([$grafik.B8]=&quot;&quot;;&quot;&quot;;[$grafik.B8])" office:value-type="string" office:string-value="ANXIETY" calcext:value-type="string">
            <text:p>ANXIETY</text:p>
          </table:table-cell>
          <table:table-cell table:style-name="ce106" table:formula="of:=IF([$grafik.E8]=&quot;&quot;;&quot;&quot;;[$grafik.E8])" office:value-type="float" office:value="3.5" calcext:value-type="float">
            <text:p>3.5</text:p>
          </table:table-cell>
          <table:table-cell table:number-columns-repeated="1021"/>
        </table:table-row>
        <table:table-row table:style-name="ro12">
          <table:covered-table-cell table:style-name="ce89" table:formula="of:=IF([$grafik.A9]=&quot;&quot;;&quot;&quot;;[$grafik.A9])">
            <text:p/>
          </table:covered-table-cell>
          <table:table-cell table:style-name="ce89" table:formula="of:=IF([$grafik.B9]=&quot;&quot;;&quot;&quot;;[$grafik.B9])" office:value-type="string" office:string-value="DEPENDENCE" calcext:value-type="string">
            <text:p>DEPENDENCE</text:p>
          </table:table-cell>
          <table:table-cell table:style-name="ce106" table:formula="of:=IF([$grafik.E9]=&quot;&quot;;&quot;&quot;;[$grafik.E9])" office:value-type="float" office:value="3.5" calcext:value-type="float">
            <text:p>3.5</text:p>
          </table:table-cell>
          <table:table-cell table:number-columns-repeated="1021"/>
        </table:table-row>
        <table:table-row table:style-name="ro12">
          <table:covered-table-cell table:style-name="ce89" table:formula="of:=IF([$grafik.A10]=&quot;&quot;;&quot;&quot;;[$grafik.A10])">
            <text:p/>
          </table:covered-table-cell>
          <table:table-cell table:style-name="ce89" table:formula="of:=IF([$grafik.B10]=&quot;&quot;;&quot;&quot;;[$grafik.B10])" office:value-type="string" office:string-value="SENTIMENTALITY" calcext:value-type="string">
            <text:p>SENTIMENTALITY</text:p>
          </table:table-cell>
          <table:table-cell table:style-name="ce106" table:formula="of:=IF([$grafik.E10]=&quot;&quot;;&quot;&quot;;[$grafik.E10])" office:value-type="float" office:value="3" calcext:value-type="float">
            <text:p>3</text:p>
          </table:table-cell>
          <table:table-cell table:number-columns-repeated="1021"/>
        </table:table-row>
        <table:table-row table:style-name="ro12">
          <table:covered-table-cell table:style-name="ce89" table:formula="of:=IF([$grafik.A11]=&quot;&quot;;&quot;&quot;;[$grafik.A11])">
            <text:p/>
          </table:covered-table-cell>
          <table:table-cell table:style-name="ce89" table:formula="of:=IF([$grafik.B11]=&quot;&quot;;&quot;&quot;;[$grafik.B11])">
            <text:p/>
          </table:table-cell>
          <table:table-cell table:style-name="ce106" table:formula="of:=IF([$grafik.E11]=&quot;&quot;;&quot;&quot;;[$grafik.E11])">
            <text:p/>
          </table:table-cell>
          <table:table-cell table:number-columns-repeated="1021"/>
        </table:table-row>
        <table:table-row table:style-name="ro12">
          <table:table-cell table:style-name="ce88" table:formula="of:=IF([$grafik.A12]=&quot;&quot;;&quot;&quot;;[$grafik.A12])" office:value-type="string" office:string-value="EXTRAVERSION" calcext:value-type="string" table:number-columns-spanned="1" table:number-rows-spanned="5">
            <text:p>EXTRAVERSION</text:p>
          </table:table-cell>
          <table:table-cell table:style-name="ce92" table:formula="of:=IF([$grafik.B12]=&quot;&quot;;&quot;&quot;;[$grafik.B12])" office:value-type="string" office:string-value="SOCIAL SELF-ESTEEM" calcext:value-type="string">
            <text:p>SOCIAL SELF-ESTEEM</text:p>
          </table:table-cell>
          <table:table-cell table:style-name="ce108" table:formula="of:=IF([$grafik.E12]=&quot;&quot;;&quot;&quot;;[$grafik.E12])" office:value-type="float" office:value="3.5" calcext:value-type="float">
            <text:p>3.5</text:p>
          </table:table-cell>
          <table:table-cell table:number-columns-repeated="1021"/>
        </table:table-row>
        <table:table-row table:style-name="ro12">
          <table:covered-table-cell table:style-name="ce92" table:formula="of:=IF([$grafik.A13]=&quot;&quot;;&quot;&quot;;[$grafik.A13])">
            <text:p/>
          </table:covered-table-cell>
          <table:table-cell table:style-name="ce92" table:formula="of:=IF([$grafik.B13]=&quot;&quot;;&quot;&quot;;[$grafik.B13])" office:value-type="string" office:string-value="SOCIAL BOLDNESS" calcext:value-type="string">
            <text:p>SOCIAL BOLDNESS</text:p>
          </table:table-cell>
          <table:table-cell table:style-name="ce108" table:formula="of:=IF([$grafik.E13]=&quot;&quot;;&quot;&quot;;[$grafik.E13])" office:value-type="float" office:value="2.75" calcext:value-type="float">
            <text:p>2.75</text:p>
          </table:table-cell>
          <table:table-cell table:number-columns-repeated="1021"/>
        </table:table-row>
        <table:table-row table:style-name="ro12">
          <table:covered-table-cell table:style-name="ce92" table:formula="of:=IF([$grafik.A14]=&quot;&quot;;&quot;&quot;;[$grafik.A14])">
            <text:p/>
          </table:covered-table-cell>
          <table:table-cell table:style-name="ce92" table:formula="of:=IF([$grafik.B14]=&quot;&quot;;&quot;&quot;;[$grafik.B14])" office:value-type="string" office:string-value="SOCIABILITY" calcext:value-type="string">
            <text:p>SOCIABILITY</text:p>
          </table:table-cell>
          <table:table-cell table:style-name="ce108" table:formula="of:=IF([$grafik.E14]=&quot;&quot;;&quot;&quot;;[$grafik.E14])" office:value-type="float" office:value="4" calcext:value-type="float">
            <text:p>4</text:p>
          </table:table-cell>
          <table:table-cell table:number-columns-repeated="1021"/>
        </table:table-row>
        <table:table-row table:style-name="ro12">
          <table:covered-table-cell table:style-name="ce92" table:formula="of:=IF([$grafik.A15]=&quot;&quot;;&quot;&quot;;[$grafik.A15])">
            <text:p/>
          </table:covered-table-cell>
          <table:table-cell table:style-name="ce92" table:formula="of:=IF([$grafik.B15]=&quot;&quot;;&quot;&quot;;[$grafik.B15])" office:value-type="string" office:string-value="LIVELINESS" calcext:value-type="string">
            <text:p>LIVELINESS</text:p>
          </table:table-cell>
          <table:table-cell table:style-name="ce108" table:formula="of:=IF([$grafik.E15]=&quot;&quot;;&quot;&quot;;[$grafik.E15])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2">
          <table:covered-table-cell table:style-name="ce92" table:formula="of:=IF([$grafik.A16]=&quot;&quot;;&quot;&quot;;[$grafik.A16])">
            <text:p/>
          </table:covered-table-cell>
          <table:table-cell table:style-name="ce92" table:formula="of:=IF([$grafik.B16]=&quot;&quot;;&quot;&quot;;[$grafik.B16])">
            <text:p/>
          </table:table-cell>
          <table:table-cell table:style-name="ce108" table:formula="of:=IF([$grafik.E16]=&quot;&quot;;&quot;&quot;;[$grafik.E16])">
            <text:p/>
          </table:table-cell>
          <table:table-cell table:number-columns-repeated="1021"/>
        </table:table-row>
        <table:table-row table:style-name="ro12">
          <table:table-cell table:style-name="ce91" table:formula="of:=IF([$grafik.A17]=&quot;&quot;;&quot;&quot;;[$grafik.A17])" office:value-type="string" office:string-value="AGREEABLLENESS" calcext:value-type="string" table:number-columns-spanned="1" table:number-rows-spanned="5">
            <text:p>AGREEABLLENESS</text:p>
          </table:table-cell>
          <table:table-cell table:style-name="ce95" table:formula="of:=IF([$grafik.B17]=&quot;&quot;;&quot;&quot;;[$grafik.B17])" office:value-type="string" office:string-value="FORGIVENESS" calcext:value-type="string">
            <text:p>FORGIVENESS</text:p>
          </table:table-cell>
          <table:table-cell table:style-name="ce109" table:formula="of:=IF([$grafik.E17]=&quot;&quot;;&quot;&quot;;[$grafik.E17])" office:value-type="float" office:value="3.75" calcext:value-type="float">
            <text:p>3.7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2">
          <table:covered-table-cell table:style-name="ce95" table:formula="of:=IF([$grafik.A18]=&quot;&quot;;&quot;&quot;;[$grafik.A18])">
            <text:p/>
          </table:covered-table-cell>
          <table:table-cell table:style-name="ce95" table:formula="of:=IF([$grafik.B18]=&quot;&quot;;&quot;&quot;;[$grafik.B18])" office:value-type="string" office:string-value="GENTLENESS" calcext:value-type="string">
            <text:p>GENTLENESS</text:p>
          </table:table-cell>
          <table:table-cell table:style-name="ce109" table:formula="of:=IF([$grafik.E18]=&quot;&quot;;&quot;&quot;;[$grafik.E18])" office:value-type="float" office:value="3.75" calcext:value-type="float">
            <text:p>3.75</text:p>
          </table:table-cell>
          <table:table-cell table:number-columns-repeated="1021"/>
        </table:table-row>
        <table:table-row table:style-name="ro12">
          <table:covered-table-cell table:style-name="ce95" table:formula="of:=IF([$grafik.A19]=&quot;&quot;;&quot;&quot;;[$grafik.A19])">
            <text:p/>
          </table:covered-table-cell>
          <table:table-cell table:style-name="ce95" table:formula="of:=IF([$grafik.B19]=&quot;&quot;;&quot;&quot;;[$grafik.B19])" office:value-type="string" office:string-value="FLEXIBILITY" calcext:value-type="string">
            <text:p>FLEXIBILITY</text:p>
          </table:table-cell>
          <table:table-cell table:style-name="ce109" table:formula="of:=IF([$grafik.E19]=&quot;&quot;;&quot;&quot;;[$grafik.E19])" office:value-type="float" office:value="3.75" calcext:value-type="float">
            <text:p>3.75</text:p>
          </table:table-cell>
          <table:table-cell table:number-columns-repeated="1021"/>
        </table:table-row>
        <table:table-row table:style-name="ro12">
          <table:covered-table-cell table:style-name="ce95" table:formula="of:=IF([$grafik.A20]=&quot;&quot;;&quot;&quot;;[$grafik.A20])">
            <text:p/>
          </table:covered-table-cell>
          <table:table-cell table:style-name="ce95" table:formula="of:=IF([$grafik.B20]=&quot;&quot;;&quot;&quot;;[$grafik.B20])" office:value-type="string" office:string-value="PATIENCE" calcext:value-type="string">
            <text:p>PATIENCE</text:p>
          </table:table-cell>
          <table:table-cell table:style-name="ce109" table:formula="of:=IF([$grafik.E20]=&quot;&quot;;&quot;&quot;;[$grafik.E20])" office:value-type="float" office:value="4" calcext:value-type="float">
            <text:p>4</text:p>
          </table:table-cell>
          <table:table-cell table:number-columns-repeated="1021"/>
        </table:table-row>
        <table:table-row table:style-name="ro12">
          <table:covered-table-cell table:style-name="ce95" table:formula="of:=IF([$grafik.A21]=&quot;&quot;;&quot;&quot;;[$grafik.A21])">
            <text:p/>
          </table:covered-table-cell>
          <table:table-cell table:style-name="ce95" table:formula="of:=IF([$grafik.B21]=&quot;&quot;;&quot;&quot;;[$grafik.B21])">
            <text:p/>
          </table:table-cell>
          <table:table-cell table:style-name="ce109" table:formula="of:=IF([$grafik.E21]=&quot;&quot;;&quot;&quot;;[$grafik.E21])">
            <text:p/>
          </table:table-cell>
          <table:table-cell table:number-columns-repeated="1021"/>
        </table:table-row>
        <table:table-row table:style-name="ro12">
          <table:table-cell table:style-name="ce93" table:formula="of:=IF([$grafik.A22]=&quot;&quot;;&quot;&quot;;[$grafik.A22])" office:value-type="string" office:string-value="CONSCIENTIOUSNESS" calcext:value-type="string" table:number-columns-spanned="1" table:number-rows-spanned="5">
            <text:p>CONSCIENTIOUSNESS</text:p>
          </table:table-cell>
          <table:table-cell table:style-name="ce101" table:formula="of:=IF([$grafik.B22]=&quot;&quot;;&quot;&quot;;[$grafik.B22])" office:value-type="string" office:string-value="ORGANIZATION" calcext:value-type="string">
            <text:p>ORGANIZATION</text:p>
          </table:table-cell>
          <table:table-cell table:style-name="ce111" table:formula="of:=IF([$grafik.E22]=&quot;&quot;;&quot;&quot;;[$grafik.E22])" office:value-type="float" office:value="2.75" calcext:value-type="float">
            <text:p>2.75</text:p>
          </table:table-cell>
          <table:table-cell table:number-columns-repeated="1021"/>
        </table:table-row>
        <table:table-row table:style-name="ro12">
          <table:covered-table-cell table:style-name="ce101" table:formula="of:=IF([$grafik.A23]=&quot;&quot;;&quot;&quot;;[$grafik.A23])">
            <text:p/>
          </table:covered-table-cell>
          <table:table-cell table:style-name="ce101" table:formula="of:=IF([$grafik.B23]=&quot;&quot;;&quot;&quot;;[$grafik.B23])" office:value-type="string" office:string-value="DILIGENCE" calcext:value-type="string">
            <text:p>DILIGENCE</text:p>
          </table:table-cell>
          <table:table-cell table:style-name="ce111" table:formula="of:=IF([$grafik.E23]=&quot;&quot;;&quot;&quot;;[$grafik.E23])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2">
          <table:covered-table-cell table:style-name="ce101" table:formula="of:=IF([$grafik.A24]=&quot;&quot;;&quot;&quot;;[$grafik.A24])">
            <text:p/>
          </table:covered-table-cell>
          <table:table-cell table:style-name="ce101" table:formula="of:=IF([$grafik.B24]=&quot;&quot;;&quot;&quot;;[$grafik.B24])" office:value-type="string" office:string-value="PERFECTIONISM" calcext:value-type="string">
            <text:p>PERFECTIONISM</text:p>
          </table:table-cell>
          <table:table-cell table:style-name="ce111" table:formula="of:=IF([$grafik.E24]=&quot;&quot;;&quot;&quot;;[$grafik.E24])" office:value-type="float" office:value="3" calcext:value-type="float">
            <text:p>3</text:p>
          </table:table-cell>
          <table:table-cell table:number-columns-repeated="1021"/>
        </table:table-row>
        <table:table-row table:style-name="ro12">
          <table:covered-table-cell table:style-name="ce101" table:formula="of:=IF([$grafik.A25]=&quot;&quot;;&quot;&quot;;[$grafik.A25])">
            <text:p/>
          </table:covered-table-cell>
          <table:table-cell table:style-name="ce101" table:formula="of:=IF([$grafik.B25]=&quot;&quot;;&quot;&quot;;[$grafik.B25])" office:value-type="string" office:string-value="PRUDENCE" calcext:value-type="string">
            <text:p>PRUDENCE</text:p>
          </table:table-cell>
          <table:table-cell table:style-name="ce111" table:formula="of:=IF([$grafik.E25]=&quot;&quot;;&quot;&quot;;[$grafik.E25])" office:value-type="float" office:value="3" calcext:value-type="float">
            <text:p>3</text:p>
          </table:table-cell>
          <table:table-cell table:number-columns-repeated="1021"/>
        </table:table-row>
        <table:table-row table:style-name="ro12">
          <table:covered-table-cell table:style-name="ce101" table:formula="of:=IF([$grafik.A26]=&quot;&quot;;&quot;&quot;;[$grafik.A26])">
            <text:p/>
          </table:covered-table-cell>
          <table:table-cell table:style-name="ce101" table:formula="of:=IF([$grafik.B26]=&quot;&quot;;&quot;&quot;;[$grafik.B26])">
            <text:p/>
          </table:table-cell>
          <table:table-cell table:style-name="ce111" table:formula="of:=IF([$grafik.E26]=&quot;&quot;;&quot;&quot;;[$grafik.E26])">
            <text:p/>
          </table:table-cell>
          <table:table-cell table:number-columns-repeated="1021"/>
        </table:table-row>
        <table:table-row table:style-name="ro12">
          <table:table-cell table:style-name="ce96" table:formula="of:=IF([$grafik.A27]=&quot;&quot;;&quot;&quot;;[$grafik.A27])" office:value-type="string" office:string-value="OPENESS TO EXPERIENCE" calcext:value-type="string" table:number-columns-spanned="1" table:number-rows-spanned="5">
            <text:p>OPENESS TO EXPERIENCE</text:p>
          </table:table-cell>
          <table:table-cell table:style-name="ce110" table:formula="of:=IF([$grafik.B27]=&quot;&quot;;&quot;&quot;;[$grafik.B27])" office:value-type="string" office:string-value="AESTHETIC APPRECIATION" calcext:value-type="string">
            <text:p>AESTHETIC APPRECIATION</text:p>
          </table:table-cell>
          <table:table-cell table:style-name="ce112" table:formula="of:=IF([$grafik.E27]=&quot;&quot;;&quot;&quot;;[$grafik.E27])" office:value-type="float" office:value="3.75" calcext:value-type="float">
            <text:p>3.75</text:p>
          </table:table-cell>
          <table:table-cell table:number-columns-repeated="1021"/>
        </table:table-row>
        <table:table-row table:style-name="ro12">
          <table:covered-table-cell table:style-name="ce110" table:formula="of:=IF([$grafik.A28]=&quot;&quot;;&quot;&quot;;[$grafik.A28])">
            <text:p/>
          </table:covered-table-cell>
          <table:table-cell table:style-name="ce110" table:formula="of:=IF([$grafik.B28]=&quot;&quot;;&quot;&quot;;[$grafik.B28])" office:value-type="string" office:string-value="INQUITIVENESS" calcext:value-type="string">
            <text:p>INQUITIVENESS</text:p>
          </table:table-cell>
          <table:table-cell table:style-name="ce112" table:formula="of:=IF([$grafik.E28]=&quot;&quot;;&quot;&quot;;[$grafik.E28])" office:value-type="float" office:value="2.5" calcext:value-type="float">
            <text:p>2.5</text:p>
          </table:table-cell>
          <table:table-cell table:number-columns-repeated="1021"/>
        </table:table-row>
        <table:table-row table:style-name="ro12">
          <table:covered-table-cell table:style-name="ce110" table:formula="of:=IF([$grafik.A29]=&quot;&quot;;&quot;&quot;;[$grafik.A29])">
            <text:p/>
          </table:covered-table-cell>
          <table:table-cell table:style-name="ce110" table:formula="of:=IF([$grafik.B29]=&quot;&quot;;&quot;&quot;;[$grafik.B29])" office:value-type="string" office:string-value="CREATIVITY" calcext:value-type="string">
            <text:p>CREATIVITY</text:p>
          </table:table-cell>
          <table:table-cell table:style-name="ce112" table:formula="of:=IF([$grafik.E29]=&quot;&quot;;&quot;&quot;;[$grafik.E29])" office:value-type="float" office:value="4" calcext:value-type="float">
            <text:p>4</text:p>
          </table:table-cell>
          <table:table-cell table:number-columns-repeated="1021"/>
        </table:table-row>
        <table:table-row table:style-name="ro12">
          <table:covered-table-cell table:style-name="ce110" table:formula="of:=IF([$grafik.A30]=&quot;&quot;;&quot;&quot;;[$grafik.A30])">
            <text:p/>
          </table:covered-table-cell>
          <table:table-cell table:style-name="ce110" table:formula="of:=IF([$grafik.B30]=&quot;&quot;;&quot;&quot;;[$grafik.B30])" office:value-type="string" office:string-value="UNCONVENTIONALITY" calcext:value-type="string">
            <text:p>UNCONVENTIONALITY</text:p>
          </table:table-cell>
          <table:table-cell table:style-name="ce112" table:formula="of:=IF([$grafik.E30]=&quot;&quot;;&quot;&quot;;[$grafik.E30])" office:value-type="float" office:value="2.75" calcext:value-type="float">
            <text:p>2.75</text:p>
          </table:table-cell>
          <table:table-cell table:number-columns-repeated="1021"/>
        </table:table-row>
        <table:table-row table:style-name="ro12">
          <table:covered-table-cell table:style-name="ce110" table:formula="of:=IF([$grafik.A31]=&quot;&quot;;&quot;&quot;;[$grafik.A31])">
            <text:p/>
          </table:covered-table-cell>
          <table:table-cell table:style-name="ce110" table:formula="of:=IF([$grafik.B31]=&quot;&quot;;&quot;&quot;;[$grafik.B31])">
            <text:p/>
          </table:table-cell>
          <table:table-cell table:style-name="ce112" table:formula="of:=IF([$grafik.E31]=&quot;&quot;;&quot;&quot;;[$grafik.E31])">
            <text:p/>
          </table:table-cell>
          <table:table-cell table:number-columns-repeated="1021"/>
        </table:table-row>
        <table:table-row table:style-name="ro12">
          <table:table-cell table:style-name="ce98" table:formula="of:=IF([$grafik.A32]=&quot;&quot;;&quot;&quot;;[$grafik.A32])">
            <text:p/>
          </table:table-cell>
          <table:table-cell table:style-name="ce98" table:formula="of:=IF([$grafik.B32]=&quot;&quot;;&quot;&quot;;[$grafik.B32])" office:value-type="string" office:string-value="(INTERSTITIAL FACET SCALE) ALTRUISM " calcext:value-type="string">
            <text:p>(INTERSTITIAL FACET SCALE) ALTRUISM </text:p>
          </table:table-cell>
          <table:table-cell table:style-name="ce113" table:formula="of:=IF([$grafik.E32]=&quot;&quot;;&quot;&quot;;[$grafik.E32])" office:value-type="float" office:value="2.5" calcext:value-type="float">
            <text:p>2.5</text:p>
          </table:table-cell>
          <table:table-cell table:number-columns-repeated="1021"/>
        </table:table-row>
        <table:table-row table:style-name="ro12">
          <table:table-cell table:formula="of:=IF([$grafik.A33]=&quot;&quot;;&quot;&quot;;[$grafik.A33])">
            <text:p/>
          </table:table-cell>
          <table:table-cell table:formula="of:=IF([$grafik.B33]=&quot;&quot;;&quot;&quot;;[$grafik.B33])">
            <text:p/>
          </table:table-cell>
          <table:table-cell table:formula="of:=IF([$grafik.E33]=&quot;&quot;;&quot;&quot;;[$grafik.E33])">
            <text:p/>
          </table:table-cell>
          <table:table-cell table:number-columns-repeated="1021"/>
        </table:table-row>
        <table:table-row table:style-name="ro12">
          <table:table-cell table:formula="of:=IF([$grafik.A34]=&quot;&quot;;&quot;&quot;;[$grafik.A34])">
            <text:p/>
          </table:table-cell>
          <table:table-cell table:formula="of:=IF([$grafik.B34]=&quot;&quot;;&quot;&quot;;[$grafik.B34])">
            <text:p/>
          </table:table-cell>
          <table:table-cell table:formula="of:=IF([$grafik.E34]=&quot;&quot;;&quot;&quot;;[$grafik.E34])">
            <text:p/>
          </table:table-cell>
          <table:table-cell table:number-columns-repeated="1021"/>
        </table:table-row>
        <table:table-row table:style-name="ro12">
          <table:table-cell table:formula="of:=IF([$grafik.A35]=&quot;&quot;;&quot;&quot;;[$grafik.A35])">
            <text:p/>
          </table:table-cell>
          <table:table-cell table:formula="of:=IF([$grafik.B35]=&quot;&quot;;&quot;&quot;;[$grafik.B35])">
            <text:p/>
          </table:table-cell>
          <table:table-cell table:formula="of:=IF([$grafik.E35]=&quot;&quot;;&quot;&quot;;[$grafik.E35])">
            <text:p/>
          </table:table-cell>
          <table:table-cell table:number-columns-repeated="1021"/>
        </table:table-row>
        <table:table-row table:style-name="ro12">
          <table:table-cell table:formula="of:=IF([$grafik.A36]=&quot;&quot;;&quot;&quot;;[$grafik.A36])">
            <text:p/>
          </table:table-cell>
          <table:table-cell table:formula="of:=IF([$grafik.B36]=&quot;&quot;;&quot;&quot;;[$grafik.B36])">
            <text:p/>
          </table:table-cell>
          <table:table-cell table:formula="of:=IF([$grafik.E36]=&quot;&quot;;&quot;&quot;;[$grafik.E36])">
            <text:p/>
          </table:table-cell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3" table:target-range-address="Database.A3:Database.K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egoe UI" svg:font-family="'Segoe UI'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number-style style:name="N155">
      <number:number number:decimal-places="0" loext:min-decimal-places="0" number:min-integer-digits="2"/>
    </number:number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 style:vertical-align="bottom"/>
      <style:text-properties fo:color="#000000" style:font-name="Calibri" fo:font-family="Calibri" fo:font-size="11pt" style:font-name-asian="Noto Sans" style:font-family-asian="'Noto Sans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34pt" fo:margin-right="50.34pt" style:first-page-number="continue" style:scale-to="100%" style:writing-mode="lr-tb"/>
      <style:header-style>
        <style:header-footer-properties fo:min-height="21.26pt" fo:margin-left="3.49pt" fo:margin-right="3.49pt" fo:margin-bottom="0pt"/>
      </style:header-style>
      <style:footer-style>
        <style:header-footer-properties fo:min-height="21.26pt" fo:margin-left="3.49pt" fo:margin-right="3.49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14:36:14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" style:display-name="PageStyle_jawaban peser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k" style:display-name="PageStyle_grafik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lah_20_data" style:display-name="PageStyle_olah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awaban_20_peserta_20_1" style:display-name="PageStyle_jawaban pesert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2" style:display-name="PageStyle_jawaban peserta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3" style:display-name="PageStyle_jawaban pesert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4" style:display-name="PageStyle_jawaban pesert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5" style:display-name="PageStyle_jawaban peserta 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444</meta:editing-cycles>
    <meta:creation-date>2018-06-26T10:19:00</meta:creation-date>
    <dc:date>2018-07-31T16:13:31.927000000</dc:date>
    <meta:generator>LibreOffice/6.0.5.2$Windows_x86 LibreOffice_project/54c8cbb85f300ac59db32fe8a675ff7683cd5a16</meta:generator>
    <meta:editing-duration>PT13H46M45S</meta:editing-duration>
    <meta:print-date>2018-07-30T13:34:10.562000000</meta:print-date>
    <meta:document-statistic meta:table-count="8" meta:cell-count="2794" meta:object-count="3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663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OlahdataHexa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sub deleterow


firstsel = thiscomponent.getcurrentselection.rangeaddress.startrow
secondsel = thiscomponent.getcurrentselection.rangeaddress.endrow

if firstsel&gt;2 or seconsel &gt;2 then
'msgbox firstsel 
'msgbox secondsel
endsel = secondsel-firstsel
oSheets = ThisComponent.getSheets()
  oSheet = oSheets.getByName("Database")
  oRows = oSheet.getRows()
  oRows.removeByIndex(firstsel, 1 + endsel) '
'The first number is the row index. Row 1 has index 0, so row 5 has index 4
'The second number is the number of rows to remove.
else 
	msgbox ("Pilih baris yang benar")
end if

end sub

Sub kembaliinputkuncijawaban
thiscomponent.sheets().getbyname("Database").getcellrangebyname("B3").string="TANGGAL TES"
thiscomponent.sheets().getbyname("olah data").getcellrangebyname("A38").value = 0
active = thiscomponent.sheets().getbyname("View Input")
thiscomponent.currentcontroller.setActiveSheet(active)

if ThisComponent.currentcontroller.showgrid = True then
	ThisComponent.currentcontroller.showgrid = False
end if
	
Thiscomponent.currentcontroller.ColumnRowHeaders = False

end sub

Sub PosisiPekerjaan

thiscomponent.sheets().getbyname("Posisi Pekerjaan").isvisible =True
active = thiscomponent.sheets().getbyname("Posisi Pekerjaan")
thiscomponent.currentcontroller.setActiveSheet(active)

End Sub

Sub kehasil


if ThisComponent.currentcontroller.showgrid = True then
  ThisComponent.currentcontroller.showgrid = False
end if

active = thiscomponent.sheets().getbyname("View Output")
thiscomponent.currentcontroller.setActiveSheet(active)


end sub

sub clearpesertaberikutnya

end sub

Sub kedatabase


active = thiscomponent.sheets().getbyname("Database")

Thiscomponent.currentcontroller.ColumnRowHeaders = True

if ThisComponent.currentcontroller.showgrid = False then
	ThisComponent.currentcontroller.showgrid = True
end if
thiscomponent.currentcontroller.setActiveSheet(active)
end sub

sub prosesdata

copypastejawabanpeserta
'insertdatabase
kehasil

End Sub
SUB TANDAdelete
if thiscomponent.sheets().getbyname("olah data").getcellrangebyname("A38").value = 1 then
thiscomponent.sheets().getbyname("Database").getcellrangebyname("B3").string="DELETE"
else
thiscomponent.sheets().getbyname("Database").getcellrangebyname("B3").string="TANGGAL TES"
end if
end sub


sub prosesdata2
if thiscomponent.sheets().getbyname("olah data").getcellrangebyname("A38").value = 1 then

deleterow
	
else 

copydatabasekeolahdata
copypasterjawabanpeserta2
copypastetransposekebawah

end if

end sub



sub prosesdata3

copypastejawabanpeserta
insertdatabase
pesertaberikutnya
msgbox ("Data sudah disimpan")

End sub

sub copypasterjawabanpeserta2
copy = thiscomponent.sheets().getbyname("olah data").getcellrangebyname("AO2:EJ2")
paste = thiscomponent.sheets().getbyname("jawaban peserta").getcellrangebyname("F2:DA2")
paste.dataarray = copy.dataarray

end sub

sub copypastejawabanpeserta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copypastejawabanpesertaonline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pesertaberikutnya

thiscomponent.sheets().getbyname("View Input").getcellrangebyname("B11:B30").clearcontents(1 or 2 or 4 or 8)
thiscomponent.sheets().getbyname("View Input").getcellrangebyname("F11:F30").clearcontents(1 or 2 or 4 or 8)
thiscomponent.sheets().getbyname("View Input").getcellrangebyname("J11:J30").clearcontents(1 or 2 or 4 or 8)
thiscomponent.sheets().getbyname("View Input").getcellrangebyname("N11:N30").clearcontents(1 or 2 or 4 or 8)
thiscomponent.sheets().getbyname("View Input").getcellrangebyname("R11:R30").clearcontents(1 or 2 or 4 or 8)

thiscomponent.sheets().getbyname("olah data").getcellrangebyname("AF2:EJ2").clearcontents(1 or 2 or 4 or 8)
thiscomponent.sheets().getbyname("olah data").getcellrangebyname("AF3:EJ3").clearcontents(1 or 2 or 4 or 8)
thiscomponent.sheets().getbyname("jawaban peserta").getcellrangebyname("B2:B101").clearcontents(1 or 2 or 4 or 8)
thiscomponent.sheets().getbyname("jawaban peserta").getcellrangebyname("F2:DA2").clearcontents(1 or 2 or 4 or 8)

end sub


sub insertdatabase
i = thiscomponent.sheets().getbyname("olah data").getcellrangebyname("AD2").value

copy = thiscomponent.sheets().getbyname("olah data").getcellrangebyname("AD2:EJ2")
paste = thiscomponent.sheets().getbyname("Database").getcellrangebyposition(0,i+2,110,i+2)
paste.dataarray=copy.dataarray
end sub

sub copydatabasekeolahdata
i = thiscomponent.getcurrentselection.celladdress.row
if i&gt;2  then
paste = thiscomponent.sheets().getbyname("olah data").getcellrangebyname("AD2:EJ2")
copy = thiscomponent.sheets().getbyname("Database").getcellrangebyposition(0,i,110,i)
paste.dataarray=copy.dataarray
Thiscomponent.currentcontroller.ColumnRowHeaders = False
kehasil
else 
msgbox ("Pilih baris yang benar")
end if
end sub

function copypastetranspose

for i=0 to 99
source= thiscomponent.sheets().getbyname("jawaban peserta").getcellbyposition(1,1+i).value
thiscomponent.sheets().getbyname("jawaban peserta").getcellbyposition(5+i,1).value = source

next i

end function

function copypastetransposekebawah

for i=0 to 99
source= thiscomponent.sheets().getbyname("jawaban peserta").getcellbyposition(5+i,1).value
thiscomponent.sheets().getbyname("jawaban peserta").getcellbyposition(1,i+1).value = source

next i

end function


Sub ExportToPDF()
   dim document as object
   dim dispatcher as object

	path1=DirectoryNameoutofPath(ThisComponent.getURL(),"/")
	path = path1 + "/DatabaseHexa.csv"
	Document = ThisComponent  'assigns the current document to the variable document
	Sheets = Document.Sheets  'get the container of all Sheets
	Sheet = Sheets.getByName("Database")   'get the sheet named EXPORT
	Document.CurrentController.setActiveSheet(Sheet)
	Dim Propval(1) as New com.sun.star.beans.PropertyValue
	Propval(0).Name = "FilterName"
	Propval(0).Value = "Text - txt - csv (StarCalc)"
	Propval(1).Name = "FilterOptions"
	Propval(1).Value ="44,34,0,1,1"   'ASCII  44 = ,  34 = "
	
	'FileName = "c:\users\fjcc\Desktop\TestFile.csv"  'Change to whatever file name you want
	FileURL = convertToURL(path)
	Document.StoreToURL(FileURL, Propval())
End Sub


Sub locked
Countsheet = thiscomponent.sheets().count
for i=0 to 9
locksheet = thiscomponent.sheets(i).Protect(passwd)
next i
' msgbox  thiscomponent.sheets(3).isprotected
End Sub


Sub lockeddoc

locksheet = thiscomponent.Protect(passwd)

' msgbox  thiscomponent.sheets(3).isprotected
End Sub


Sub unlockeddoc

locksheet = thiscomponent.unProtect(passwd)

' msgbox  thiscomponent.sheets(3).isprotected
End Sub


Sub unlocked
Countsheet = thiscomponent.sheets().count
for i=0 to Countsheet-1
locksheet = thiscomponent.sheets(i).Unprotect(passwd)

next i
End Sub

function passwd 
passwd = "garuda"
end function

sub showgrid

'ThisComponent.sheets().getbyname("Database").showgrid = True
ThisComponent.currentcontroller.showgrid = True
end sub
</script:module>
</file>

<file path=Basic/OlahdataHexa/script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Dialogs/OlahdataHexa/dialog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stacked="true" chart:vertical="true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9.825cm" svg:height="9.474cm" xlink:href=".." xlink:type="simple" chart:class="chart:bar" chart:style-name="ch1">
        <chart:title svg:x="8.963cm" svg:y="0.325cm" chart:style-name="ch2">
          <text:p>HEXACO</text:p>
        </chart:title>
        <chart:subtitle svg:x="0cm" svg:y="0cm" chart:style-name="ch3">
          <text:p/>
        </chart:subtitle>
        <chart:legend chart:legend-position="bottom" svg:x="4.705cm" svg:y="8.954cm" style:legend-expansion="wide" chart:style-name="ch4"/>
        <chart:plot-area chart:style-name="ch5" table:cell-range-address="grafik.A2:grafik.E32 grafik.F2:grafik.H33" chart:data-source-has-labels="column" svg:x="0.396cm" svg:y="1.313cm" svg:width="19.033cm" svg:height="7.268cm">
          <chartooo:coordinate-region svg:x="7.346cm" svg:y="1.313cm" svg:width="11.883cm" svg:height="6.85cm"/>
          <chart:axis chart:dimension="x" chart:name="primary-x" chart:style-name="ch6" chartooo:axis-type="auto">
            <chartooo:date-scale/>
            <chart:categories table:cell-range-address="grafik.A2:grafik.B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fik.C2:grafik.C32" chart:class="chart:bar">
            <chart:data-point chart:repeated="31"/>
          </chart:series>
          <chart:series chart:style-name="ch10" chart:values-cell-range-address="grafik.D2:grafik.D32" chart:class="chart:bar">
            <chart:data-point chart:repeated="31"/>
          </chart:series>
          <chart:series chart:style-name="ch11" chart:values-cell-range-address="grafik.E2:grafik.E32" chart:class="chart:bar">
            <chart:data-point chart:repeated="31"/>
          </chart:series>
          <chart:series chart:style-name="ch12" chart:values-cell-range-address="grafik.F2:grafik.F33" chart:class="chart:bar">
            <chart:data-point chart:repeated="32"/>
          </chart:series>
          <chart:series chart:style-name="ch13" chart:values-cell-range-address="grafik.G2:grafik.G33" chart:class="chart:bar">
            <chart:data-point chart:repeated="32"/>
          </chart:series>
          <chart:series chart:style-name="ch14" chart:values-cell-range-address="grafik.H2:grafik.H33" chart:class="chart:bar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HONESTY AND HUMILITY SINCERITY</text:p>
                <text:list>
                  <text:list-item>
                    <text:p>HONESTY AND HUMILITY</text:p>
                  </text:list-item>
                  <text:list-item>
                    <text:p>SINCERITY</text:p>
                  </text:list-item>
                </text:list>
                <draw:g>
                  <svg:desc>grafik.A2:grafik.B32</svg:desc>
                </draw:g>
              </table:table-cell>
              <table:table-cell office:value-type="float" office:value="NaN">
                <text:p>NaN</text:p>
                <draw:g>
                  <svg:desc>grafik.C2:grafik.C32</svg:desc>
                </draw:g>
              </table:table-cell>
              <table:table-cell office:value-type="float" office:value="NaN">
                <text:p>NaN</text:p>
                <draw:g>
                  <svg:desc>grafik.D2:grafik.D32</svg:desc>
                </draw:g>
              </table:table-cell>
              <table:table-cell office:value-type="float" office:value="3">
                <text:p>3</text:p>
                <draw:g>
                  <svg:desc>grafik.E2:grafik.E32</svg:desc>
                </draw:g>
              </table:table-cell>
              <table:table-cell office:value-type="float" office:value="NaN">
                <text:p>NaN</text:p>
                <draw:g>
                  <svg:desc>grafik.F2:grafik.F33</svg:desc>
                </draw:g>
              </table:table-cell>
              <table:table-cell office:value-type="float" office:value="NaN">
                <text:p>NaN</text:p>
                <draw:g>
                  <svg:desc>grafik.G2:grafik.G33</svg:desc>
                </draw:g>
              </table:table-cell>
              <table:table-cell office:value-type="float" office:value="NaN">
                <text:p>NaN</text:p>
                <draw:g>
                  <svg:desc>grafik.H2:grafik.H33</svg:desc>
                </draw:g>
              </table:table-cell>
            </table:table-row>
            <table:table-row>
              <table:table-cell office:value-type="string">
                <text:p>HON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bce4e5"/>
    </style:style>
    <style:style style:name="ch2" style:family="chart">
      <style:chart-properties style:rotation-angle="0"/>
      <style:graphic-properties svg:stroke-width="0.254cm"/>
      <style:text-properties fo:color="#000000" fo:font-size="20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000000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gap-width="50" chart:overlap="10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3465a4" chart:link-data-style-to-source="true" chart:data-label-number="value" chart:data-label-text="false" chart:data-label-symbol="false" chart:label-position="right"/>
      <style:graphic-properties draw:fill-color="#000000"/>
      <style:text-properties fo:font-size="12pt" style:font-size-asian="10pt" style:font-size-complex="10pt"/>
    </style:style>
    <style:style style:name="ch10" style:family="chart">
      <style:chart-properties chart:solid-type="cuboid"/>
      <style:graphic-properties draw:fill-color="#9c4a94"/>
    </style:style>
    <style:style style:name="ch11" style:family="chart">
      <style:chart-properties chart:solid-type="cuboid"/>
      <style:graphic-properties draw:fill-color="#1c94ac"/>
    </style:style>
    <style:style style:name="ch12" style:family="chart">
      <style:chart-properties chart:solid-type="cuboid"/>
      <style:graphic-properties draw:fill-color="#acd728"/>
    </style:style>
    <style:style style:name="ch13" style:family="chart">
      <style:chart-properties chart:solid-type="cuboid"/>
      <style:graphic-properties draw:fill-color="#e1b50e"/>
    </style:style>
    <style:style style:name="ch14" style:family="chart">
      <style:chart-properties chart:solid-type="cuboid"/>
      <style:graphic-properties draw:fill-color="#d8450f"/>
    </style:style>
    <style:style style:name="ch15" style:family="chart">
      <style:chart-properties chart:solid-type="cuboid"/>
      <style:graphic-properties draw:fill-color="#d34000"/>
    </style:style>
    <style:style style:name="ch16" style:family="chart">
      <style:graphic-properties draw:stroke="solid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7.315cm" svg:height="32.503cm" xlink:href=".." xlink:type="simple" chart:class="chart:bar" chart:style-name="ch1">
        <chart:title svg:x="15.768cm" svg:y="0.892cm" chart:style-name="ch2">
          <text:p>Grafik Karakter</text:p>
        </chart:title>
        <chart:plot-area chart:style-name="ch3" table:cell-range-address="'View Output'.A14:'View Output'.C45" chart:data-source-has-labels="both" svg:x="1.798cm" svg:y="2.742cm" svg:width="34.665cm" svg:height="28.072cm">
          <chartooo:coordinate-region svg:x="16.563cm" svg:y="2.742cm" svg:width="19.528cm" svg:height="27.24cm"/>
          <chart:axis chart:dimension="x" chart:name="primary-x" chart:style-name="ch4" chartooo:axis-type="auto">
            <chartooo:date-scale/>
            <chart:title svg:x="0.348cm" svg:y="17.648cm" chart:style-name="ch5">
              <text:p>Karakter</text:p>
            </chart:title>
            <chart:categories table:cell-range-address="'View Output'.A15:'View Output'.B45"/>
          </chart:axis>
          <chart:axis chart:dimension="y" chart:name="primary-y" chart:style-name="ch6">
            <chart:title svg:x="35.283cm" svg:y="31.028cm" chart:style-name="ch7">
              <text:p>Skor</text:p>
            </chart:title>
            <chart:grid chart:style-name="ch8" chart:class="major"/>
          </chart:axis>
          <chart:series chart:style-name="ch9" chart:values-cell-range-address="'View Output'.C15:'View Output'.C45" chart:label-cell-address="'View Output'.C14:'View Output'.C14" chart:class="chart:bar">
            <chart:data-point chart:style-name="ch10" chart:repeated="4"/>
            <chart:data-point/>
            <chart:data-point chart:style-name="ch11" chart:repeated="4"/>
            <chart:data-point/>
            <chart:data-point chart:style-name="ch12" chart:repeated="4"/>
            <chart:data-point/>
            <chart:data-point chart:style-name="ch13" chart:repeated="4"/>
            <chart:data-point/>
            <chart:data-point chart:style-name="ch14" chart:repeated="4"/>
            <chart:data-point chart:repeated="6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View Output'.C14:'View Output'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NESTY AND HUMILITY SINCERITY</text:p>
                <text:list>
                  <text:list-item>
                    <text:p>HONESTY AND HUMILITY</text:p>
                  </text:list-item>
                  <text:list-item>
                    <text:p>SINCERITY</text:p>
                  </text:list-item>
                </text:list>
                <draw:g>
                  <svg:desc>'View Output'.A15:'View Output'.B45</svg:desc>
                </draw:g>
              </table:table-cell>
              <table:table-cell office:value-type="float" office:value="3">
                <text:p>3</text:p>
                <draw:g>
                  <svg:desc>'View Output'.C15:'View Output'.C45</svg:desc>
                </draw:g>
              </table:table-cell>
            </table:table-row>
            <table:table-row>
              <table:table-cell office:value-type="string">
                <text:p>HON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ON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HON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HON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